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163861.44" calcext:value-type="float">
            <text:p>163861,44</text:p>
          </table:table-cell>
          <table:table-cell table:formula="of:=[.G115]" office:value-type="float" office:value="108772.54" calcext:value-type="float">
            <text:p>108772,54</text:p>
          </table:table-cell>
          <table:table-cell table:formula="of:=[.L115]" office:value-type="float" office:value="83068.02" calcext:value-type="float">
            <text:p>83068,02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6.328" calcext:value-type="float">
            <text:p>6,328</text:p>
          </table:table-cell>
          <table:table-cell table:formula="of:=[.H115]" office:value-type="float" office:value="9.03" calcext:value-type="float">
            <text:p>9,03</text:p>
          </table:table-cell>
          <table:table-cell table:formula="of:=[.M115]" office:value-type="float" office:value="5.75" calcext:value-type="float">
            <text:p>5,75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0.7" calcext:value-type="float">
            <text:p>0,7</text:p>
          </table:table-cell>
          <table:table-cell table:formula="of:=[.I115]" office:value-type="float" office:value="1.7" calcext:value-type="float">
            <text:p>1,7</text:p>
          </table:table-cell>
          <table:table-cell table:formula="of:=[.N115]" office:value-type="float" office:value="2.408" calcext:value-type="float">
            <text:p>2,408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541172.267141219" calcext:value-type="float">
            <text:p>541172,267141219</text:p>
          </table:table-cell>
          <table:table-cell table:formula="of:=[.G116]" office:value-type="float" office:value="19571.1603715365" calcext:value-type="float">
            <text:p>19571,1603715365</text:p>
          </table:table-cell>
          <table:table-cell table:formula="of:=[.L116]" office:value-type="float" office:value="24160.932747301" calcext:value-type="float">
            <text:p>24160,932747301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0.780779098080885" calcext:value-type="float">
            <text:p>0,780779098080885</text:p>
          </table:table-cell>
          <table:table-cell table:formula="of:=[.H116]" office:value-type="float" office:value="1.90685605120051" calcext:value-type="float">
            <text:p>1,90685605120051</text:p>
          </table:table-cell>
          <table:table-cell table:formula="of:=[.M116]" office:value-type="float" office:value="0.581807528311554" calcext:value-type="float">
            <text:p>0,581807528311554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271293199325011" calcext:value-type="float">
            <text:p>0,0271293199325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74915.84" calcext:value-type="float">
            <text:p>74915,84</text:p>
          </table:table-cell>
          <table:table-cell table:formula="of:=[.G225]" office:value-type="float" office:value="126093" calcext:value-type="float">
            <text:p>126093</text:p>
          </table:table-cell>
          <table:table-cell table:formula="of:=[.L225]" office:value-type="float" office:value="64712.54" calcext:value-type="float">
            <text:p>64712,54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12.426" calcext:value-type="float">
            <text:p>12,426</text:p>
          </table:table-cell>
          <table:table-cell table:formula="of:=[.H225]" office:value-type="float" office:value="20.958" calcext:value-type="float">
            <text:p>20,958</text:p>
          </table:table-cell>
          <table:table-cell table:formula="of:=[.M225]" office:value-type="float" office:value="11.388" calcext:value-type="float">
            <text:p>11,38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1.8" calcext:value-type="float">
            <text:p>1,8</text:p>
          </table:table-cell>
          <table:table-cell table:formula="of:=[.I225]" office:value-type="float" office:value="1.7" calcext:value-type="float">
            <text:p>1,7</text:p>
          </table:table-cell>
          <table:table-cell table:formula="of:=[.N225]" office:value-type="float" office:value="3.2" calcext:value-type="float">
            <text:p>3,2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13797.3474977765" calcext:value-type="float">
            <text:p>13797,3474977765</text:p>
          </table:table-cell>
          <table:table-cell table:formula="of:=[.G226]" office:value-type="float" office:value="23589.3118907695" calcext:value-type="float">
            <text:p>23589,3118907695</text:p>
          </table:table-cell>
          <table:table-cell table:formula="of:=[.L226]" office:value-type="float" office:value="24878.4535493748" calcext:value-type="float">
            <text:p>24878,4535493748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1.47645656895149" calcext:value-type="float">
            <text:p>1,47645656895149</text:p>
          </table:table-cell>
          <table:table-cell table:formula="of:=[.H226]" office:value-type="float" office:value="1.95100896973848" calcext:value-type="float">
            <text:p>1,95100896973848</text:p>
          </table:table-cell>
          <table:table-cell table:formula="of:=[.M226]" office:value-type="float" office:value="1.76029997443617" calcext:value-type="float">
            <text:p>1,76029997443617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66164.32" calcext:value-type="float">
            <text:p>66164,32</text:p>
          </table:table-cell>
          <table:table-cell table:formula="of:=[.G340]" office:value-type="float" office:value="151666.98" calcext:value-type="float">
            <text:p>151666,98</text:p>
          </table:table-cell>
          <table:table-cell table:formula="of:=[.L340]" office:value-type="float" office:value="58889.86" calcext:value-type="float">
            <text:p>58889,86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23.908" calcext:value-type="float">
            <text:p>23,908</text:p>
          </table:table-cell>
          <table:table-cell table:formula="of:=[.H340]" office:value-type="float" office:value="41.252" calcext:value-type="float">
            <text:p>41,252</text:p>
          </table:table-cell>
          <table:table-cell table:formula="of:=[.M340]" office:value-type="float" office:value="21.836" calcext:value-type="float">
            <text:p>21,83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6.658" calcext:value-type="float">
            <text:p>6,658</text:p>
          </table:table-cell>
          <table:table-cell table:formula="of:=[.I340]" office:value-type="float" office:value="1.7" calcext:value-type="float">
            <text:p>1,7</text:p>
          </table:table-cell>
          <table:table-cell table:formula="of:=[.N340]" office:value-type="float" office:value="10.14" calcext:value-type="float">
            <text:p>10,14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17195.2032130359" calcext:value-type="float">
            <text:p>17195,2032130359</text:p>
          </table:table-cell>
          <table:table-cell table:formula="of:=[.G341]" office:value-type="float" office:value="98434.9824244389" calcext:value-type="float">
            <text:p>98434,9824244389</text:p>
          </table:table-cell>
          <table:table-cell table:formula="of:=[.L341]" office:value-type="float" office:value="18996.5183947059" calcext:value-type="float">
            <text:p>18996,5183947059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2.67498336443425" calcext:value-type="float">
            <text:p>2,67498336443425</text:p>
          </table:table-cell>
          <table:table-cell table:formula="of:=[.H341]" office:value-type="float" office:value="2.74074734333539" calcext:value-type="float">
            <text:p>2,74074734333539</text:p>
          </table:table-cell>
          <table:table-cell table:formula="of:=[.M341]" office:value-type="float" office:value="2.70368341341955" calcext:value-type="float">
            <text:p>2,70368341341955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0493558507170125" calcext:value-type="float">
            <text:p>0,049355850717013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89897948556634" calcext:value-type="float">
            <text:p>0,04898979485566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71787.2" calcext:value-type="float">
            <text:p>71787,2</text:p>
          </table:table-cell>
          <table:table-cell table:formula="of:=[.G455]" office:value-type="float" office:value="120171.58" calcext:value-type="float">
            <text:p>120171,58</text:p>
          </table:table-cell>
          <table:table-cell table:formula="of:=[.L455]" office:value-type="float" office:value="46352.26" calcext:value-type="float">
            <text:p>46352,26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48.07" calcext:value-type="float">
            <text:p>48,07</text:p>
          </table:table-cell>
          <table:table-cell table:formula="of:=[.H455]" office:value-type="float" office:value="77.18" calcext:value-type="float">
            <text:p>77,18</text:p>
          </table:table-cell>
          <table:table-cell table:formula="of:=[.M455]" office:value-type="float" office:value="37.874" calcext:value-type="float">
            <text:p>37,874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8.41999999999999" calcext:value-type="float">
            <text:p>8,41999999999999</text:p>
          </table:table-cell>
          <table:table-cell table:formula="of:=[.I455]" office:value-type="float" office:value="1.7" calcext:value-type="float">
            <text:p>1,7</text:p>
          </table:table-cell>
          <table:table-cell table:formula="of:=[.N455]" office:value-type="float" office:value="8.10600000000001" calcext:value-type="float">
            <text:p>8,10600000000001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6423.189028931" calcext:value-type="float">
            <text:p>16423,189028931</text:p>
          </table:table-cell>
          <table:table-cell table:formula="of:=[.G456]" office:value-type="float" office:value="30123.8075801118" calcext:value-type="float">
            <text:p>30123,8075801118</text:p>
          </table:table-cell>
          <table:table-cell table:formula="of:=[.L456]" office:value-type="float" office:value="14110.1216930401" calcext:value-type="float">
            <text:p>14110,1216930401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1.91575050567656" calcext:value-type="float">
            <text:p>1,91575050567656</text:p>
          </table:table-cell>
          <table:table-cell table:formula="of:=[.H456]" office:value-type="float" office:value="11.4430590315702" calcext:value-type="float">
            <text:p>11,4430590315702</text:p>
          </table:table-cell>
          <table:table-cell table:formula="of:=[.M456]" office:value-type="float" office:value="2.93699233911156" calcext:value-type="float">
            <text:p>2,93699233911156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0399999999999998" calcext:value-type="float">
            <text:p>0,04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237486841740758" calcext:value-type="float">
            <text:p>0,023748684174076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142819.72" calcext:value-type="float">
            <text:p>142819,72</text:p>
          </table:table-cell>
          <table:table-cell table:formula="of:=[.G570]" office:value-type="float" office:value="110884.88" calcext:value-type="float">
            <text:p>110884,88</text:p>
          </table:table-cell>
          <table:table-cell table:formula="of:=[.L570]" office:value-type="float" office:value="43974.8" calcext:value-type="float">
            <text:p>43974,8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68.944" calcext:value-type="float">
            <text:p>68,944</text:p>
          </table:table-cell>
          <table:table-cell table:formula="of:=[.H570]" office:value-type="float" office:value="99.58" calcext:value-type="float">
            <text:p>99,58</text:p>
          </table:table-cell>
          <table:table-cell table:formula="of:=[.M570]" office:value-type="float" office:value="63.462" calcext:value-type="float">
            <text:p>63,462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8.5" calcext:value-type="float">
            <text:p>8,5</text:p>
          </table:table-cell>
          <table:table-cell table:formula="of:=[.I570]" office:value-type="float" office:value="1.7" calcext:value-type="float">
            <text:p>1,7</text:p>
          </table:table-cell>
          <table:table-cell table:formula="of:=[.N570]" office:value-type="float" office:value="7" calcext:value-type="float">
            <text:p>7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263155.564491427" calcext:value-type="float">
            <text:p>263155,564491427</text:p>
          </table:table-cell>
          <table:table-cell table:formula="of:=[.G571]" office:value-type="float" office:value="37393.4148842493" calcext:value-type="float">
            <text:p>37393,4148842493</text:p>
          </table:table-cell>
          <table:table-cell table:formula="of:=[.L571]" office:value-type="float" office:value="14515.8278317153" calcext:value-type="float">
            <text:p>14515,8278317153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4.17938560077914" calcext:value-type="float">
            <text:p>4,17938560077914</text:p>
          </table:table-cell>
          <table:table-cell table:formula="of:=[.H571]" office:value-type="float" office:value="0.695413546028548" calcext:value-type="float">
            <text:p>0,695413546028548</text:p>
          </table:table-cell>
          <table:table-cell table:formula="of:=[.M571]" office:value-type="float" office:value="2.70435870401839" calcext:value-type="float">
            <text:p>2,70435870401839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" calcext:value-type="float">
            <text:p>0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8860862" calcext:value-type="float">
            <text:p>28860862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14680" calcext:value-type="float">
            <text:p>11468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8157377" calcext:value-type="float">
            <text:p>48157377</text:p>
          </table:table-cell>
          <table:table-cell office:value-type="float" office:value="13.3" calcext:value-type="float">
            <text:p>13,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0217" calcext:value-type="float">
            <text:p>440217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5300" calcext:value-type="float">
            <text:p>1653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7329" calcext:value-type="float">
            <text:p>427329</text:p>
          </table:table-cell>
          <table:table-cell office:value-type="float" office:value="17" calcext:value-type="float">
            <text:p>1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179" calcext:value-type="float">
            <text:p>338179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32110" calcext:value-type="float">
            <text:p>232110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327117" calcext:value-type="float">
            <text:p>327117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9697" calcext:value-type="float">
            <text:p>319697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2297" calcext:value-type="float">
            <text:p>142297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6329" calcext:value-type="float">
            <text:p>256329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1709" calcext:value-type="float">
            <text:p>41170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8986" calcext:value-type="float">
            <text:p>14898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6032" calcext:value-type="float">
            <text:p>306032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0014" calcext:value-type="float">
            <text:p>390014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15937" calcext:value-type="float">
            <text:p>21593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9177" calcext:value-type="float">
            <text:p>389177</text:p>
          </table:table-cell>
          <table:table-cell office:value-type="float" office:value="7.9" calcext:value-type="float">
            <text:p>7,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071" calcext:value-type="float">
            <text:p>19707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8185" calcext:value-type="float">
            <text:p>88185</text:p>
          </table:table-cell>
          <table:table-cell office:value-type="float" office:value="6.9" calcext:value-type="float">
            <text:p>6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3620" calcext:value-type="float">
            <text:p>133620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346" calcext:value-type="float">
            <text:p>210346</text:p>
          </table:table-cell>
          <table:table-cell office:value-type="float" office:value="7.9" calcext:value-type="float">
            <text:p>7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5808" calcext:value-type="float">
            <text:p>9580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6659" calcext:value-type="float">
            <text:p>116659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447" calcext:value-type="float">
            <text:p>193447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6204" calcext:value-type="float">
            <text:p>136204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3597" calcext:value-type="float">
            <text:p>153597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491" calcext:value-type="float">
            <text:p>21949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9590" calcext:value-type="float">
            <text:p>895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706" calcext:value-type="float">
            <text:p>10470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770" calcext:value-type="float">
            <text:p>19577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9079" calcext:value-type="float">
            <text:p>8907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10" calcext:value-type="float">
            <text:p>51910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305" calcext:value-type="float">
            <text:p>13230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1134" calcext:value-type="float">
            <text:p>16113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062" calcext:value-type="float">
            <text:p>74062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6605" calcext:value-type="float">
            <text:p>20660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6901" calcext:value-type="float">
            <text:p>9690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78" calcext:value-type="float">
            <text:p>61478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129" calcext:value-type="float">
            <text:p>47212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1440" calcext:value-type="float">
            <text:p>121440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039" calcext:value-type="float">
            <text:p>96039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496" calcext:value-type="float">
            <text:p>14049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7348" calcext:value-type="float">
            <text:p>127348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5171" calcext:value-type="float">
            <text:p>115171</text:p>
          </table:table-cell>
          <table:table-cell office:value-type="float" office:value="5.9" calcext:value-type="float">
            <text:p>5,9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5972" calcext:value-type="float">
            <text:p>185972</text:p>
          </table:table-cell>
          <table:table-cell office:value-type="float" office:value="6.9" calcext:value-type="float">
            <text:p>6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9419" calcext:value-type="float">
            <text:p>129419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996" calcext:value-type="float">
            <text:p>110996</text:p>
          </table:table-cell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716" calcext:value-type="float">
            <text:p>97716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5366" calcext:value-type="float">
            <text:p>105366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921" calcext:value-type="float">
            <text:p>98921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213" calcext:value-type="float">
            <text:p>93213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12921" calcext:value-type="float">
            <text:p>11292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58" calcext:value-type="float">
            <text:p>61858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880" calcext:value-type="float">
            <text:p>141880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31426" calcext:value-type="float">
            <text:p>131426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384" calcext:value-type="float">
            <text:p>70384</text:p>
          </table:table-cell>
          <table:table-cell office:value-type="float" office:value="14" calcext:value-type="float">
            <text:p>1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81" calcext:value-type="float">
            <text:p>8568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0349" calcext:value-type="float">
            <text:p>10034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647" calcext:value-type="float">
            <text:p>90647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097" calcext:value-type="float">
            <text:p>103097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86696" calcext:value-type="float">
            <text:p>86696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831" calcext:value-type="float">
            <text:p>96831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338" calcext:value-type="float">
            <text:p>126338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6510" calcext:value-type="float">
            <text:p>9651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562" calcext:value-type="float">
            <text:p>64562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91" calcext:value-type="float">
            <text:p>80691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3295" calcext:value-type="float">
            <text:p>123295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42" calcext:value-type="float">
            <text:p>58042</text:p>
          </table:table-cell>
          <table:table-cell office:value-type="float" office:value="5.9" calcext:value-type="float">
            <text:p>5,9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280" calcext:value-type="float">
            <text:p>89280</text:p>
          </table:table-cell>
          <table:table-cell office:value-type="float" office:value="5.9" calcext:value-type="float">
            <text:p>5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9354" calcext:value-type="float">
            <text:p>109354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56" calcext:value-type="float">
            <text:p>55856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716" calcext:value-type="float">
            <text:p>87716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0695" calcext:value-type="float">
            <text:p>10069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016" calcext:value-type="float">
            <text:p>61016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42" calcext:value-type="float">
            <text:p>79642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80690" calcext:value-type="float">
            <text:p>80690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541" calcext:value-type="float">
            <text:p>59541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969" calcext:value-type="float">
            <text:p>86969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4876" calcext:value-type="float">
            <text:p>94876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4484" calcext:value-type="float">
            <text:p>194484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529" calcext:value-type="float">
            <text:p>89529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2535" calcext:value-type="float">
            <text:p>10253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235" calcext:value-type="float">
            <text:p>104235</text:p>
          </table:table-cell>
          <table:table-cell office:value-type="float" office:value="9" calcext:value-type="float">
            <text:p>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34" calcext:value-type="float">
            <text:p>60034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0485" calcext:value-type="float">
            <text:p>10048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043" calcext:value-type="float">
            <text:p>79043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876" calcext:value-type="float">
            <text:p>114876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29918" calcext:value-type="float">
            <text:p>12991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6393" calcext:value-type="float">
            <text:p>136393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35" calcext:value-type="float">
            <text:p>83035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09759" calcext:value-type="float">
            <text:p>109759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7791" calcext:value-type="float">
            <text:p>197791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642" calcext:value-type="float">
            <text:p>83642</text:p>
          </table:table-cell>
          <table:table-cell office:value-type="float" office:value="5.9" calcext:value-type="float">
            <text:p>5,9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94854" calcext:value-type="float">
            <text:p>94854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220" calcext:value-type="float">
            <text:p>59220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440" calcext:value-type="float">
            <text:p>11644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369" calcext:value-type="float">
            <text:p>10136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197" calcext:value-type="float">
            <text:p>87197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55" calcext:value-type="float">
            <text:p>8515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9905" calcext:value-type="float">
            <text:p>119905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9445" calcext:value-type="float">
            <text:p>129445</text:p>
          </table:table-cell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76" calcext:value-type="float">
            <text:p>6047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6647" calcext:value-type="float">
            <text:p>9664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58" calcext:value-type="float">
            <text:p>54358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480" calcext:value-type="float">
            <text:p>7848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66417" calcext:value-type="float">
            <text:p>6641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909" calcext:value-type="float">
            <text:p>89909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854" calcext:value-type="float">
            <text:p>5785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0933" calcext:value-type="float">
            <text:p>14093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920" calcext:value-type="float">
            <text:p>55920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123" calcext:value-type="float">
            <text:p>8912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6453" calcext:value-type="float">
            <text:p>116453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0568" calcext:value-type="float">
            <text:p>150568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654" calcext:value-type="float">
            <text:p>90654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5173" calcext:value-type="float">
            <text:p>85173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498" calcext:value-type="float">
            <text:p>88498</text:p>
          </table:table-cell>
          <table:table-cell office:value-type="float" office:value="5.9" calcext:value-type="float">
            <text:p>5,9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261" calcext:value-type="float">
            <text:p>8326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390" calcext:value-type="float">
            <text:p>95390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842" calcext:value-type="float">
            <text:p>7184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664" calcext:value-type="float">
            <text:p>88664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3743" calcext:value-type="float">
            <text:p>12374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924" calcext:value-type="float">
            <text:p>117924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546" calcext:value-type="float">
            <text:p>8854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3480" calcext:value-type="float">
            <text:p>153480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751" calcext:value-type="float">
            <text:p>49751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45" calcext:value-type="float">
            <text:p>8014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042" calcext:value-type="float">
            <text:p>10004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682" calcext:value-type="float">
            <text:p>9168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65" calcext:value-type="float">
            <text:p>83865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3758" calcext:value-type="float">
            <text:p>10375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33" calcext:value-type="float">
            <text:p>52033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74" calcext:value-type="float">
            <text:p>8457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3939" calcext:value-type="float">
            <text:p>13393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527" calcext:value-type="float">
            <text:p>96527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378" calcext:value-type="float">
            <text:p>8437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326" calcext:value-type="float">
            <text:p>101326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248" calcext:value-type="float">
            <text:p>101248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436" calcext:value-type="float">
            <text:p>8043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5814" calcext:value-type="float">
            <text:p>8581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532" calcext:value-type="float">
            <text:p>8253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76" calcext:value-type="float">
            <text:p>67876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786" calcext:value-type="float">
            <text:p>10078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125" calcext:value-type="float">
            <text:p>1041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75" calcext:value-type="float">
            <text:p>8127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7341" calcext:value-type="float">
            <text:p>117341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96" calcext:value-type="float">
            <text:p>57096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57" calcext:value-type="float">
            <text:p>7455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6631" calcext:value-type="float">
            <text:p>156631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32" calcext:value-type="float">
            <text:p>67332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590" calcext:value-type="float">
            <text:p>8059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7209" calcext:value-type="float">
            <text:p>137209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279" calcext:value-type="float">
            <text:p>82279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41" calcext:value-type="float">
            <text:p>7454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8245" calcext:value-type="float">
            <text:p>118245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8634" calcext:value-type="float">
            <text:p>11863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19" calcext:value-type="float">
            <text:p>83019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407" calcext:value-type="float">
            <text:p>94407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985" calcext:value-type="float">
            <text:p>7198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915" calcext:value-type="float">
            <text:p>8591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7286" calcext:value-type="float">
            <text:p>10728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555" calcext:value-type="float">
            <text:p>8455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693" calcext:value-type="float">
            <text:p>107693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2020" calcext:value-type="float">
            <text:p>15202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590" calcext:value-type="float">
            <text:p>79590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479" calcext:value-type="float">
            <text:p>107479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7868" calcext:value-type="float">
            <text:p>127868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3533" calcext:value-type="float">
            <text:p>143533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912" calcext:value-type="float">
            <text:p>83912</text:p>
          </table:table-cell>
          <table:table-cell office:value-type="float" office:value="7.9" calcext:value-type="float">
            <text:p>7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2431" calcext:value-type="float">
            <text:p>10243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150" calcext:value-type="float">
            <text:p>83150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02" calcext:value-type="float">
            <text:p>8450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1318" calcext:value-type="float">
            <text:p>131318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2691" calcext:value-type="float">
            <text:p>122691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308" calcext:value-type="float">
            <text:p>9930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9849" calcext:value-type="float">
            <text:p>99849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38" calcext:value-type="float">
            <text:p>65238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847" calcext:value-type="float">
            <text:p>94847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0605" calcext:value-type="float">
            <text:p>9060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851" calcext:value-type="float">
            <text:p>51851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77" calcext:value-type="float">
            <text:p>9447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6681" calcext:value-type="float">
            <text:p>9668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0354" calcext:value-type="float">
            <text:p>120354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467" calcext:value-type="float">
            <text:p>9946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16719" calcext:value-type="float">
            <text:p>116719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732" calcext:value-type="float">
            <text:p>102732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41" calcext:value-type="float">
            <text:p>81141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5301" calcext:value-type="float">
            <text:p>105301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299" calcext:value-type="float">
            <text:p>53299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56" calcext:value-type="float">
            <text:p>9765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1022" calcext:value-type="float">
            <text:p>10102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883" calcext:value-type="float">
            <text:p>82883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58" calcext:value-type="float">
            <text:p>8015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6854" calcext:value-type="float">
            <text:p>86854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832" calcext:value-type="float">
            <text:p>56832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860" calcext:value-type="float">
            <text:p>151860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2197" calcext:value-type="float">
            <text:p>132197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0233" calcext:value-type="float">
            <text:p>130233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261" calcext:value-type="float">
            <text:p>10326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387" calcext:value-type="float">
            <text:p>95387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794" calcext:value-type="float">
            <text:p>83794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34" calcext:value-type="float">
            <text:p>8303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0435" calcext:value-type="float">
            <text:p>10043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896" calcext:value-type="float">
            <text:p>90896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612" calcext:value-type="float">
            <text:p>9361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414" calcext:value-type="float">
            <text:p>95414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609" calcext:value-type="float">
            <text:p>65609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92" calcext:value-type="float">
            <text:p>7619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5040" calcext:value-type="float">
            <text:p>105040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888" calcext:value-type="float">
            <text:p>6888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552" calcext:value-type="float">
            <text:p>9355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4120" calcext:value-type="float">
            <text:p>94120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123" calcext:value-type="float">
            <text:p>80123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102" calcext:value-type="float">
            <text:p>93102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722" calcext:value-type="float">
            <text:p>14472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9011" calcext:value-type="float">
            <text:p>139011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75" calcext:value-type="float">
            <text:p>81175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0502" calcext:value-type="float">
            <text:p>120502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40" calcext:value-type="float">
            <text:p>80240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686" calcext:value-type="float">
            <text:p>97686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6590" calcext:value-type="float">
            <text:p>96590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169" calcext:value-type="float">
            <text:p>79169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76" calcext:value-type="float">
            <text:p>6307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5534" calcext:value-type="float">
            <text:p>105534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639" calcext:value-type="float">
            <text:p>76639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41" calcext:value-type="float">
            <text:p>7364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54053" calcext:value-type="float">
            <text:p>15405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48" calcext:value-type="float">
            <text:p>4484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571" calcext:value-type="float">
            <text:p>14757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2569" calcext:value-type="float">
            <text:p>82569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156" calcext:value-type="float">
            <text:p>85156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8454" calcext:value-type="float">
            <text:p>394845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44835" calcext:value-type="float">
            <text:p>144835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828" calcext:value-type="float">
            <text:p>8582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071" calcext:value-type="float">
            <text:p>5507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9946" calcext:value-type="float">
            <text:p>8994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167" calcext:value-type="float">
            <text:p>48167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14" calcext:value-type="float">
            <text:p>74714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8704" calcext:value-type="float">
            <text:p>138704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908" calcext:value-type="float">
            <text:p>7690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883" calcext:value-type="float">
            <text:p>129883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0511" calcext:value-type="float">
            <text:p>130511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533" calcext:value-type="float">
            <text:p>50533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79" calcext:value-type="float">
            <text:p>72479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4783" calcext:value-type="float">
            <text:p>124783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947" calcext:value-type="float">
            <text:p>97947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09" calcext:value-type="float">
            <text:p>71109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4594" calcext:value-type="float">
            <text:p>104594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664" calcext:value-type="float">
            <text:p>77664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65" calcext:value-type="float">
            <text:p>67765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0895" calcext:value-type="float">
            <text:p>9089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078" calcext:value-type="float">
            <text:p>91078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201" calcext:value-type="float">
            <text:p>5420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994" calcext:value-type="float">
            <text:p>9599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243" calcext:value-type="float">
            <text:p>81243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047" calcext:value-type="float">
            <text:p>5304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6160" calcext:value-type="float">
            <text:p>10616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56" calcext:value-type="float">
            <text:p>62556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221" calcext:value-type="float">
            <text:p>105221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2761" calcext:value-type="float">
            <text:p>82761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3543" calcext:value-type="float">
            <text:p>143543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276" calcext:value-type="float">
            <text:p>125276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9060" calcext:value-type="float">
            <text:p>99060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812" calcext:value-type="float">
            <text:p>73812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77" calcext:value-type="float">
            <text:p>74477</text:p>
          </table:table-cell>
          <table:table-cell office:value-type="float" office:value="8.9" calcext:value-type="float">
            <text:p>8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2945" calcext:value-type="float">
            <text:p>82945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097" calcext:value-type="float">
            <text:p>90097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64" calcext:value-type="float">
            <text:p>8286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33675" calcext:value-type="float">
            <text:p>13367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79" calcext:value-type="float">
            <text:p>52879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787" calcext:value-type="float">
            <text:p>12078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2271" calcext:value-type="float">
            <text:p>10227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938" calcext:value-type="float">
            <text:p>91938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203" calcext:value-type="float">
            <text:p>72203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5517" calcext:value-type="float">
            <text:p>85517</text:p>
          </table:table-cell>
          <table:table-cell office:value-type="float" office:value="6.9" calcext:value-type="float">
            <text:p>6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98" calcext:value-type="float">
            <text:p>61898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44" calcext:value-type="float">
            <text:p>76844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5305" calcext:value-type="float">
            <text:p>9530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617" calcext:value-type="float">
            <text:p>86617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76" calcext:value-type="float">
            <text:p>49976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3749" calcext:value-type="float">
            <text:p>8374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641" calcext:value-type="float">
            <text:p>78641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08" calcext:value-type="float">
            <text:p>96008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86745" calcext:value-type="float">
            <text:p>86745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935" calcext:value-type="float">
            <text:p>53935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760" calcext:value-type="float">
            <text:p>115760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93908" calcext:value-type="float">
            <text:p>93908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767" calcext:value-type="float">
            <text:p>72767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220" calcext:value-type="float">
            <text:p>92220</text:p>
          </table:table-cell>
          <table:table-cell office:value-type="float" office:value="5.9" calcext:value-type="float">
            <text:p>5,9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0758" calcext:value-type="float">
            <text:p>12075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253" calcext:value-type="float">
            <text:p>88253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16" calcext:value-type="float">
            <text:p>48716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5933" calcext:value-type="float">
            <text:p>125933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47" calcext:value-type="float">
            <text:p>55547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279" calcext:value-type="float">
            <text:p>61279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03941" calcext:value-type="float">
            <text:p>10394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527" calcext:value-type="float">
            <text:p>84527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51" calcext:value-type="float">
            <text:p>32251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float" office:value="121259" calcext:value-type="float">
            <text:p>121259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811" calcext:value-type="float">
            <text:p>102811</text:p>
          </table:table-cell>
          <table:table-cell office:value-type="float" office:value="5.9" calcext:value-type="float">
            <text:p>5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440864.8" calcext:value-type="float">
            <text:p>440864,8</text:p>
          </table:table-cell>
          <table:table-cell table:formula="of:=AVERAGE([.C11:.C110])" office:value-type="float" office:value="6.635" calcext:value-type="float">
            <text:p>6,635</text:p>
          </table:table-cell>
          <table:table-cell table:formula="of:=AVERAGE([.D11:.D110])" office:value-type="float" office:value="0.748000000000002" calcext:value-type="float">
            <text:p>0,748000000000002</text:p>
          </table:table-cell>
          <table:table-cell table:number-columns-repeated="2"/>
          <table:table-cell table:formula="of:=AVERAGE([.G11:.G110])" office:value-type="float" office:value="112719.21" calcext:value-type="float">
            <text:p>112719,21</text:p>
          </table:table-cell>
          <table:table-cell table:formula="of:=AVERAGE([.H11:.H110])" office:value-type="float" office:value="9.219" calcext:value-type="float">
            <text:p>9,219</text:p>
          </table:table-cell>
          <table:table-cell table:formula="of:=AVERAGE([.I11:.I110])" office:value-type="float" office:value="1.68" calcext:value-type="float">
            <text:p>1,68</text:p>
          </table:table-cell>
          <table:table-cell table:number-columns-repeated="2"/>
          <table:table-cell table:formula="of:=AVERAGE([.L11:.L110])" office:value-type="float" office:value="580718.11" calcext:value-type="float">
            <text:p>580718,11</text:p>
          </table:table-cell>
          <table:table-cell table:formula="of:=AVERAGE([.M11:.M110])" office:value-type="float" office:value="6.224" calcext:value-type="float">
            <text:p>6,224</text:p>
          </table:table-cell>
          <table:table-cell table:formula="of:=AVERAGE([.N11:.N110])" office:value-type="float" office:value="2.494" calcext:value-type="float">
            <text:p>2,4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2882787.38215324" calcext:value-type="float">
            <text:p>2882787,38215324</text:p>
          </table:table-cell>
          <table:table-cell table:formula="of:=STDEVP([.C11:.C110])" office:value-type="float" office:value="1.490930917246" calcext:value-type="float">
            <text:p>1,490930917246</text:p>
          </table:table-cell>
          <table:table-cell table:formula="of:=STDEVP([.D11:.D110])" office:value-type="float" office:value="0.0754718490564528" calcext:value-type="float">
            <text:p>0,075471849056453</text:p>
          </table:table-cell>
          <table:table-cell table:number-columns-repeated="2"/>
          <table:table-cell table:formula="of:=STDEVP([.G11:.G110])" office:value-type="float" office:value="26334.6471171706" calcext:value-type="float">
            <text:p>26334,6471171706</text:p>
          </table:table-cell>
          <table:table-cell table:formula="of:=STDEVP([.H11:.H110])" office:value-type="float" office:value="2.0907269070828" calcext:value-type="float">
            <text:p>2,0907269070828</text:p>
          </table:table-cell>
          <table:table-cell table:formula="of:=STDEVP([.I11:.I110])" office:value-type="float" office:value="0.124096736459908" calcext:value-type="float">
            <text:p>0,124096736459908</text:p>
          </table:table-cell>
          <table:table-cell table:number-columns-repeated="2"/>
          <table:table-cell table:formula="of:=STDEVP([.L11:.L110])" office:value-type="float" office:value="4782064.387907" calcext:value-type="float">
            <text:p>4782064,387907</text:p>
          </table:table-cell>
          <table:table-cell table:formula="of:=STDEVP([.M11:.M110])" office:value-type="float" office:value="1.85462233352238" calcext:value-type="float">
            <text:p>1,85462233352238</text:p>
          </table:table-cell>
          <table:table-cell table:formula="of:=STDEVP([.N11:.N110])" office:value-type="float" office:value="0.122327429466984" calcext:value-type="float">
            <text:p>0,1223274294669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88605" calcext:value-type="float">
            <text:p>88605</text:p>
          </table:table-cell>
          <table:table-cell table:formula="of:=MEDIAN([.C11:.C110])" office:value-type="float" office:value="6" calcext:value-type="float">
            <text:p>6</text:p>
          </table:table-cell>
          <table:table-cell table:formula="of:=MEDIAN([.D11:.D110])" office:value-type="float" office:value="0.7" calcext:value-type="float">
            <text:p>0,7</text:p>
          </table:table-cell>
          <table:table-cell table:number-columns-repeated="2"/>
          <table:table-cell table:formula="of:=MEDIAN([.G11:.G110])" office:value-type="float" office:value="104267.5" calcext:value-type="float">
            <text:p>104267,5</text:p>
          </table:table-cell>
          <table:table-cell table:formula="of:=MEDIAN([.H11:.H110])" office:value-type="float" office:value="9" calcext:value-type="float">
            <text:p>9</text:p>
          </table:table-cell>
          <table:table-cell table:formula="of:=MEDIAN([.I11:.I110])" office:value-type="float" office:value="1.7" calcext:value-type="float">
            <text:p>1,7</text:p>
          </table:table-cell>
          <table:table-cell table:number-columns-repeated="2"/>
          <table:table-cell table:formula="of:=MEDIAN([.L11:.L110])" office:value-type="float" office:value="84160.5" calcext:value-type="float">
            <text:p>84160,5</text:p>
          </table:table-cell>
          <table:table-cell table:formula="of:=MEDIAN([.M11:.M110])" office:value-type="float" office:value="6" calcext:value-type="float">
            <text:p>6</text:p>
          </table:table-cell>
          <table:table-cell table:formula="of:=MEDIAN([.N11:.N110])"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717868.16" calcext:value-type="float">
            <text:p>717868,16</text:p>
          </table:table-cell>
          <table:table-cell table:formula="of:=AVERAGE([.C11:.C60])" office:value-type="float" office:value="6.942" calcext:value-type="float">
            <text:p>6,942</text:p>
          </table:table-cell>
          <table:table-cell table:formula="of:=AVERAGE([.D11:.D60])" office:value-type="float" office:value="0.796000000000001" calcext:value-type="float">
            <text:p>0,796000000000001</text:p>
          </table:table-cell>
          <table:table-cell table:number-columns-repeated="2"/>
          <table:table-cell table:formula="of:=AVERAGE([.G11:.G60])" office:value-type="float" office:value="116665.88" calcext:value-type="float">
            <text:p>116665,88</text:p>
          </table:table-cell>
          <table:table-cell table:formula="of:=AVERAGE([.H11:.H60])" office:value-type="float" office:value="9.408" calcext:value-type="float">
            <text:p>9,408</text:p>
          </table:table-cell>
          <table:table-cell table:formula="of:=AVERAGE([.I11:.I60])" office:value-type="float" office:value="1.66" calcext:value-type="float">
            <text:p>1,66</text:p>
          </table:table-cell>
          <table:table-cell table:number-columns-repeated="2"/>
          <table:table-cell table:formula="of:=AVERAGE([.L11:.L60])" office:value-type="float" office:value="1078368.2" calcext:value-type="float">
            <text:p>1078368,2</text:p>
          </table:table-cell>
          <table:table-cell table:formula="of:=AVERAGE([.M11:.M60])" office:value-type="float" office:value="6.698" calcext:value-type="float">
            <text:p>6,698</text:p>
          </table:table-cell>
          <table:table-cell table:formula="of:=AVERAGE([.N11:.N60])" office:value-type="float" office:value="2.58" calcext:value-type="float">
            <text:p>2,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63861.44" calcext:value-type="float">
            <text:p>163861,44</text:p>
          </table:table-cell>
          <table:table-cell table:formula="of:=AVERAGE([.C61:.C110])" office:value-type="float" office:value="6.328" calcext:value-type="float">
            <text:p>6,328</text:p>
          </table:table-cell>
          <table:table-cell table:formula="of:=AVERAGE([.D61:.D110])" office:value-type="float" office:value="0.7" calcext:value-type="float">
            <text:p>0,7</text:p>
          </table:table-cell>
          <table:table-cell table:number-columns-repeated="2"/>
          <table:table-cell table:formula="of:=AVERAGE([.G61:.G110])" office:value-type="float" office:value="108772.54" calcext:value-type="float">
            <text:p>108772,54</text:p>
          </table:table-cell>
          <table:table-cell table:formula="of:=AVERAGE([.H61:.H110])" office:value-type="float" office:value="9.03" calcext:value-type="float">
            <text:p>9,03</text:p>
          </table:table-cell>
          <table:table-cell table:formula="of:=AVERAGE([.I61:.I110])" office:value-type="float" office:value="1.7" calcext:value-type="float">
            <text:p>1,7</text:p>
          </table:table-cell>
          <table:table-cell table:number-columns-repeated="2"/>
          <table:table-cell table:formula="of:=AVERAGE([.L61:.L110])" office:value-type="float" office:value="83068.02" calcext:value-type="float">
            <text:p>83068,02</text:p>
          </table:table-cell>
          <table:table-cell table:formula="of:=AVERAGE([.M61:.M110])" office:value-type="float" office:value="5.75" calcext:value-type="float">
            <text:p>5,75</text:p>
          </table:table-cell>
          <table:table-cell table:formula="of:=AVERAGE([.N61:.N110])" office:value-type="float" office:value="2.408" calcext:value-type="float">
            <text:p>2,4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541172.267141219" calcext:value-type="float">
            <text:p>541172,267141219</text:p>
          </table:table-cell>
          <table:table-cell table:formula="of:=STDEVP([.C61:.C110])" office:value-type="float" office:value="0.780779098080885" calcext:value-type="float">
            <text:p>0,780779098080885</text:p>
          </table:table-cell>
          <table:table-cell table:formula="of:=STDEVP([.D61:.D110])" office:value-type="float" office:value="0" calcext:value-type="float">
            <text:p>0</text:p>
          </table:table-cell>
          <table:table-cell table:number-columns-repeated="2"/>
          <table:table-cell table:formula="of:=STDEVP([.G61:.G110])" office:value-type="float" office:value="19571.1603715365" calcext:value-type="float">
            <text:p>19571,1603715365</text:p>
          </table:table-cell>
          <table:table-cell table:formula="of:=STDEVP([.H61:.H110])" office:value-type="float" office:value="1.90685605120051" calcext:value-type="float">
            <text:p>1,90685605120051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24160.932747301" calcext:value-type="float">
            <text:p>24160,932747301</text:p>
          </table:table-cell>
          <table:table-cell table:formula="of:=STDEVP([.M61:.M110])" office:value-type="float" office:value="0.581807528311554" calcext:value-type="float">
            <text:p>0,581807528311554</text:p>
          </table:table-cell>
          <table:table-cell table:formula="of:=STDEVP([.N61:.N110])" office:value-type="float" office:value="0.0271293199325011" calcext:value-type="float">
            <text:p>0,027129319932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9404.5" calcext:value-type="float">
            <text:p>89404,5</text:p>
          </table:table-cell>
          <table:table-cell table:formula="of:=MEDIAN([.C11:.C60])" office:value-type="float" office:value="7" calcext:value-type="float">
            <text:p>7</text:p>
          </table:table-cell>
          <table:table-cell table:formula="of:=MEDIAN([.D11:.D60])" office:value-type="float" office:value="0.8" calcext:value-type="float">
            <text:p>0,8</text:p>
          </table:table-cell>
          <table:table-cell table:number-columns-repeated="2"/>
          <table:table-cell table:formula="of:=MEDIAN([.G11:.G60])" office:value-type="float" office:value="107360" calcext:value-type="float">
            <text:p>107360</text:p>
          </table:table-cell>
          <table:table-cell table:formula="of:=MEDIAN([.H11:.H60])" office:value-type="float" office:value="9" calcext:value-type="float">
            <text:p>9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93860.5" calcext:value-type="float">
            <text:p>93860,5</text:p>
          </table:table-cell>
          <table:table-cell table:formula="of:=MEDIAN([.M11:.M60])" office:value-type="float" office:value="6" calcext:value-type="float">
            <text:p>6</text:p>
          </table:table-cell>
          <table:table-cell table:formula="of:=MEDIAN([.N11:.N60])"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83473" calcext:value-type="float">
            <text:p>83473</text:p>
          </table:table-cell>
          <table:table-cell table:formula="of:=MEDIAN([.C61:.C110])" office:value-type="float" office:value="6" calcext:value-type="float">
            <text:p>6</text:p>
          </table:table-cell>
          <table:table-cell table:formula="of:=MEDIAN([.D61:.D110])" office:value-type="float" office:value="0.7" calcext:value-type="float">
            <text:p>0,7</text:p>
          </table:table-cell>
          <table:table-cell table:number-columns-repeated="2"/>
          <table:table-cell table:formula="of:=MEDIAN([.G61:.G110])" office:value-type="float" office:value="103186" calcext:value-type="float">
            <text:p>103186</text:p>
          </table:table-cell>
          <table:table-cell table:formula="of:=MEDIAN([.H61:.H110])" office:value-type="float" office:value="8.95" calcext:value-type="float">
            <text:p>8,95</text:p>
          </table:table-cell>
          <table:table-cell table:formula="of:=MEDIAN([.I61:.I110])" office:value-type="float" office:value="1.7" calcext:value-type="float">
            <text:p>1,7</text:p>
          </table:table-cell>
          <table:table-cell table:number-columns-repeated="2"/>
          <table:table-cell table:formula="of:=MEDIAN([.L61:.L110])" office:value-type="float" office:value="80741.5" calcext:value-type="float">
            <text:p>80741,5</text:p>
          </table:table-cell>
          <table:table-cell table:formula="of:=MEDIAN([.M61:.M110])" office:value-type="float" office:value="6" calcext:value-type="float">
            <text:p>6</text:p>
          </table:table-cell>
          <table:table-cell table:formula="of:=MEDIAN([.N61:.N110])"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612079" calcext:value-type="float">
            <text:p>14612079</text:p>
          </table:table-cell>
          <table:table-cell office:value-type="float" office:value="131.2" calcext:value-type="float">
            <text:p>131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00055" calcext:value-type="float">
            <text:p>100055</text:p>
          </table:table-cell>
          <table:table-cell office:value-type="float" office:value="26.7" calcext:value-type="float">
            <text:p>26,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1664139" calcext:value-type="float">
            <text:p>31664139</text:p>
          </table:table-cell>
          <table:table-cell office:value-type="float" office:value="133.3" calcext:value-type="float">
            <text:p>133,3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622" calcext:value-type="float">
            <text:p>290622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2517" calcext:value-type="float">
            <text:p>112517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6378" calcext:value-type="float">
            <text:p>276378</text:p>
          </table:table-cell>
          <table:table-cell office:value-type="float" office:value="15" calcext:value-type="float">
            <text:p>1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6548" calcext:value-type="float">
            <text:p>336548</text:p>
          </table:table-cell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18976" calcext:value-type="float">
            <text:p>11897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5563" calcext:value-type="float">
            <text:p>255563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548" calcext:value-type="float">
            <text:p>212548</text:p>
          </table:table-cell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98074" calcext:value-type="float">
            <text:p>9807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2729" calcext:value-type="float">
            <text:p>212729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822" calcext:value-type="float">
            <text:p>180822</text:p>
          </table:table-cell>
          <table:table-cell office:value-type="float" office:value="15" calcext:value-type="float">
            <text:p>1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45346" calcext:value-type="float">
            <text:p>14534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191" calcext:value-type="float">
            <text:p>253191</text:p>
          </table:table-cell>
          <table:table-cell office:value-type="float" office:value="14.9" calcext:value-type="float">
            <text:p>14,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297" calcext:value-type="float">
            <text:p>276297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5397" calcext:value-type="float">
            <text:p>9539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3985" calcext:value-type="float">
            <text:p>173985</text:p>
          </table:table-cell>
          <table:table-cell office:value-type="float" office:value="13" calcext:value-type="float">
            <text:p>13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192" calcext:value-type="float">
            <text:p>24319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9472" calcext:value-type="float">
            <text:p>129472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8398" calcext:value-type="float">
            <text:p>168398</text:p>
          </table:table-cell>
          <table:table-cell office:value-type="float" office:value="20" calcext:value-type="float">
            <text:p>2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39" calcext:value-type="float">
            <text:p>7963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339" calcext:value-type="float">
            <text:p>86339</text:p>
          </table:table-cell>
          <table:table-cell office:value-type="float" office:value="15.8" calcext:value-type="float">
            <text:p>15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535" calcext:value-type="float">
            <text:p>102535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914" calcext:value-type="float">
            <text:p>1179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1086" calcext:value-type="float">
            <text:p>19108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8818" calcext:value-type="float">
            <text:p>108818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4361" calcext:value-type="float">
            <text:p>194361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3911" calcext:value-type="float">
            <text:p>83911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914" calcext:value-type="float">
            <text:p>98914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373" calcext:value-type="float">
            <text:p>11437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7518" calcext:value-type="float">
            <text:p>14751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013" calcext:value-type="float">
            <text:p>90013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83" calcext:value-type="float">
            <text:p>7448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4539" calcext:value-type="float">
            <text:p>13453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04" calcext:value-type="float">
            <text:p>57004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681" calcext:value-type="float">
            <text:p>10868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6283" calcext:value-type="float">
            <text:p>86283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559" calcext:value-type="float">
            <text:p>90559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79" calcext:value-type="float">
            <text:p>94479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1110" calcext:value-type="float">
            <text:p>15111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805746" calcext:value-type="float">
            <text:p>17805746</text:p>
          </table:table-cell>
          <table:table-cell office:value-type="float" office:value="16.8" calcext:value-type="float">
            <text:p>16,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840" calcext:value-type="float">
            <text:p>1008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1155" calcext:value-type="float">
            <text:p>10115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901" calcext:value-type="float">
            <text:p>89901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160" calcext:value-type="float">
            <text:p>10616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4628" calcext:value-type="float">
            <text:p>104628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196" calcext:value-type="float">
            <text:p>81196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56" calcext:value-type="float">
            <text:p>95056</text:p>
          </table:table-cell>
          <table:table-cell office:value-type="float" office:value="11.9" calcext:value-type="float">
            <text:p>11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3419" calcext:value-type="float">
            <text:p>103419</text:p>
          </table:table-cell>
          <table:table-cell office:value-type="float" office:value="16.8" calcext:value-type="float">
            <text:p>16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20" calcext:value-type="float">
            <text:p>58520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587" calcext:value-type="float">
            <text:p>10958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7318" calcext:value-type="float">
            <text:p>12731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598" calcext:value-type="float">
            <text:p>63598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222" calcext:value-type="float">
            <text:p>1202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7815" calcext:value-type="float">
            <text:p>147815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3758" calcext:value-type="float">
            <text:p>113758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195" calcext:value-type="float">
            <text:p>9419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8175" calcext:value-type="float">
            <text:p>148175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148" calcext:value-type="float">
            <text:p>70148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33" calcext:value-type="float">
            <text:p>1016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5628" calcext:value-type="float">
            <text:p>15562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067" calcext:value-type="float">
            <text:p>86067</text:p>
          </table:table-cell>
          <table:table-cell office:value-type="float" office:value="9.9" calcext:value-type="float">
            <text:p>9,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092" calcext:value-type="float">
            <text:p>880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0905" calcext:value-type="float">
            <text:p>9090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900" calcext:value-type="float">
            <text:p>65900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79" calcext:value-type="float">
            <text:p>981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4816" calcext:value-type="float">
            <text:p>14481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679" calcext:value-type="float">
            <text:p>90679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919" calcext:value-type="float">
            <text:p>989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4396" calcext:value-type="float">
            <text:p>94396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728" calcext:value-type="float">
            <text:p>82728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2710" calcext:value-type="float">
            <text:p>162710</text:p>
          </table:table-cell>
          <table:table-cell office:value-type="float" office:value="23.8" calcext:value-type="float">
            <text:p>23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017" calcext:value-type="float">
            <text:p>85017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25" calcext:value-type="float">
            <text:p>960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1753" calcext:value-type="float">
            <text:p>111753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650" calcext:value-type="float">
            <text:p>82650</text:p>
          </table:table-cell>
          <table:table-cell office:value-type="float" office:value="24" calcext:value-type="float">
            <text:p>24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508" calcext:value-type="float">
            <text:p>1145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4518" calcext:value-type="float">
            <text:p>17451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216" calcext:value-type="float">
            <text:p>81216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870" calcext:value-type="float">
            <text:p>98870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9449" calcext:value-type="float">
            <text:p>99449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2818" calcext:value-type="float">
            <text:p>112818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416" calcext:value-type="float">
            <text:p>129416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8869" calcext:value-type="float">
            <text:p>10886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649" calcext:value-type="float">
            <text:p>80649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451" calcext:value-type="float">
            <text:p>102451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2648" calcext:value-type="float">
            <text:p>112648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726" calcext:value-type="float">
            <text:p>82726</text:p>
          </table:table-cell>
          <table:table-cell office:value-type="float" office:value="10.9" calcext:value-type="float">
            <text:p>10,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634" calcext:value-type="float">
            <text:p>99634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53730" calcext:value-type="float">
            <text:p>15373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332" calcext:value-type="float">
            <text:p>86332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786" calcext:value-type="float">
            <text:p>101786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0686" calcext:value-type="float">
            <text:p>10068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509" calcext:value-type="float">
            <text:p>94509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7205" calcext:value-type="float">
            <text:p>187205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6798" calcext:value-type="float">
            <text:p>86798</text:p>
          </table:table-cell>
          <table:table-cell office:value-type="float" office:value="23.8" calcext:value-type="float">
            <text:p>23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903" calcext:value-type="float">
            <text:p>92903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289" calcext:value-type="float">
            <text:p>91289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3465" calcext:value-type="float">
            <text:p>143465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29" calcext:value-type="float">
            <text:p>77229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544" calcext:value-type="float">
            <text:p>157544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1670" calcext:value-type="float">
            <text:p>101670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844" calcext:value-type="float">
            <text:p>80844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199" calcext:value-type="float">
            <text:p>90199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1470" calcext:value-type="float">
            <text:p>13147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182" calcext:value-type="float">
            <text:p>81182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995" calcext:value-type="float">
            <text:p>93995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6663" calcext:value-type="float">
            <text:p>86663</text:p>
          </table:table-cell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688" calcext:value-type="float">
            <text:p>83688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40" calcext:value-type="float">
            <text:p>98140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5294" calcext:value-type="float">
            <text:p>85294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805" calcext:value-type="float">
            <text:p>88805</text:p>
          </table:table-cell>
          <table:table-cell office:value-type="float" office:value="10.9" calcext:value-type="float">
            <text:p>10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8962" calcext:value-type="float">
            <text:p>198962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8907" calcext:value-type="float">
            <text:p>148907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6789" calcext:value-type="float">
            <text:p>4806789</text:p>
          </table:table-cell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049" calcext:value-type="float">
            <text:p>98049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7917" calcext:value-type="float">
            <text:p>147917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304" calcext:value-type="float">
            <text:p>57304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151" calcext:value-type="float">
            <text:p>146151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2223" calcext:value-type="float">
            <text:p>92223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680" calcext:value-type="float">
            <text:p>55680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23" calcext:value-type="float">
            <text:p>94423</text:p>
          </table:table-cell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4399" calcext:value-type="float">
            <text:p>84399</text:p>
          </table:table-cell>
          <table:table-cell office:value-type="float" office:value="21.8" calcext:value-type="float">
            <text:p>21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4848" calcext:value-type="float">
            <text:p>124848</text:p>
          </table:table-cell>
          <table:table-cell office:value-type="float" office:value="10" calcext:value-type="float">
            <text:p>1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715" calcext:value-type="float">
            <text:p>103715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809" calcext:value-type="float">
            <text:p>15580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295" calcext:value-type="float">
            <text:p>96295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733" calcext:value-type="float">
            <text:p>92733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884" calcext:value-type="float">
            <text:p>131884</text:p>
          </table:table-cell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542" calcext:value-type="float">
            <text:p>79542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296" calcext:value-type="float">
            <text:p>96296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222" calcext:value-type="float">
            <text:p>102222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533" calcext:value-type="float">
            <text:p>82533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066" calcext:value-type="float">
            <text:p>88066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7597" calcext:value-type="float">
            <text:p>12759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837" calcext:value-type="float">
            <text:p>71837</text:p>
          </table:table-cell>
          <table:table-cell office:value-type="float" office:value="9.9" calcext:value-type="float">
            <text:p>9,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631" calcext:value-type="float">
            <text:p>9663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8723" calcext:value-type="float">
            <text:p>15872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425" calcext:value-type="float">
            <text:p>74425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184" calcext:value-type="float">
            <text:p>101184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060" calcext:value-type="float">
            <text:p>155060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449" calcext:value-type="float">
            <text:p>47449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170" calcext:value-type="float">
            <text:p>97170</text:p>
          </table:table-cell>
          <table:table-cell office:value-type="float" office:value="12.9" calcext:value-type="float">
            <text:p>12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4143" calcext:value-type="float">
            <text:p>94143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787" calcext:value-type="float">
            <text:p>82787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569" calcext:value-type="float">
            <text:p>97569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042" calcext:value-type="float">
            <text:p>142042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700" calcext:value-type="float">
            <text:p>86700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334" calcext:value-type="float">
            <text:p>88334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260" calcext:value-type="float">
            <text:p>10426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1663" calcext:value-type="float">
            <text:p>121663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64" calcext:value-type="float">
            <text:p>78364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693" calcext:value-type="float">
            <text:p>14269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102" calcext:value-type="float">
            <text:p>76102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641" calcext:value-type="float">
            <text:p>96641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4852" calcext:value-type="float">
            <text:p>164852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914" calcext:value-type="float">
            <text:p>89914</text:p>
          </table:table-cell>
          <table:table-cell office:value-type="float" office:value="11.9" calcext:value-type="float">
            <text:p>11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402" calcext:value-type="float">
            <text:p>88402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6142" calcext:value-type="float">
            <text:p>96142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744" calcext:value-type="float">
            <text:p>77744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747" calcext:value-type="float">
            <text:p>91747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5489" calcext:value-type="float">
            <text:p>9548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163" calcext:value-type="float">
            <text:p>7616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010" calcext:value-type="float">
            <text:p>89010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880" calcext:value-type="float">
            <text:p>9888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762" calcext:value-type="float">
            <text:p>47762</text:p>
          </table:table-cell>
          <table:table-cell office:value-type="float" office:value="14" calcext:value-type="float">
            <text:p>1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998" calcext:value-type="float">
            <text:p>79998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3120" calcext:value-type="float">
            <text:p>93120</text:p>
          </table:table-cell>
          <table:table-cell office:value-type="float" office:value="14.9" calcext:value-type="float">
            <text:p>14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973" calcext:value-type="float">
            <text:p>65973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16" calcext:value-type="float">
            <text:p>79616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666" calcext:value-type="float">
            <text:p>10066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596" calcext:value-type="float">
            <text:p>63596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872" calcext:value-type="float">
            <text:p>80872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332" calcext:value-type="float">
            <text:p>136332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72" calcext:value-type="float">
            <text:p>50972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63" calcext:value-type="float">
            <text:p>82263</text:p>
          </table:table-cell>
          <table:table-cell office:value-type="float" office:value="12.9" calcext:value-type="float">
            <text:p>12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220" calcext:value-type="float">
            <text:p>12822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617" calcext:value-type="float">
            <text:p>75617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73" calcext:value-type="float">
            <text:p>7057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814" calcext:value-type="float">
            <text:p>136814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65" calcext:value-type="float">
            <text:p>52865</text:p>
          </table:table-cell>
          <table:table-cell office:value-type="float" office:value="8.9" calcext:value-type="float">
            <text:p>8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00" calcext:value-type="float">
            <text:p>72800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565" calcext:value-type="float">
            <text:p>137565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18" calcext:value-type="float">
            <text:p>76318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51" calcext:value-type="float">
            <text:p>4835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6150" calcext:value-type="float">
            <text:p>156150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250" calcext:value-type="float">
            <text:p>61250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839" calcext:value-type="float">
            <text:p>54839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767" calcext:value-type="float">
            <text:p>14976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673" calcext:value-type="float">
            <text:p>7967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95" calcext:value-type="float">
            <text:p>82195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195" calcext:value-type="float">
            <text:p>98195</text:p>
          </table:table-cell>
          <table:table-cell office:value-type="float" office:value="21.8" calcext:value-type="float">
            <text:p>21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592" calcext:value-type="float">
            <text:p>69592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17" calcext:value-type="float">
            <text:p>73117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4211" calcext:value-type="float">
            <text:p>164211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196" calcext:value-type="float">
            <text:p>73196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09" calcext:value-type="float">
            <text:p>73509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936" calcext:value-type="float">
            <text:p>10893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759" calcext:value-type="float">
            <text:p>74759</text:p>
          </table:table-cell>
          <table:table-cell office:value-type="float" office:value="22" calcext:value-type="float">
            <text:p>2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40" calcext:value-type="float">
            <text:p>75040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917" calcext:value-type="float">
            <text:p>152917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435" calcext:value-type="float">
            <text:p>52435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01" calcext:value-type="float">
            <text:p>6250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9376" calcext:value-type="float">
            <text:p>129376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453" calcext:value-type="float">
            <text:p>49453</text:p>
          </table:table-cell>
          <table:table-cell office:value-type="float" office:value="10.9" calcext:value-type="float">
            <text:p>10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34" calcext:value-type="float">
            <text:p>66034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1213" calcext:value-type="float">
            <text:p>9121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86" calcext:value-type="float">
            <text:p>60286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78" calcext:value-type="float">
            <text:p>74178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114" calcext:value-type="float">
            <text:p>14711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308" calcext:value-type="float">
            <text:p>10630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71" calcext:value-type="float">
            <text:p>73571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5701" calcext:value-type="float">
            <text:p>155701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43" calcext:value-type="float">
            <text:p>6184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667" calcext:value-type="float">
            <text:p>81667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2167" calcext:value-type="float">
            <text:p>102167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108" calcext:value-type="float">
            <text:p>92108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42" calcext:value-type="float">
            <text:p>65842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086" calcext:value-type="float">
            <text:p>13608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322" calcext:value-type="float">
            <text:p>77322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26" calcext:value-type="float">
            <text:p>71226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061" calcext:value-type="float">
            <text:p>13606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9911" calcext:value-type="float">
            <text:p>11991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683" calcext:value-type="float">
            <text:p>64683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978" calcext:value-type="float">
            <text:p>14997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75" calcext:value-type="float">
            <text:p>51375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15" calcext:value-type="float">
            <text:p>66215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0781" calcext:value-type="float">
            <text:p>15078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1702" calcext:value-type="float">
            <text:p>151702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706" calcext:value-type="float">
            <text:p>46706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164" calcext:value-type="float">
            <text:p>14716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871" calcext:value-type="float">
            <text:p>29871</text:p>
          </table:table-cell>
          <table:table-cell office:value-type="float" office:value="11.9" calcext:value-type="float">
            <text:p>11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56" calcext:value-type="float">
            <text:p>63356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775" calcext:value-type="float">
            <text:p>148775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73" calcext:value-type="float">
            <text:p>61373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48" calcext:value-type="float">
            <text:p>68648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9654" calcext:value-type="float">
            <text:p>9965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752" calcext:value-type="float">
            <text:p>53752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51" calcext:value-type="float">
            <text:p>62651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883" calcext:value-type="float">
            <text:p>104883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357" calcext:value-type="float">
            <text:p>31357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829" calcext:value-type="float">
            <text:p>72829</text:p>
          </table:table-cell>
          <table:table-cell office:value-type="float" office:value="11.9" calcext:value-type="float">
            <text:p>11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259" calcext:value-type="float">
            <text:p>139259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571" calcext:value-type="float">
            <text:p>4857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83" calcext:value-type="float">
            <text:p>66783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6940" calcext:value-type="float">
            <text:p>9694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340" calcext:value-type="float">
            <text:p>50340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970" calcext:value-type="float">
            <text:p>67970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7549" calcext:value-type="float">
            <text:p>97549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365" calcext:value-type="float">
            <text:p>47365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83" calcext:value-type="float">
            <text:p>66183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7544" calcext:value-type="float">
            <text:p>9754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20" calcext:value-type="float">
            <text:p>35720</text:p>
          </table:table-cell>
          <table:table-cell office:value-type="float" office:value="9.9" calcext:value-type="float">
            <text:p>9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444" calcext:value-type="float">
            <text:p>100444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786" calcext:value-type="float">
            <text:p>104786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55" calcext:value-type="float">
            <text:p>25355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48" calcext:value-type="float">
            <text:p>73148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0987" calcext:value-type="float">
            <text:p>130987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555" calcext:value-type="float">
            <text:p>48555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74" calcext:value-type="float">
            <text:p>65774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809" calcext:value-type="float">
            <text:p>104809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33" calcext:value-type="float">
            <text:p>5553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168" calcext:value-type="float">
            <text:p>94168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023" calcext:value-type="float">
            <text:p>149023</text:p>
          </table:table-cell>
          <table:table-cell office:value-type="float" office:value="23.8" calcext:value-type="float">
            <text:p>23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69" calcext:value-type="float">
            <text:p>30769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93" calcext:value-type="float">
            <text:p>69893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822" calcext:value-type="float">
            <text:p>121822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589" calcext:value-type="float">
            <text:p>71589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40" calcext:value-type="float">
            <text:p>69440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719" calcext:value-type="float">
            <text:p>10071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143" calcext:value-type="float">
            <text:p>60143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267" calcext:value-type="float">
            <text:p>113267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404" calcext:value-type="float">
            <text:p>13340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066" calcext:value-type="float">
            <text:p>50066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80" calcext:value-type="float">
            <text:p>62180</text:p>
          </table:table-cell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036" calcext:value-type="float">
            <text:p>13103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256" calcext:value-type="float">
            <text:p>37256</text:p>
          </table:table-cell>
          <table:table-cell office:value-type="float" office:value="9.9" calcext:value-type="float">
            <text:p>9,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895" calcext:value-type="float">
            <text:p>78895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7210" calcext:value-type="float">
            <text:p>87210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322" calcext:value-type="float">
            <text:p>46322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105" calcext:value-type="float">
            <text:p>106105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311" calcext:value-type="float">
            <text:p>14231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874" calcext:value-type="float">
            <text:p>29874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61" calcext:value-type="float">
            <text:p>66261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699" calcext:value-type="float">
            <text:p>149699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921" calcext:value-type="float">
            <text:p>7992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410" calcext:value-type="float">
            <text:p>63410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7204" calcext:value-type="float">
            <text:p>167204</text:p>
          </table:table-cell>
          <table:table-cell office:value-type="float" office:value="21.8" calcext:value-type="float">
            <text:p>21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828" calcext:value-type="float">
            <text:p>99828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42" calcext:value-type="float">
            <text:p>66642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759" calcext:value-type="float">
            <text:p>14375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86" calcext:value-type="float">
            <text:p>60386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927" calcext:value-type="float">
            <text:p>103927</text:p>
          </table:table-cell>
          <table:table-cell office:value-type="float" office:value="12.9" calcext:value-type="float">
            <text:p>12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821" calcext:value-type="float">
            <text:p>107821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81" calcext:value-type="float">
            <text:p>5068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24" calcext:value-type="float">
            <text:p>65524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4606" calcext:value-type="float">
            <text:p>134606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098" calcext:value-type="float">
            <text:p>75098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245667.24" calcext:value-type="float">
            <text:p>245667,24</text:p>
          </table:table-cell>
          <table:table-cell table:formula="of:=AVERAGE([.C121:.C220])" office:value-type="float" office:value="13.839" calcext:value-type="float">
            <text:p>13,839</text:p>
          </table:table-cell>
          <table:table-cell table:formula="of:=AVERAGE([.D121:.D220])" office:value-type="float" office:value="1.82" calcext:value-type="float">
            <text:p>1,82</text:p>
          </table:table-cell>
          <table:table-cell table:number-columns-repeated="2"/>
          <table:table-cell table:formula="of:=AVERAGE([.G121:.G220])" office:value-type="float" office:value="124041.77" calcext:value-type="float">
            <text:p>124041,77</text:p>
          </table:table-cell>
          <table:table-cell table:formula="of:=AVERAGE([.H121:.H220])" office:value-type="float" office:value="20.764" calcext:value-type="float">
            <text:p>20,764</text:p>
          </table:table-cell>
          <table:table-cell table:formula="of:=AVERAGE([.I121:.I220])" office:value-type="float" office:value="1.697" calcext:value-type="float">
            <text:p>1,697</text:p>
          </table:table-cell>
          <table:table-cell table:number-columns-repeated="2"/>
          <table:table-cell table:formula="of:=AVERAGE([.L121:.L220])" office:value-type="float" office:value="622728.51" calcext:value-type="float">
            <text:p>622728,51</text:p>
          </table:table-cell>
          <table:table-cell table:formula="of:=AVERAGE([.M121:.M220])" office:value-type="float" office:value="12.89" calcext:value-type="float">
            <text:p>12,89</text:p>
          </table:table-cell>
          <table:table-cell table:formula="of:=AVERAGE([.N121:.N220])" office:value-type="float" office:value="3.248" calcext:value-type="float">
            <text:p>3,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1444708.91203898" calcext:value-type="float">
            <text:p>1444708,91203898</text:p>
          </table:table-cell>
          <table:table-cell table:formula="of:=STDEVP([.C121:.C220])" office:value-type="float" office:value="11.9112459046063" calcext:value-type="float">
            <text:p>11,9112459046063</text:p>
          </table:table-cell>
          <table:table-cell table:formula="of:=STDEVP([.D121:.D220])" office:value-type="float" office:value="0.185472369909914" calcext:value-type="float">
            <text:p>0,185472369909914</text:p>
          </table:table-cell>
          <table:table-cell table:number-columns-repeated="2"/>
          <table:table-cell table:formula="of:=STDEVP([.G121:.G220])" office:value-type="float" office:value="25981.0135660082" calcext:value-type="float">
            <text:p>25981,0135660082</text:p>
          </table:table-cell>
          <table:table-cell table:formula="of:=STDEVP([.H121:.H220])" office:value-type="float" office:value="2.37143500859711" calcext:value-type="float">
            <text:p>2,37143500859711</text:p>
          </table:table-cell>
          <table:table-cell table:formula="of:=STDEVP([.I121:.I220])" office:value-type="float" office:value="0.0298496231131986" calcext:value-type="float">
            <text:p>0,029849623113199</text:p>
          </table:table-cell>
          <table:table-cell table:number-columns-repeated="2"/>
          <table:table-cell table:formula="of:=STDEVP([.L121:.L220])" office:value-type="float" office:value="3612249.15186328" calcext:value-type="float">
            <text:p>3612249,15186328</text:p>
          </table:table-cell>
          <table:table-cell table:formula="of:=STDEVP([.M121:.M220])" office:value-type="float" office:value="12.3117139342985" calcext:value-type="float">
            <text:p>12,3117139342985</text:p>
          </table:table-cell>
          <table:table-cell table:formula="of:=STDEVP([.N121:.N220])" office:value-type="float" office:value="0.219763509254835" calcext:value-type="float">
            <text:p>0,219763509254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92240" calcext:value-type="float">
            <text:p>92240</text:p>
          </table:table-cell>
          <table:table-cell table:formula="of:=MEDIAN([.C121:.C220])" office:value-type="float" office:value="12" calcext:value-type="float">
            <text:p>12</text:p>
          </table:table-cell>
          <table:table-cell table:formula="of:=MEDIAN([.D121:.D220])" office:value-type="float" office:value="1.8" calcext:value-type="float">
            <text:p>1,8</text:p>
          </table:table-cell>
          <table:table-cell table:number-columns-repeated="2"/>
          <table:table-cell table:formula="of:=MEDIAN([.G121:.G220])" office:value-type="float" office:value="128798" calcext:value-type="float">
            <text:p>128798</text:p>
          </table:table-cell>
          <table:table-cell table:formula="of:=MEDIAN([.H121:.H220])" office:value-type="float" office:value="21" calcext:value-type="float">
            <text:p>21</text:p>
          </table:table-cell>
          <table:table-cell table:formula="of:=MEDIAN([.I121:.I220])" office:value-type="float" office:value="1.7" calcext:value-type="float">
            <text:p>1,7</text:p>
          </table:table-cell>
          <table:table-cell table:number-columns-repeated="2"/>
          <table:table-cell table:formula="of:=MEDIAN([.L121:.L220])" office:value-type="float" office:value="77275.5" calcext:value-type="float">
            <text:p>77275,5</text:p>
          </table:table-cell>
          <table:table-cell table:formula="of:=MEDIAN([.M121:.M220])" office:value-type="float" office:value="11" calcext:value-type="float">
            <text:p>11</text:p>
          </table:table-cell>
          <table:table-cell table:formula="of:=MEDIAN([.N121:.N22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416418.64" calcext:value-type="float">
            <text:p>416418,64</text:p>
          </table:table-cell>
          <table:table-cell table:formula="of:=AVERAGE([.C121:.C170])" office:value-type="float" office:value="15.252" calcext:value-type="float">
            <text:p>15,252</text:p>
          </table:table-cell>
          <table:table-cell table:formula="of:=AVERAGE([.D121:.D170])" office:value-type="float" office:value="1.84" calcext:value-type="float">
            <text:p>1,84</text:p>
          </table:table-cell>
          <table:table-cell table:number-columns-repeated="2"/>
          <table:table-cell table:formula="of:=AVERAGE([.G121:.G170])" office:value-type="float" office:value="121990.54" calcext:value-type="float">
            <text:p>121990,54</text:p>
          </table:table-cell>
          <table:table-cell table:formula="of:=AVERAGE([.H121:.H170])" office:value-type="float" office:value="20.57" calcext:value-type="float">
            <text:p>20,57</text:p>
          </table:table-cell>
          <table:table-cell table:formula="of:=AVERAGE([.I121:.I170])" office:value-type="float" office:value="1.694" calcext:value-type="float">
            <text:p>1,694</text:p>
          </table:table-cell>
          <table:table-cell table:number-columns-repeated="2"/>
          <table:table-cell table:formula="of:=AVERAGE([.L121:.L170])" office:value-type="float" office:value="1180744.48" calcext:value-type="float">
            <text:p>1180744,48</text:p>
          </table:table-cell>
          <table:table-cell table:formula="of:=AVERAGE([.M121:.M170])" office:value-type="float" office:value="14.392" calcext:value-type="float">
            <text:p>14,392</text:p>
          </table:table-cell>
          <table:table-cell table:formula="of:=AVERAGE([.N121:.N170])" office:value-type="float" office:value="3.296" calcext:value-type="float">
            <text:p>3,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74915.84" calcext:value-type="float">
            <text:p>74915,84</text:p>
          </table:table-cell>
          <table:table-cell table:formula="of:=AVERAGE([.C171:.C220])" office:value-type="float" office:value="12.426" calcext:value-type="float">
            <text:p>12,426</text:p>
          </table:table-cell>
          <table:table-cell table:formula="of:=AVERAGE([.D171:.D220])" office:value-type="float" office:value="1.8" calcext:value-type="float">
            <text:p>1,8</text:p>
          </table:table-cell>
          <table:table-cell table:number-columns-repeated="2"/>
          <table:table-cell table:formula="of:=AVERAGE([.G171:.G220])" office:value-type="float" office:value="126093" calcext:value-type="float">
            <text:p>126093</text:p>
          </table:table-cell>
          <table:table-cell table:formula="of:=AVERAGE([.H171:.H220])" office:value-type="float" office:value="20.958" calcext:value-type="float">
            <text:p>20,958</text:p>
          </table:table-cell>
          <table:table-cell table:formula="of:=AVERAGE([.I171:.I220])" office:value-type="float" office:value="1.7" calcext:value-type="float">
            <text:p>1,7</text:p>
          </table:table-cell>
          <table:table-cell table:number-columns-repeated="2"/>
          <table:table-cell table:formula="of:=AVERAGE([.L171:.L220])" office:value-type="float" office:value="64712.54" calcext:value-type="float">
            <text:p>64712,54</text:p>
          </table:table-cell>
          <table:table-cell table:formula="of:=AVERAGE([.M171:.M220])" office:value-type="float" office:value="11.388" calcext:value-type="float">
            <text:p>11,388</text:p>
          </table:table-cell>
          <table:table-cell table:formula="of:=AVERAGE([.N171:.N22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13797.3474977765" calcext:value-type="float">
            <text:p>13797,3474977765</text:p>
          </table:table-cell>
          <table:table-cell table:formula="of:=STDEVP([.C171:.C220])" office:value-type="float" office:value="1.47645656895149" calcext:value-type="float">
            <text:p>1,47645656895149</text:p>
          </table:table-cell>
          <table:table-cell table:formula="of:=STDEVP([.D171:.D220])" office:value-type="float" office:value="0" calcext:value-type="float">
            <text:p>0</text:p>
          </table:table-cell>
          <table:table-cell table:number-columns-repeated="2"/>
          <table:table-cell table:formula="of:=STDEVP([.G171:.G220])" office:value-type="float" office:value="23589.3118907695" calcext:value-type="float">
            <text:p>23589,3118907695</text:p>
          </table:table-cell>
          <table:table-cell table:formula="of:=STDEVP([.H171:.H220])" office:value-type="float" office:value="1.95100896973848" calcext:value-type="float">
            <text:p>1,95100896973848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24878.4535493748" calcext:value-type="float">
            <text:p>24878,4535493748</text:p>
          </table:table-cell>
          <table:table-cell table:formula="of:=STDEVP([.M171:.M220])" office:value-type="float" office:value="1.76029997443617" calcext:value-type="float">
            <text:p>1,76029997443617</text:p>
          </table:table-cell>
          <table:table-cell table:formula="of:=STDEVP([.N171:.N22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101012" calcext:value-type="float">
            <text:p>101012</text:p>
          </table:table-cell>
          <table:table-cell table:formula="of:=MEDIAN([.C121:.C170])" office:value-type="float" office:value="12" calcext:value-type="float">
            <text:p>12</text:p>
          </table:table-cell>
          <table:table-cell table:formula="of:=MEDIAN([.D121:.D170])" office:value-type="float" office:value="1.9" calcext:value-type="float">
            <text:p>1,9</text:p>
          </table:table-cell>
          <table:table-cell table:number-columns-repeated="2"/>
          <table:table-cell table:formula="of:=MEDIAN([.G121:.G170])" office:value-type="float" office:value="115812" calcext:value-type="float">
            <text:p>115812</text:p>
          </table:table-cell>
          <table:table-cell table:formula="of:=MEDIAN([.H121:.H170])" office:value-type="float" office:value="21" calcext:value-type="float">
            <text:p>21</text:p>
          </table:table-cell>
          <table:table-cell table:formula="of:=MEDIAN([.I121:.I170])" office:value-type="float" office:value="1.7" calcext:value-type="float">
            <text:p>1,7</text:p>
          </table:table-cell>
          <table:table-cell table:number-columns-repeated="2"/>
          <table:table-cell table:formula="of:=MEDIAN([.L121:.L170])" office:value-type="float" office:value="86199.5" calcext:value-type="float">
            <text:p>86199,5</text:p>
          </table:table-cell>
          <table:table-cell table:formula="of:=MEDIAN([.M121:.M170])" office:value-type="float" office:value="11" calcext:value-type="float">
            <text:p>11</text:p>
          </table:table-cell>
          <table:table-cell table:formula="of:=MEDIAN([.N121:.N170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72814.5" calcext:value-type="float">
            <text:p>72814,5</text:p>
          </table:table-cell>
          <table:table-cell table:formula="of:=MEDIAN([.C171:.C220])" office:value-type="float" office:value="12" calcext:value-type="float">
            <text:p>12</text:p>
          </table:table-cell>
          <table:table-cell table:formula="of:=MEDIAN([.D171:.D220])" office:value-type="float" office:value="1.8" calcext:value-type="float">
            <text:p>1,8</text:p>
          </table:table-cell>
          <table:table-cell table:number-columns-repeated="2"/>
          <table:table-cell table:formula="of:=MEDIAN([.G171:.G220])" office:value-type="float" office:value="132220" calcext:value-type="float">
            <text:p>132220</text:p>
          </table:table-cell>
          <table:table-cell table:formula="of:=MEDIAN([.H171:.H220])" office:value-type="float" office:value="21" calcext:value-type="float">
            <text:p>21</text:p>
          </table:table-cell>
          <table:table-cell table:formula="of:=MEDIAN([.I171:.I220])" office:value-type="float" office:value="1.7" calcext:value-type="float">
            <text:p>1,7</text:p>
          </table:table-cell>
          <table:table-cell table:number-columns-repeated="2"/>
          <table:table-cell table:formula="of:=MEDIAN([.L171:.L220])" office:value-type="float" office:value="60818" calcext:value-type="float">
            <text:p>60818</text:p>
          </table:table-cell>
          <table:table-cell table:formula="of:=MEDIAN([.M171:.M220])" office:value-type="float" office:value="11" calcext:value-type="float">
            <text:p>11</text:p>
          </table:table-cell>
          <table:table-cell table:formula="of:=MEDIAN([.N171:.N22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9479988" calcext:value-type="float">
            <text:p>39479988</text:p>
          </table:table-cell>
          <table:table-cell office:value-type="float" office:value="86.7" calcext:value-type="float">
            <text:p>86,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67033" calcext:value-type="float">
            <text:p>167033</text:p>
          </table:table-cell>
          <table:table-cell office:value-type="float" office:value="33.3" calcext:value-type="float">
            <text:p>33,3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29994465" calcext:value-type="float">
            <text:p>29994465</text:p>
          </table:table-cell>
          <table:table-cell office:value-type="float" office:value="133.3" calcext:value-type="float">
            <text:p>133,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437" calcext:value-type="float">
            <text:p>360437</text:p>
          </table:table-cell>
          <table:table-cell office:value-type="float" office:value="56.4" calcext:value-type="float">
            <text:p>56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5800" calcext:value-type="float">
            <text:p>12580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1947" calcext:value-type="float">
            <text:p>251947</text:p>
          </table:table-cell>
          <table:table-cell office:value-type="float" office:value="64" calcext:value-type="float">
            <text:p>6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2159" calcext:value-type="float">
            <text:p>142159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4316" calcext:value-type="float">
            <text:p>104316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412" calcext:value-type="float">
            <text:p>110412</text:p>
          </table:table-cell>
          <table:table-cell office:value-type="float" office:value="33.7" calcext:value-type="float">
            <text:p>33,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069" calcext:value-type="float">
            <text:p>99069</text:p>
          </table:table-cell>
          <table:table-cell office:value-type="float" office:value="30" calcext:value-type="float">
            <text:p>3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5928" calcext:value-type="float">
            <text:p>95928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512" calcext:value-type="float">
            <text:p>99512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307" calcext:value-type="float">
            <text:p>108307</text:p>
          </table:table-cell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6630" calcext:value-type="float">
            <text:p>15663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013" calcext:value-type="float">
            <text:p>110013</text:p>
          </table:table-cell>
          <table:table-cell office:value-type="float" office:value="24" calcext:value-type="float">
            <text:p>2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736" calcext:value-type="float">
            <text:p>107736</text:p>
          </table:table-cell>
          <table:table-cell office:value-type="float" office:value="34" calcext:value-type="float">
            <text:p>34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156515" calcext:value-type="float">
            <text:p>15651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101" calcext:value-type="float">
            <text:p>93101</text:p>
          </table:table-cell>
          <table:table-cell office:value-type="float" office:value="31" calcext:value-type="float">
            <text:p>31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947" calcext:value-type="float">
            <text:p>82947</text:p>
          </table:table-cell>
          <table:table-cell office:value-type="float" office:value="32" calcext:value-type="float">
            <text:p>3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3062" calcext:value-type="float">
            <text:p>10306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909" calcext:value-type="float">
            <text:p>10290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53" calcext:value-type="float">
            <text:p>63753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4202" calcext:value-type="float">
            <text:p>154202</text:p>
          </table:table-cell>
          <table:table-cell office:value-type="float" office:value="37.6" calcext:value-type="float">
            <text:p>37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3913" calcext:value-type="float">
            <text:p>103913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991" calcext:value-type="float">
            <text:p>131991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9730" calcext:value-type="float">
            <text:p>8973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708" calcext:value-type="float">
            <text:p>100708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73" calcext:value-type="float">
            <text:p>64173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9293" calcext:value-type="float">
            <text:p>16929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10" calcext:value-type="float">
            <text:p>63410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36" calcext:value-type="float">
            <text:p>6403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2842" calcext:value-type="float">
            <text:p>162842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3729" calcext:value-type="float">
            <text:p>103729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449" calcext:value-type="float">
            <text:p>8544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7315" calcext:value-type="float">
            <text:p>11731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264" calcext:value-type="float">
            <text:p>88264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414" calcext:value-type="float">
            <text:p>126414</text:p>
          </table:table-cell>
          <table:table-cell office:value-type="float" office:value="36" calcext:value-type="float">
            <text:p>36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102856" calcext:value-type="float">
            <text:p>10285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246" calcext:value-type="float">
            <text:p>86246</text:p>
          </table:table-cell>
          <table:table-cell office:value-type="float" office:value="27" calcext:value-type="float">
            <text:p>27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32" calcext:value-type="float">
            <text:p>7643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8829" calcext:value-type="float">
            <text:p>138829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5125" calcext:value-type="float">
            <text:p>115125</text:p>
          </table:table-cell>
          <table:table-cell office:value-type="float" office:value="32.7" calcext:value-type="float">
            <text:p>32,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494" calcext:value-type="float">
            <text:p>94494</text:p>
          </table:table-cell>
          <table:table-cell office:value-type="float" office:value="29" calcext:value-type="float">
            <text:p>29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71259" calcext:value-type="float">
            <text:p>17125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548" calcext:value-type="float">
            <text:p>10554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649" calcext:value-type="float">
            <text:p>92649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6777" calcext:value-type="float">
            <text:p>96777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150" calcext:value-type="float">
            <text:p>8815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40" calcext:value-type="float">
            <text:p>64940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14172" calcext:value-type="float">
            <text:p>114172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430" calcext:value-type="float">
            <text:p>894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165" calcext:value-type="float">
            <text:p>100165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94421" calcext:value-type="float">
            <text:p>194421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998" calcext:value-type="float">
            <text:p>7899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551" calcext:value-type="float">
            <text:p>81551</text:p>
          </table:table-cell>
          <table:table-cell office:value-type="float" office:value="22.8" calcext:value-type="float">
            <text:p>22,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8233" calcext:value-type="float">
            <text:p>15823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595" calcext:value-type="float">
            <text:p>7459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26" calcext:value-type="float">
            <text:p>80026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9187" calcext:value-type="float">
            <text:p>99187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587" calcext:value-type="float">
            <text:p>7358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201" calcext:value-type="float">
            <text:p>55201</text:p>
          </table:table-cell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0693" calcext:value-type="float">
            <text:p>15069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694" calcext:value-type="float">
            <text:p>68694</text:p>
          </table:table-cell>
          <table:table-cell office:value-type="float" office:value="21.8" calcext:value-type="float">
            <text:p>21,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582" calcext:value-type="float">
            <text:p>89582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7357" calcext:value-type="float">
            <text:p>147357</text:p>
          </table:table-cell>
          <table:table-cell office:value-type="float" office:value="43.6" calcext:value-type="float">
            <text:p>43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310" calcext:value-type="float">
            <text:p>563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743" calcext:value-type="float">
            <text:p>79743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0402" calcext:value-type="float">
            <text:p>140402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193" calcext:value-type="float">
            <text:p>69193</text:p>
          </table:table-cell>
          <table:table-cell office:value-type="float" office:value="22" calcext:value-type="float">
            <text:p>2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76" calcext:value-type="float">
            <text:p>77276</text:p>
          </table:table-cell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8566" calcext:value-type="float">
            <text:p>148566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665" calcext:value-type="float">
            <text:p>58665</text:p>
          </table:table-cell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18" calcext:value-type="float">
            <text:p>59718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55106" calcext:value-type="float">
            <text:p>155106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371" calcext:value-type="float">
            <text:p>106371</text:p>
          </table:table-cell>
          <table:table-cell office:value-type="float" office:value="30" calcext:value-type="float">
            <text:p>3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27" calcext:value-type="float">
            <text:p>73427</text:p>
          </table:table-cell>
          <table:table-cell office:value-type="float" office:value="27" calcext:value-type="float">
            <text:p>2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61390" calcext:value-type="float">
            <text:p>16139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174" calcext:value-type="float">
            <text:p>72174</text:p>
          </table:table-cell>
          <table:table-cell office:value-type="float" office:value="27" calcext:value-type="float">
            <text:p>27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85" calcext:value-type="float">
            <text:p>79885</text:p>
          </table:table-cell>
          <table:table-cell office:value-type="float" office:value="23.8" calcext:value-type="float">
            <text:p>23,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6844" calcext:value-type="float">
            <text:p>146844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8686" calcext:value-type="float">
            <text:p>288686</text:p>
          </table:table-cell>
          <table:table-cell office:value-type="float" office:value="24" calcext:value-type="float">
            <text:p>24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196" calcext:value-type="float">
            <text:p>70196</text:p>
          </table:table-cell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44391" calcext:value-type="float">
            <text:p>14439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417" calcext:value-type="float">
            <text:p>64417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139" calcext:value-type="float">
            <text:p>89139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2684" calcext:value-type="float">
            <text:p>102684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617" calcext:value-type="float">
            <text:p>41617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80" calcext:value-type="float">
            <text:p>49980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5567" calcext:value-type="float">
            <text:p>13556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274" calcext:value-type="float">
            <text:p>50274</text:p>
          </table:table-cell>
          <table:table-cell office:value-type="float" office:value="17" calcext:value-type="float">
            <text:p>17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711" calcext:value-type="float">
            <text:p>51711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94784" calcext:value-type="float">
            <text:p>19478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485" calcext:value-type="float">
            <text:p>49485</text:p>
          </table:table-cell>
          <table:table-cell office:value-type="float" office:value="18.8" calcext:value-type="float">
            <text:p>18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50" calcext:value-type="float">
            <text:p>71350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733" calcext:value-type="float">
            <text:p>14373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4600" calcext:value-type="float">
            <text:p>3564600</text:p>
          </table:table-cell>
          <table:table-cell office:value-type="float" office:value="29" calcext:value-type="float">
            <text:p>2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88" calcext:value-type="float">
            <text:p>49888</text:p>
          </table:table-cell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89488" calcext:value-type="float">
            <text:p>189488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317" calcext:value-type="float">
            <text:p>40317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58" calcext:value-type="float">
            <text:p>65158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64821" calcext:value-type="float">
            <text:p>16482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670" calcext:value-type="float">
            <text:p>68670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47" calcext:value-type="float">
            <text:p>66347</text:p>
          </table:table-cell>
          <table:table-cell office:value-type="float" office:value="25.7" calcext:value-type="float">
            <text:p>25,7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38253" calcext:value-type="float">
            <text:p>138253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786" calcext:value-type="float">
            <text:p>68786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28" calcext:value-type="float">
            <text:p>70828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394" calcext:value-type="float">
            <text:p>143394</text:p>
          </table:table-cell>
          <table:table-cell office:value-type="float" office:value="46.5" calcext:value-type="float">
            <text:p>46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05" calcext:value-type="float">
            <text:p>38605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76" calcext:value-type="float">
            <text:p>49476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9727" calcext:value-type="float">
            <text:p>12972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36" calcext:value-type="float">
            <text:p>58236</text:p>
          </table:table-cell>
          <table:table-cell office:value-type="float" office:value="24" calcext:value-type="float">
            <text:p>24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472" calcext:value-type="float">
            <text:p>54472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7823" calcext:value-type="float">
            <text:p>97823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292" calcext:value-type="float">
            <text:p>60292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652" calcext:value-type="float">
            <text:p>59652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6529" calcext:value-type="float">
            <text:p>146529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074" calcext:value-type="float">
            <text:p>35074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02" calcext:value-type="float">
            <text:p>68602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8090" calcext:value-type="float">
            <text:p>14809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415" calcext:value-type="float">
            <text:p>51415</text:p>
          </table:table-cell>
          <table:table-cell office:value-type="float" office:value="21.8" calcext:value-type="float">
            <text:p>21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37" calcext:value-type="float">
            <text:p>69137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4109" calcext:value-type="float">
            <text:p>9410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181" calcext:value-type="float">
            <text:p>42181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063" calcext:value-type="float">
            <text:p>67063</text:p>
          </table:table-cell>
          <table:table-cell office:value-type="float" office:value="24" calcext:value-type="float">
            <text:p>24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04456" calcext:value-type="float">
            <text:p>10445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023" calcext:value-type="float">
            <text:p>41023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56" calcext:value-type="float">
            <text:p>64856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3970" calcext:value-type="float">
            <text:p>143970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87" calcext:value-type="float">
            <text:p>67187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21" calcext:value-type="float">
            <text:p>73121</text:p>
          </table:table-cell>
          <table:table-cell office:value-type="float" office:value="23.8" calcext:value-type="float">
            <text:p>23,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5237" calcext:value-type="float">
            <text:p>145237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280" calcext:value-type="float">
            <text:p>61280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195" calcext:value-type="float">
            <text:p>59195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7367" calcext:value-type="float">
            <text:p>14736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803" calcext:value-type="float">
            <text:p>60803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845" calcext:value-type="float">
            <text:p>31845</text:p>
          </table:table-cell>
          <table:table-cell office:value-type="float" office:value="21" calcext:value-type="float">
            <text:p>21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23977" calcext:value-type="float">
            <text:p>12397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379" calcext:value-type="float">
            <text:p>38379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576" calcext:value-type="float">
            <text:p>33576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0166" calcext:value-type="float">
            <text:p>13016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79" calcext:value-type="float">
            <text:p>65579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30" calcext:value-type="float">
            <text:p>72530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58999" calcext:value-type="float">
            <text:p>15899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217" calcext:value-type="float">
            <text:p>36217</text:p>
          </table:table-cell>
          <table:table-cell office:value-type="float" office:value="18.8" calcext:value-type="float">
            <text:p>18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97" calcext:value-type="float">
            <text:p>70597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0567" calcext:value-type="float">
            <text:p>140567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806" calcext:value-type="float">
            <text:p>60806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59" calcext:value-type="float">
            <text:p>79359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85742" calcext:value-type="float">
            <text:p>18574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968" calcext:value-type="float">
            <text:p>69968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317" calcext:value-type="float">
            <text:p>40317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7638" calcext:value-type="float">
            <text:p>137638</text:p>
          </table:table-cell>
          <table:table-cell office:value-type="float" office:value="39.6" calcext:value-type="float">
            <text:p>39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223" calcext:value-type="float">
            <text:p>37223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587" calcext:value-type="float">
            <text:p>48587</text:p>
          </table:table-cell>
          <table:table-cell office:value-type="float" office:value="24.8" calcext:value-type="float">
            <text:p>24,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303804" calcext:value-type="float">
            <text:p>303804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079" calcext:value-type="float">
            <text:p>73079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61" calcext:value-type="float">
            <text:p>73361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6100" calcext:value-type="float">
            <text:p>146100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378" calcext:value-type="float">
            <text:p>106378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75" calcext:value-type="float">
            <text:p>68675</text:p>
          </table:table-cell>
          <table:table-cell office:value-type="float" office:value="25" calcext:value-type="float">
            <text:p>2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5544" calcext:value-type="float">
            <text:p>105544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768" calcext:value-type="float">
            <text:p>72768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35" calcext:value-type="float">
            <text:p>59435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66695" calcext:value-type="float">
            <text:p>66695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993" calcext:value-type="float">
            <text:p>76993</text:p>
          </table:table-cell>
          <table:table-cell office:value-type="float" office:value="24" calcext:value-type="float">
            <text:p>24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43" calcext:value-type="float">
            <text:p>49543</text:p>
          </table:table-cell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8525" calcext:value-type="float">
            <text:p>138525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163" calcext:value-type="float">
            <text:p>58163</text:p>
          </table:table-cell>
          <table:table-cell office:value-type="float" office:value="20.8" calcext:value-type="float">
            <text:p>20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63" calcext:value-type="float">
            <text:p>39263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51414" calcext:value-type="float">
            <text:p>151414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316" calcext:value-type="float">
            <text:p>68316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71" calcext:value-type="float">
            <text:p>74371</text:p>
          </table:table-cell>
          <table:table-cell office:value-type="float" office:value="25" calcext:value-type="float">
            <text:p>2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23518" calcext:value-type="float">
            <text:p>123518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38" calcext:value-type="float">
            <text:p>61138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49" calcext:value-type="float">
            <text:p>68549</text:p>
          </table:table-cell>
          <table:table-cell office:value-type="float" office:value="23.8" calcext:value-type="float">
            <text:p>23,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6194" calcext:value-type="float">
            <text:p>146194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860" calcext:value-type="float">
            <text:p>57860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31" calcext:value-type="float">
            <text:p>66431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9236" calcext:value-type="float">
            <text:p>13923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289" calcext:value-type="float">
            <text:p>64289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16" calcext:value-type="float">
            <text:p>65116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99741" calcext:value-type="float">
            <text:p>9974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24" calcext:value-type="float">
            <text:p>65524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39" calcext:value-type="float">
            <text:p>71239</text:p>
          </table:table-cell>
          <table:table-cell office:value-type="float" office:value="25" calcext:value-type="float">
            <text:p>25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4348" calcext:value-type="float">
            <text:p>10434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438" calcext:value-type="float">
            <text:p>36438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98" calcext:value-type="float">
            <text:p>68398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1854" calcext:value-type="float">
            <text:p>101854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162" calcext:value-type="float">
            <text:p>67162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254" calcext:value-type="float">
            <text:p>68254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5676" calcext:value-type="float">
            <text:p>135676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779" calcext:value-type="float">
            <text:p>28779</text:p>
          </table:table-cell>
          <table:table-cell office:value-type="float" office:value="20.8" calcext:value-type="float">
            <text:p>20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55" calcext:value-type="float">
            <text:p>43355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778378" calcext:value-type="float">
            <text:p>778378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656" calcext:value-type="float">
            <text:p>59656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692" calcext:value-type="float">
            <text:p>50692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4165" calcext:value-type="float">
            <text:p>144165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40" calcext:value-type="float">
            <text:p>59140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68" calcext:value-type="float">
            <text:p>51368</text:p>
          </table:table-cell>
          <table:table-cell office:value-type="float" office:value="21.8" calcext:value-type="float">
            <text:p>21,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209467" calcext:value-type="float">
            <text:p>209467</text:p>
          </table:table-cell>
          <table:table-cell office:value-type="float" office:value="38.6" calcext:value-type="float">
            <text:p>38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101" calcext:value-type="float">
            <text:p>58101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19" calcext:value-type="float">
            <text:p>47819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201596" calcext:value-type="float">
            <text:p>201596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599" calcext:value-type="float">
            <text:p>70599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46" calcext:value-type="float">
            <text:p>69546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7502" calcext:value-type="float">
            <text:p>137502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606" calcext:value-type="float">
            <text:p>33606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035" calcext:value-type="float">
            <text:p>122035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20796" calcext:value-type="float">
            <text:p>120796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1304" calcext:value-type="float">
            <text:p>111304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99" calcext:value-type="float">
            <text:p>68099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60880" calcext:value-type="float">
            <text:p>16088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33" calcext:value-type="float">
            <text:p>63433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36" calcext:value-type="float">
            <text:p>65236</text:p>
          </table:table-cell>
          <table:table-cell office:value-type="float" office:value="24.8" calcext:value-type="float">
            <text:p>24,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3893" calcext:value-type="float">
            <text:p>14389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274" calcext:value-type="float">
            <text:p>62274</text:p>
          </table:table-cell>
          <table:table-cell office:value-type="float" office:value="21.8" calcext:value-type="float">
            <text:p>21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08" calcext:value-type="float">
            <text:p>69208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4285" calcext:value-type="float">
            <text:p>134285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403" calcext:value-type="float">
            <text:p>66403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28" calcext:value-type="float">
            <text:p>45028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04031" calcext:value-type="float">
            <text:p>10403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702" calcext:value-type="float">
            <text:p>57702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65" calcext:value-type="float">
            <text:p>73065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4322" calcext:value-type="float">
            <text:p>134322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090" calcext:value-type="float">
            <text:p>42090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544" calcext:value-type="float">
            <text:p>44544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6786" calcext:value-type="float">
            <text:p>146786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193" calcext:value-type="float">
            <text:p>101193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71" calcext:value-type="float">
            <text:p>59471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42475" calcext:value-type="float">
            <text:p>142475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019" calcext:value-type="float">
            <text:p>63019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11" calcext:value-type="float">
            <text:p>57411</text:p>
          </table:table-cell>
          <table:table-cell office:value-type="float" office:value="25" calcext:value-type="float">
            <text:p>2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20135" calcext:value-type="float">
            <text:p>120135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982" calcext:value-type="float">
            <text:p>64982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96" calcext:value-type="float">
            <text:p>74496</text:p>
          </table:table-cell>
          <table:table-cell office:value-type="float" office:value="22" calcext:value-type="float">
            <text:p>2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1985" calcext:value-type="float">
            <text:p>10198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277" calcext:value-type="float">
            <text:p>29277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967" calcext:value-type="float">
            <text:p>52967</text:p>
          </table:table-cell>
          <table:table-cell office:value-type="float" office:value="28" calcext:value-type="float">
            <text:p>28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30080" calcext:value-type="float">
            <text:p>13008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023" calcext:value-type="float">
            <text:p>55023</text:p>
          </table:table-cell>
          <table:table-cell office:value-type="float" office:value="20.8" calcext:value-type="float">
            <text:p>20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368" calcext:value-type="float">
            <text:p>80368</text:p>
          </table:table-cell>
          <table:table-cell office:value-type="float" office:value="40.6" calcext:value-type="float">
            <text:p>40,6</text:p>
          </table:table-cell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16215" calcext:value-type="float">
            <text:p>11621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303" calcext:value-type="float">
            <text:p>26303</text:p>
          </table:table-cell>
          <table:table-cell office:value-type="float" office:value="38" calcext:value-type="float">
            <text:p>38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72" calcext:value-type="float">
            <text:p>77072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66573" calcext:value-type="float">
            <text:p>16657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319" calcext:value-type="float">
            <text:p>48319</text:p>
          </table:table-cell>
          <table:table-cell office:value-type="float" office:value="21" calcext:value-type="float">
            <text:p>21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15" calcext:value-type="float">
            <text:p>69415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2761" calcext:value-type="float">
            <text:p>11276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185" calcext:value-type="float">
            <text:p>27185</text:p>
          </table:table-cell>
          <table:table-cell office:value-type="float" office:value="19" calcext:value-type="float">
            <text:p>19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32" calcext:value-type="float">
            <text:p>70832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292650" calcext:value-type="float">
            <text:p>292650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809" calcext:value-type="float">
            <text:p>46809</text:p>
          </table:table-cell>
          <table:table-cell office:value-type="float" office:value="21" calcext:value-type="float">
            <text:p>21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75" calcext:value-type="float">
            <text:p>48475</text:p>
          </table:table-cell>
          <table:table-cell office:value-type="float" office:value="25" calcext:value-type="float">
            <text:p>2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3497" calcext:value-type="float">
            <text:p>133497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709" calcext:value-type="float">
            <text:p>61709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206" calcext:value-type="float">
            <text:p>118206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7377" calcext:value-type="float">
            <text:p>107377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24" calcext:value-type="float">
            <text:p>50624</text:p>
          </table:table-cell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515" calcext:value-type="float">
            <text:p>88515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0148" calcext:value-type="float">
            <text:p>14014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563" calcext:value-type="float">
            <text:p>39563</text:p>
          </table:table-cell>
          <table:table-cell office:value-type="float" office:value="21" calcext:value-type="float">
            <text:p>21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21.8" calcext:value-type="float">
            <text:p>21,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3980" calcext:value-type="float">
            <text:p>143980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161" calcext:value-type="float">
            <text:p>62161</text:p>
          </table:table-cell>
          <table:table-cell office:value-type="float" office:value="19" calcext:value-type="float">
            <text:p>19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96" calcext:value-type="float">
            <text:p>72096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7404" calcext:value-type="float">
            <text:p>10740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09" calcext:value-type="float">
            <text:p>63109</text:p>
          </table:table-cell>
          <table:table-cell office:value-type="float" office:value="20.8" calcext:value-type="float">
            <text:p>20,8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770" calcext:value-type="float">
            <text:p>96770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31092" calcext:value-type="float">
            <text:p>131092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687" calcext:value-type="float">
            <text:p>48687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885" calcext:value-type="float">
            <text:p>86885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6766" calcext:value-type="float">
            <text:p>106766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757" calcext:value-type="float">
            <text:p>36757</text:p>
          </table:table-cell>
          <table:table-cell office:value-type="float" office:value="19" calcext:value-type="float">
            <text:p>19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649" calcext:value-type="float">
            <text:p>50649</text:p>
          </table:table-cell>
          <table:table-cell office:value-type="float" office:value="22" calcext:value-type="float">
            <text:p>22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11613" calcext:value-type="float">
            <text:p>111613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174" calcext:value-type="float">
            <text:p>60174</text:p>
          </table:table-cell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09" calcext:value-type="float">
            <text:p>67409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99334" calcext:value-type="float">
            <text:p>99334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09" calcext:value-type="float">
            <text:p>58209</text:p>
          </table:table-cell>
          <table:table-cell office:value-type="float" office:value="27" calcext:value-type="float">
            <text:p>27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27" calcext:value-type="float">
            <text:p>58227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6806" calcext:value-type="float">
            <text:p>146806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540" calcext:value-type="float">
            <text:p>36540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825" calcext:value-type="float">
            <text:p>77825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08727" calcext:value-type="float">
            <text:p>10872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058" calcext:value-type="float">
            <text:p>41058</text:p>
          </table:table-cell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54" calcext:value-type="float">
            <text:p>66854</text:p>
          </table:table-cell>
          <table:table-cell office:value-type="float" office:value="25" calcext:value-type="float">
            <text:p>25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6415" calcext:value-type="float">
            <text:p>15641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335" calcext:value-type="float">
            <text:p>57335</text:p>
          </table:table-cell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23" calcext:value-type="float">
            <text:p>77223</text:p>
          </table:table-cell>
          <table:table-cell office:value-type="float" office:value="24.8" calcext:value-type="float">
            <text:p>24,8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7134" calcext:value-type="float">
            <text:p>14713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572" calcext:value-type="float">
            <text:p>75572</text:p>
          </table:table-cell>
          <table:table-cell office:value-type="float" office:value="21" calcext:value-type="float">
            <text:p>21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42" calcext:value-type="float">
            <text:p>45742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7126" calcext:value-type="float">
            <text:p>147126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019" calcext:value-type="float">
            <text:p>67019</text:p>
          </table:table-cell>
          <table:table-cell office:value-type="float" office:value="21.8" calcext:value-type="float">
            <text:p>21,8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31" calcext:value-type="float">
            <text:p>47731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51239" calcext:value-type="float">
            <text:p>15123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59" calcext:value-type="float">
            <text:p>65159</text:p>
          </table:table-cell>
          <table:table-cell office:value-type="float" office:value="24" calcext:value-type="float">
            <text:p>24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87" calcext:value-type="float">
            <text:p>73287</text:p>
          </table:table-cell>
          <table:table-cell office:value-type="float" office:value="24" calcext:value-type="float">
            <text:p>24</text:p>
          </table:table-cell>
          <table:table-cell office:value-type="float" office:value="6.6" calcext:value-type="float">
            <text:p>6,6</text:p>
          </table:table-cell>
          <table:table-cell table:number-columns-repeated="2"/>
          <table:table-cell office:value-type="float" office:value="145429" calcext:value-type="float">
            <text:p>14542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289" calcext:value-type="float">
            <text:p>100289</text:p>
          </table:table-cell>
          <table:table-cell office:value-type="float" office:value="23" calcext:value-type="float">
            <text:p>23</text:p>
          </table:table-cell>
          <table:table-cell office:value-type="float" office:value="10.2" calcext:value-type="float">
            <text:p>10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467678.42" calcext:value-type="float">
            <text:p>467678,42</text:p>
          </table:table-cell>
          <table:table-cell table:formula="of:=AVERAGE([.C236:.C335])" office:value-type="float" office:value="25.354" calcext:value-type="float">
            <text:p>25,354</text:p>
          </table:table-cell>
          <table:table-cell table:formula="of:=AVERAGE([.D236:.D335])" office:value-type="float" office:value="6.227" calcext:value-type="float">
            <text:p>6,227</text:p>
          </table:table-cell>
          <table:table-cell table:number-columns-repeated="2"/>
          <table:table-cell table:formula="of:=AVERAGE([.G236:.G335])" office:value-type="float" office:value="145659.81" calcext:value-type="float">
            <text:p>145659,81</text:p>
          </table:table-cell>
          <table:table-cell table:formula="of:=AVERAGE([.H236:.H335])" office:value-type="float" office:value="41.594" calcext:value-type="float">
            <text:p>41,594</text:p>
          </table:table-cell>
          <table:table-cell table:formula="of:=AVERAGE([.I236:.I335])" office:value-type="float" office:value="1.7" calcext:value-type="float">
            <text:p>1,7</text:p>
          </table:table-cell>
          <table:table-cell table:number-columns-repeated="2"/>
          <table:table-cell table:formula="of:=AVERAGE([.L236:.L335])" office:value-type="float" office:value="403338.59" calcext:value-type="float">
            <text:p>403338,59</text:p>
          </table:table-cell>
          <table:table-cell table:formula="of:=AVERAGE([.M236:.M335])" office:value-type="float" office:value="23.987" calcext:value-type="float">
            <text:p>23,987</text:p>
          </table:table-cell>
          <table:table-cell table:formula="of:=AVERAGE([.N236:.N335])" office:value-type="float" office:value="9.02400000000002" calcext:value-type="float">
            <text:p>9,024000000000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3921042.39139878" calcext:value-type="float">
            <text:p>3921042,39139878</text:p>
          </table:table-cell>
          <table:table-cell table:formula="of:=STDEVP([.C236:.C335])" office:value-type="float" office:value="7.62454483887399" calcext:value-type="float">
            <text:p>7,62454483887399</text:p>
          </table:table-cell>
          <table:table-cell table:formula="of:=STDEVP([.D236:.D335])" office:value-type="float" office:value="1.29605979800316" calcext:value-type="float">
            <text:p>1,29605979800316</text:p>
          </table:table-cell>
          <table:table-cell table:number-columns-repeated="2"/>
          <table:table-cell table:formula="of:=STDEVP([.G236:.G335])" office:value-type="float" office:value="72483.1355276101" calcext:value-type="float">
            <text:p>72483,1355276101</text:p>
          </table:table-cell>
          <table:table-cell table:formula="of:=STDEVP([.H236:.H335])" office:value-type="float" office:value="3.16356823855595" calcext:value-type="float">
            <text:p>3,16356823855595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2994501.99462688" calcext:value-type="float">
            <text:p>2994501,99462688</text:p>
          </table:table-cell>
          <table:table-cell table:formula="of:=STDEVP([.M236:.M335])" office:value-type="float" office:value="12.2538373989538" calcext:value-type="float">
            <text:p>12,2538373989538</text:p>
          </table:table-cell>
          <table:table-cell table:formula="of:=STDEVP([.N236:.N335])" office:value-type="float" office:value="2.10362163898359" calcext:value-type="float">
            <text:p>2,10362163898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69172.5" calcext:value-type="float">
            <text:p>69172,5</text:p>
          </table:table-cell>
          <table:table-cell table:formula="of:=MEDIAN([.C236:.C335])" office:value-type="float" office:value="24" calcext:value-type="float">
            <text:p>24</text:p>
          </table:table-cell>
          <table:table-cell table:formula="of:=MEDIAN([.D236:.D335])" office:value-type="float" office:value="6.7" calcext:value-type="float">
            <text:p>6,7</text:p>
          </table:table-cell>
          <table:table-cell table:number-columns-repeated="2"/>
          <table:table-cell table:formula="of:=MEDIAN([.G236:.G335])" office:value-type="float" office:value="140484.5" calcext:value-type="float">
            <text:p>140484,5</text:p>
          </table:table-cell>
          <table:table-cell table:formula="of:=MEDIAN([.H236:.H335])" office:value-type="float" office:value="41.8" calcext:value-type="float">
            <text:p>41,8</text:p>
          </table:table-cell>
          <table:table-cell table:formula="of:=MEDIAN([.I236:.I335])" office:value-type="float" office:value="1.7" calcext:value-type="float">
            <text:p>1,7</text:p>
          </table:table-cell>
          <table:table-cell table:number-columns-repeated="2"/>
          <table:table-cell table:formula="of:=MEDIAN([.L236:.L335])" office:value-type="float" office:value="63259.5" calcext:value-type="float">
            <text:p>63259,5</text:p>
          </table:table-cell>
          <table:table-cell table:formula="of:=MEDIAN([.M236:.M335])" office:value-type="float" office:value="22" calcext:value-type="float">
            <text:p>22</text:p>
          </table:table-cell>
          <table:table-cell table:formula="of:=MEDIAN([.N236:.N335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869192.52" calcext:value-type="float">
            <text:p>869192,52</text:p>
          </table:table-cell>
          <table:table-cell table:formula="of:=AVERAGE([.C236:.C285])" office:value-type="float" office:value="26.8" calcext:value-type="float">
            <text:p>26,8</text:p>
          </table:table-cell>
          <table:table-cell table:formula="of:=AVERAGE([.D236:.D285])" office:value-type="float" office:value="5.796" calcext:value-type="float">
            <text:p>5,796</text:p>
          </table:table-cell>
          <table:table-cell table:number-columns-repeated="2"/>
          <table:table-cell table:formula="of:=AVERAGE([.G236:.G285])" office:value-type="float" office:value="139652.64" calcext:value-type="float">
            <text:p>139652,64</text:p>
          </table:table-cell>
          <table:table-cell table:formula="of:=AVERAGE([.H236:.H285])" office:value-type="float" office:value="41.936" calcext:value-type="float">
            <text:p>41,936</text:p>
          </table:table-cell>
          <table:table-cell table:formula="of:=AVERAGE([.I236:.I285])" office:value-type="float" office:value="1.7" calcext:value-type="float">
            <text:p>1,7</text:p>
          </table:table-cell>
          <table:table-cell table:number-columns-repeated="2"/>
          <table:table-cell table:formula="of:=AVERAGE([.L236:.L285])" office:value-type="float" office:value="747787.32" calcext:value-type="float">
            <text:p>747787,32</text:p>
          </table:table-cell>
          <table:table-cell table:formula="of:=AVERAGE([.M236:.M285])" office:value-type="float" office:value="26.138" calcext:value-type="float">
            <text:p>26,138</text:p>
          </table:table-cell>
          <table:table-cell table:formula="of:=AVERAGE([.N236:.N285])" office:value-type="float" office:value="7.90800000000001" calcext:value-type="float">
            <text:p>7,908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66164.32" calcext:value-type="float">
            <text:p>66164,32</text:p>
          </table:table-cell>
          <table:table-cell table:formula="of:=AVERAGE([.C286:.C335])" office:value-type="float" office:value="23.908" calcext:value-type="float">
            <text:p>23,908</text:p>
          </table:table-cell>
          <table:table-cell table:formula="of:=AVERAGE([.D286:.D335])" office:value-type="float" office:value="6.658" calcext:value-type="float">
            <text:p>6,658</text:p>
          </table:table-cell>
          <table:table-cell table:number-columns-repeated="2"/>
          <table:table-cell table:formula="of:=AVERAGE([.G286:.G335])" office:value-type="float" office:value="151666.98" calcext:value-type="float">
            <text:p>151666,98</text:p>
          </table:table-cell>
          <table:table-cell table:formula="of:=AVERAGE([.H286:.H335])" office:value-type="float" office:value="41.252" calcext:value-type="float">
            <text:p>41,252</text:p>
          </table:table-cell>
          <table:table-cell table:formula="of:=AVERAGE([.I286:.I335])" office:value-type="float" office:value="1.7" calcext:value-type="float">
            <text:p>1,7</text:p>
          </table:table-cell>
          <table:table-cell table:number-columns-repeated="2"/>
          <table:table-cell table:formula="of:=AVERAGE([.L286:.L335])" office:value-type="float" office:value="58889.86" calcext:value-type="float">
            <text:p>58889,86</text:p>
          </table:table-cell>
          <table:table-cell table:formula="of:=AVERAGE([.M286:.M335])" office:value-type="float" office:value="21.836" calcext:value-type="float">
            <text:p>21,836</text:p>
          </table:table-cell>
          <table:table-cell table:formula="of:=AVERAGE([.N286:.N335])" office:value-type="float" office:value="10.14" calcext:value-type="float">
            <text:p>10,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17195.2032130359" calcext:value-type="float">
            <text:p>17195,2032130359</text:p>
          </table:table-cell>
          <table:table-cell table:formula="of:=STDEVP([.C286:.C335])" office:value-type="float" office:value="2.67498336443425" calcext:value-type="float">
            <text:p>2,67498336443425</text:p>
          </table:table-cell>
          <table:table-cell table:formula="of:=STDEVP([.D286:.D335])" office:value-type="float" office:value="0.0493558507170125" calcext:value-type="float">
            <text:p>0,049355850717013</text:p>
          </table:table-cell>
          <table:table-cell table:number-columns-repeated="2"/>
          <table:table-cell table:formula="of:=STDEVP([.G286:.G335])" office:value-type="float" office:value="98434.9824244389" calcext:value-type="float">
            <text:p>98434,9824244389</text:p>
          </table:table-cell>
          <table:table-cell table:formula="of:=STDEVP([.H286:.H335])" office:value-type="float" office:value="2.74074734333539" calcext:value-type="float">
            <text:p>2,74074734333539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18996.5183947059" calcext:value-type="float">
            <text:p>18996,5183947059</text:p>
          </table:table-cell>
          <table:table-cell table:formula="of:=STDEVP([.M286:.M335])" office:value-type="float" office:value="2.70368341341955" calcext:value-type="float">
            <text:p>2,70368341341955</text:p>
          </table:table-cell>
          <table:table-cell table:formula="of:=STDEVP([.N286:.N335])" office:value-type="float" office:value="0.0489897948556634" calcext:value-type="float">
            <text:p>0,0489897948556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71940" calcext:value-type="float">
            <text:p>71940</text:p>
          </table:table-cell>
          <table:table-cell table:formula="of:=MEDIAN([.C236:.C285])" office:value-type="float" office:value="23.9" calcext:value-type="float">
            <text:p>23,9</text:p>
          </table:table-cell>
          <table:table-cell table:formula="of:=MEDIAN([.D236:.D285])" office:value-type="float" office:value="6.8" calcext:value-type="float">
            <text:p>6,8</text:p>
          </table:table-cell>
          <table:table-cell table:number-columns-repeated="2"/>
          <table:table-cell table:formula="of:=MEDIAN([.G236:.G285])" office:value-type="float" office:value="144180.5" calcext:value-type="float">
            <text:p>144180,5</text:p>
          </table:table-cell>
          <table:table-cell table:formula="of:=MEDIAN([.H236:.H285])" office:value-type="float" office:value="42" calcext:value-type="float">
            <text:p>42</text:p>
          </table:table-cell>
          <table:table-cell table:formula="of:=MEDIAN([.I236:.I285])" office:value-type="float" office:value="1.7" calcext:value-type="float">
            <text:p>1,7</text:p>
          </table:table-cell>
          <table:table-cell table:number-columns-repeated="2"/>
          <table:table-cell table:formula="of:=MEDIAN([.L236:.L285])" office:value-type="float" office:value="68989.5" calcext:value-type="float">
            <text:p>68989,5</text:p>
          </table:table-cell>
          <table:table-cell table:formula="of:=MEDIAN([.M236:.M285])" office:value-type="float" office:value="22" calcext:value-type="float">
            <text:p>22</text:p>
          </table:table-cell>
          <table:table-cell table:formula="of:=MEDIAN([.N236:.N285])" office:value-type="float" office:value="9.75" calcext:value-type="float">
            <text:p>9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68176.5" calcext:value-type="float">
            <text:p>68176,5</text:p>
          </table:table-cell>
          <table:table-cell table:formula="of:=MEDIAN([.C286:.C335])" office:value-type="float" office:value="24" calcext:value-type="float">
            <text:p>24</text:p>
          </table:table-cell>
          <table:table-cell table:formula="of:=MEDIAN([.D286:.D335])" office:value-type="float" office:value="6.7" calcext:value-type="float">
            <text:p>6,7</text:p>
          </table:table-cell>
          <table:table-cell table:number-columns-repeated="2"/>
          <table:table-cell table:formula="of:=MEDIAN([.G286:.G335])" office:value-type="float" office:value="137570" calcext:value-type="float">
            <text:p>137570</text:p>
          </table:table-cell>
          <table:table-cell table:formula="of:=MEDIAN([.H286:.H335])" office:value-type="float" office:value="41.3" calcext:value-type="float">
            <text:p>41,3</text:p>
          </table:table-cell>
          <table:table-cell table:formula="of:=MEDIAN([.I286:.I335])" office:value-type="float" office:value="1.7" calcext:value-type="float">
            <text:p>1,7</text:p>
          </table:table-cell>
          <table:table-cell table:number-columns-repeated="2"/>
          <table:table-cell table:formula="of:=MEDIAN([.L286:.L335])" office:value-type="float" office:value="59915" calcext:value-type="float">
            <text:p>59915</text:p>
          </table:table-cell>
          <table:table-cell table:formula="of:=MEDIAN([.M286:.M335])" office:value-type="float" office:value="21.4" calcext:value-type="float">
            <text:p>21,4</text:p>
          </table:table-cell>
          <table:table-cell table:formula="of:=MEDIAN([.N286:.N335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8565869" calcext:value-type="float">
            <text:p>1856586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13613" calcext:value-type="float">
            <text:p>1136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0696087" calcext:value-type="float">
            <text:p>20696087</text:p>
          </table:table-cell>
          <table:table-cell office:value-type="float" office:value="146.7" calcext:value-type="float">
            <text:p>146,7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086" calcext:value-type="float">
            <text:p>233086</text:p>
          </table:table-cell>
          <table:table-cell office:value-type="float" office:value="98" calcext:value-type="float">
            <text:p>9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6744" calcext:value-type="float">
            <text:p>86744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83" calcext:value-type="float">
            <text:p>67383</text:p>
          </table:table-cell>
          <table:table-cell office:value-type="float" office:value="80" calcext:value-type="float">
            <text:p>8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382" calcext:value-type="float">
            <text:p>76382</text:p>
          </table:table-cell>
          <table:table-cell office:value-type="float" office:value="79.2" calcext:value-type="float">
            <text:p>79,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7251" calcext:value-type="float">
            <text:p>107251</text:p>
          </table:table-cell>
          <table:table-cell office:value-type="float" office:value="88.1" calcext:value-type="float">
            <text:p>88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7554" calcext:value-type="float">
            <text:p>3457554</text:p>
          </table:table-cell>
          <table:table-cell office:value-type="float" office:value="49" calcext:value-type="float">
            <text:p>49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60" calcext:value-type="float">
            <text:p>69260</text:p>
          </table:table-cell>
          <table:table-cell office:value-type="float" office:value="63" calcext:value-type="float">
            <text:p>6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6647" calcext:value-type="float">
            <text:p>11664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105" calcext:value-type="float">
            <text:p>70105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2684" calcext:value-type="float">
            <text:p>122684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207810" calcext:value-type="float">
            <text:p>20781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161" calcext:value-type="float">
            <text:p>95161</text:p>
          </table:table-cell>
          <table:table-cell office:value-type="float" office:value="45" calcext:value-type="float">
            <text:p>4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044" calcext:value-type="float">
            <text:p>75044</text:p>
          </table:table-cell>
          <table:table-cell office:value-type="float" office:value="57" calcext:value-type="float">
            <text:p>5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132306" calcext:value-type="float">
            <text:p>132306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930" calcext:value-type="float">
            <text:p>88930</text:p>
          </table:table-cell>
          <table:table-cell office:value-type="float" office:value="36.6" calcext:value-type="float">
            <text:p>36,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54" calcext:value-type="float">
            <text:p>75854</text:p>
          </table:table-cell>
          <table:table-cell office:value-type="float" office:value="60" calcext:value-type="float">
            <text:p>6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07137" calcext:value-type="float">
            <text:p>107137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405" calcext:value-type="float">
            <text:p>56405</text:p>
          </table:table-cell>
          <table:table-cell office:value-type="float" office:value="48" calcext:value-type="float">
            <text:p>48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577" calcext:value-type="float">
            <text:p>103577</text:p>
          </table:table-cell>
          <table:table-cell office:value-type="float" office:value="48" calcext:value-type="float">
            <text:p>4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0596" calcext:value-type="float">
            <text:p>140596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692" calcext:value-type="float">
            <text:p>100692</text:p>
          </table:table-cell>
          <table:table-cell office:value-type="float" office:value="53" calcext:value-type="float">
            <text:p>5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367" calcext:value-type="float">
            <text:p>85367</text:p>
          </table:table-cell>
          <table:table-cell office:value-type="float" office:value="54" calcext:value-type="float">
            <text:p>5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1197" calcext:value-type="float">
            <text:p>91197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740" calcext:value-type="float">
            <text:p>90740</text:p>
          </table:table-cell>
          <table:table-cell office:value-type="float" office:value="38" calcext:value-type="float">
            <text:p>3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930" calcext:value-type="float">
            <text:p>57930</text:p>
          </table:table-cell>
          <table:table-cell office:value-type="float" office:value="53" calcext:value-type="float">
            <text:p>5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9687" calcext:value-type="float">
            <text:p>139687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28" calcext:value-type="float">
            <text:p>52128</text:p>
          </table:table-cell>
          <table:table-cell office:value-type="float" office:value="42" calcext:value-type="float">
            <text:p>4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092" calcext:value-type="float">
            <text:p>133092</text:p>
          </table:table-cell>
          <table:table-cell office:value-type="float" office:value="55" calcext:value-type="float">
            <text:p>5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285774" calcext:value-type="float">
            <text:p>285774</text:p>
          </table:table-cell>
          <table:table-cell office:value-type="float" office:value="90.1" calcext:value-type="float">
            <text:p>90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941" calcext:value-type="float">
            <text:p>81941</text:p>
          </table:table-cell>
          <table:table-cell office:value-type="float" office:value="33" calcext:value-type="float">
            <text:p>3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789" calcext:value-type="float">
            <text:p>147789</text:p>
          </table:table-cell>
          <table:table-cell office:value-type="float" office:value="67.3" calcext:value-type="float">
            <text:p>67,3</text:p>
          </table:table-cell>
          <table:table-cell office:value-type="float" office:value="7.8" calcext:value-type="float">
            <text:p>7,8</text:p>
          </table:table-cell>
          <table:table-cell table:number-columns-repeated="2"/>
          <table:table-cell office:value-type="float" office:value="146932" calcext:value-type="float">
            <text:p>14693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068" calcext:value-type="float">
            <text:p>55068</text:p>
          </table:table-cell>
          <table:table-cell office:value-type="float" office:value="48" calcext:value-type="float">
            <text:p>4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366" calcext:value-type="float">
            <text:p>108366</text:p>
          </table:table-cell>
          <table:table-cell office:value-type="float" office:value="58" calcext:value-type="float">
            <text:p>5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15366" calcext:value-type="float">
            <text:p>115366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844" calcext:value-type="float">
            <text:p>58844</text:p>
          </table:table-cell>
          <table:table-cell office:value-type="float" office:value="37" calcext:value-type="float">
            <text:p>37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237" calcext:value-type="float">
            <text:p>82237</text:p>
          </table:table-cell>
          <table:table-cell office:value-type="float" office:value="55" calcext:value-type="float">
            <text:p>5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97430" calcext:value-type="float">
            <text:p>97430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50" calcext:value-type="float">
            <text:p>48050</text:p>
          </table:table-cell>
          <table:table-cell office:value-type="float" office:value="41" calcext:value-type="float">
            <text:p>4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826" calcext:value-type="float">
            <text:p>56826</text:p>
          </table:table-cell>
          <table:table-cell office:value-type="float" office:value="51" calcext:value-type="float">
            <text:p>51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15602" calcext:value-type="float">
            <text:p>115602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567" calcext:value-type="float">
            <text:p>69567</text:p>
          </table:table-cell>
          <table:table-cell office:value-type="float" office:value="43.6" calcext:value-type="float">
            <text:p>43,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42" calcext:value-type="float">
            <text:p>76542</text:p>
          </table:table-cell>
          <table:table-cell office:value-type="float" office:value="53" calcext:value-type="float">
            <text:p>5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4407" calcext:value-type="float">
            <text:p>144407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553" calcext:value-type="float">
            <text:p>89553</text:p>
          </table:table-cell>
          <table:table-cell office:value-type="float" office:value="52" calcext:value-type="float">
            <text:p>52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65" calcext:value-type="float">
            <text:p>76265</text:p>
          </table:table-cell>
          <table:table-cell office:value-type="float" office:value="50" calcext:value-type="float">
            <text:p>5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51895" calcext:value-type="float">
            <text:p>151895</text:p>
          </table:table-cell>
          <table:table-cell office:value-type="float" office:value="90.1" calcext:value-type="float">
            <text:p>90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16" calcext:value-type="float">
            <text:p>64716</text:p>
          </table:table-cell>
          <table:table-cell office:value-type="float" office:value="40" calcext:value-type="float">
            <text:p>4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71" calcext:value-type="float">
            <text:p>70371</text:p>
          </table:table-cell>
          <table:table-cell office:value-type="float" office:value="43" calcext:value-type="float">
            <text:p>4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33163" calcext:value-type="float">
            <text:p>133163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073" calcext:value-type="float">
            <text:p>75073</text:p>
          </table:table-cell>
          <table:table-cell office:value-type="float" office:value="41" calcext:value-type="float">
            <text:p>4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135" calcext:value-type="float">
            <text:p>73135</text:p>
          </table:table-cell>
          <table:table-cell office:value-type="float" office:value="61" calcext:value-type="float">
            <text:p>61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34614" calcext:value-type="float">
            <text:p>134614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81" calcext:value-type="float">
            <text:p>62881</text:p>
          </table:table-cell>
          <table:table-cell office:value-type="float" office:value="41" calcext:value-type="float">
            <text:p>41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84" calcext:value-type="float">
            <text:p>65384</text:p>
          </table:table-cell>
          <table:table-cell office:value-type="float" office:value="46" calcext:value-type="float">
            <text:p>46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69005" calcext:value-type="float">
            <text:p>169005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735" calcext:value-type="float">
            <text:p>63735</text:p>
          </table:table-cell>
          <table:table-cell office:value-type="float" office:value="40" calcext:value-type="float">
            <text:p>4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45" calcext:value-type="float">
            <text:p>69445</text:p>
          </table:table-cell>
          <table:table-cell office:value-type="float" office:value="49.5" calcext:value-type="float">
            <text:p>49,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3044" calcext:value-type="float">
            <text:p>143044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09" calcext:value-type="float">
            <text:p>32709</text:p>
          </table:table-cell>
          <table:table-cell office:value-type="float" office:value="33" calcext:value-type="float">
            <text:p>3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22" calcext:value-type="float">
            <text:p>72522</text:p>
          </table:table-cell>
          <table:table-cell office:value-type="float" office:value="54" calcext:value-type="float">
            <text:p>54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53567" calcext:value-type="float">
            <text:p>153567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039" calcext:value-type="float">
            <text:p>36039</text:p>
          </table:table-cell>
          <table:table-cell office:value-type="float" office:value="39.6" calcext:value-type="float">
            <text:p>39,6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11" calcext:value-type="float">
            <text:p>68511</text:p>
          </table:table-cell>
          <table:table-cell office:value-type="float" office:value="49" calcext:value-type="float">
            <text:p>49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81512" calcext:value-type="float">
            <text:p>181512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514" calcext:value-type="float">
            <text:p>52514</text:p>
          </table:table-cell>
          <table:table-cell office:value-type="float" office:value="35" calcext:value-type="float">
            <text:p>35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93" calcext:value-type="float">
            <text:p>69193</text:p>
          </table:table-cell>
          <table:table-cell office:value-type="float" office:value="45" calcext:value-type="float">
            <text:p>4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6797" calcext:value-type="float">
            <text:p>146797</text:p>
          </table:table-cell>
          <table:table-cell office:value-type="float" office:value="93" calcext:value-type="float">
            <text:p>9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001" calcext:value-type="float">
            <text:p>64001</text:p>
          </table:table-cell>
          <table:table-cell office:value-type="float" office:value="39" calcext:value-type="float">
            <text:p>39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66" calcext:value-type="float">
            <text:p>73066</text:p>
          </table:table-cell>
          <table:table-cell office:value-type="float" office:value="53" calcext:value-type="float">
            <text:p>5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65207" calcext:value-type="float">
            <text:p>165207</text:p>
          </table:table-cell>
          <table:table-cell office:value-type="float" office:value="74.3" calcext:value-type="float">
            <text:p>74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350" calcext:value-type="float">
            <text:p>36350</text:p>
          </table:table-cell>
          <table:table-cell office:value-type="float" office:value="33" calcext:value-type="float">
            <text:p>33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21" calcext:value-type="float">
            <text:p>72321</text:p>
          </table:table-cell>
          <table:table-cell office:value-type="float" office:value="51" calcext:value-type="float">
            <text:p>51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97182" calcext:value-type="float">
            <text:p>97182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42" calcext:value-type="float">
            <text:p>55342</text:p>
          </table:table-cell>
          <table:table-cell office:value-type="float" office:value="36" calcext:value-type="float">
            <text:p>3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921" calcext:value-type="float">
            <text:p>103921</text:p>
          </table:table-cell>
          <table:table-cell office:value-type="float" office:value="55" calcext:value-type="float">
            <text:p>5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13113" calcext:value-type="float">
            <text:p>113113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363" calcext:value-type="float">
            <text:p>43363</text:p>
          </table:table-cell>
          <table:table-cell office:value-type="float" office:value="27" calcext:value-type="float">
            <text:p>2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45.5" calcext:value-type="float">
            <text:p>45,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204017" calcext:value-type="float">
            <text:p>204017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269" calcext:value-type="float">
            <text:p>36269</text:p>
          </table:table-cell>
          <table:table-cell office:value-type="float" office:value="28" calcext:value-type="float">
            <text:p>2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07" calcext:value-type="float">
            <text:p>72907</text:p>
          </table:table-cell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91846" calcext:value-type="float">
            <text:p>91846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270" calcext:value-type="float">
            <text:p>33270</text:p>
          </table:table-cell>
          <table:table-cell office:value-type="float" office:value="28" calcext:value-type="float">
            <text:p>2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04" calcext:value-type="float">
            <text:p>74104</text:p>
          </table:table-cell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03367" calcext:value-type="float">
            <text:p>103367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002" calcext:value-type="float">
            <text:p>35002</text:p>
          </table:table-cell>
          <table:table-cell office:value-type="float" office:value="35.6" calcext:value-type="float">
            <text:p>35,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073" calcext:value-type="float">
            <text:p>65073</text:p>
          </table:table-cell>
          <table:table-cell office:value-type="float" office:value="53" calcext:value-type="float">
            <text:p>5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2570" calcext:value-type="float">
            <text:p>72570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533" calcext:value-type="float">
            <text:p>86533</text:p>
          </table:table-cell>
          <table:table-cell office:value-type="float" office:value="34" calcext:value-type="float">
            <text:p>34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234" calcext:value-type="float">
            <text:p>55234</text:p>
          </table:table-cell>
          <table:table-cell office:value-type="float" office:value="52" calcext:value-type="float">
            <text:p>52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23814" calcext:value-type="float">
            <text:p>123814</text:p>
          </table:table-cell>
          <table:table-cell office:value-type="float" office:value="65.3" calcext:value-type="float">
            <text:p>65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892" calcext:value-type="float">
            <text:p>42892</text:p>
          </table:table-cell>
          <table:table-cell office:value-type="float" office:value="37" calcext:value-type="float">
            <text:p>37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80" calcext:value-type="float">
            <text:p>75980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9624" calcext:value-type="float">
            <text:p>99624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576" calcext:value-type="float">
            <text:p>49576</text:p>
          </table:table-cell>
          <table:table-cell office:value-type="float" office:value="29" calcext:value-type="float">
            <text:p>2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36" calcext:value-type="float">
            <text:p>82836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1925" calcext:value-type="float">
            <text:p>101925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78" calcext:value-type="float">
            <text:p>32778</text:p>
          </table:table-cell>
          <table:table-cell office:value-type="float" office:value="32" calcext:value-type="float">
            <text:p>3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01" calcext:value-type="float">
            <text:p>75601</text:p>
          </table:table-cell>
          <table:table-cell office:value-type="float" office:value="48.5" calcext:value-type="float">
            <text:p>48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6431" calcext:value-type="float">
            <text:p>76431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20" calcext:value-type="float">
            <text:p>62620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08" calcext:value-type="float">
            <text:p>70508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4625" calcext:value-type="float">
            <text:p>154625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392" calcext:value-type="float">
            <text:p>35392</text:p>
          </table:table-cell>
          <table:table-cell office:value-type="float" office:value="36" calcext:value-type="float">
            <text:p>3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012" calcext:value-type="float">
            <text:p>89012</text:p>
          </table:table-cell>
          <table:table-cell office:value-type="float" office:value="53" calcext:value-type="float">
            <text:p>5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33667" calcext:value-type="float">
            <text:p>133667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701" calcext:value-type="float">
            <text:p>52701</text:p>
          </table:table-cell>
          <table:table-cell office:value-type="float" office:value="38.6" calcext:value-type="float">
            <text:p>38,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17" calcext:value-type="float">
            <text:p>75917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8911" calcext:value-type="float">
            <text:p>98911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365" calcext:value-type="float">
            <text:p>52365</text:p>
          </table:table-cell>
          <table:table-cell office:value-type="float" office:value="36" calcext:value-type="float">
            <text:p>3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88" calcext:value-type="float">
            <text:p>74388</text:p>
          </table:table-cell>
          <table:table-cell office:value-type="float" office:value="46" calcext:value-type="float">
            <text:p>4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0278" calcext:value-type="float">
            <text:p>150278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887" calcext:value-type="float">
            <text:p>71887</text:p>
          </table:table-cell>
          <table:table-cell office:value-type="float" office:value="60" calcext:value-type="float">
            <text:p>6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67" calcext:value-type="float">
            <text:p>74267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6468" calcext:value-type="float">
            <text:p>146468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264" calcext:value-type="float">
            <text:p>54264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415" calcext:value-type="float">
            <text:p>68415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11754" calcext:value-type="float">
            <text:p>111754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89" calcext:value-type="float">
            <text:p>25389</text:p>
          </table:table-cell>
          <table:table-cell office:value-type="float" office:value="45" calcext:value-type="float">
            <text:p>45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55" calcext:value-type="float">
            <text:p>80155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6478" calcext:value-type="float">
            <text:p>66478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265" calcext:value-type="float">
            <text:p>34265</text:p>
          </table:table-cell>
          <table:table-cell office:value-type="float" office:value="38" calcext:value-type="float">
            <text:p>3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881" calcext:value-type="float">
            <text:p>66881</text:p>
          </table:table-cell>
          <table:table-cell office:value-type="float" office:value="50.5" calcext:value-type="float">
            <text:p>50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0384" calcext:value-type="float">
            <text:p>100384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935" calcext:value-type="float">
            <text:p>24935</text:p>
          </table:table-cell>
          <table:table-cell office:value-type="float" office:value="36" calcext:value-type="float">
            <text:p>3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59" calcext:value-type="float">
            <text:p>71659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2512" calcext:value-type="float">
            <text:p>92512</text:p>
          </table:table-cell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597" calcext:value-type="float">
            <text:p>52597</text:p>
          </table:table-cell>
          <table:table-cell office:value-type="float" office:value="39.6" calcext:value-type="float">
            <text:p>39,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67" calcext:value-type="float">
            <text:p>74867</text:p>
          </table:table-cell>
          <table:table-cell office:value-type="float" office:value="53" calcext:value-type="float">
            <text:p>5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5761" calcext:value-type="float">
            <text:p>1457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1750" calcext:value-type="float">
            <text:p>241750</text:p>
          </table:table-cell>
          <table:table-cell office:value-type="float" office:value="40" calcext:value-type="float">
            <text:p>40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17" calcext:value-type="float">
            <text:p>78317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5664" calcext:value-type="float">
            <text:p>13566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742" calcext:value-type="float">
            <text:p>64742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64" calcext:value-type="float">
            <text:p>75464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6820" calcext:value-type="float">
            <text:p>146820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649" calcext:value-type="float">
            <text:p>32649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633" calcext:value-type="float">
            <text:p>80633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85512" calcext:value-type="float">
            <text:p>185512</text:p>
          </table:table-cell>
          <table:table-cell office:value-type="float" office:value="79.2" calcext:value-type="float">
            <text:p>79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023" calcext:value-type="float">
            <text:p>33023</text:p>
          </table:table-cell>
          <table:table-cell office:value-type="float" office:value="36" calcext:value-type="float">
            <text:p>3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95" calcext:value-type="float">
            <text:p>74595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5434" calcext:value-type="float">
            <text:p>75434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03" calcext:value-type="float">
            <text:p>23903</text:p>
          </table:table-cell>
          <table:table-cell office:value-type="float" office:value="38" calcext:value-type="float">
            <text:p>3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96" calcext:value-type="float">
            <text:p>71996</text:p>
          </table:table-cell>
          <table:table-cell office:value-type="float" office:value="45.5" calcext:value-type="float">
            <text:p>45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4385" calcext:value-type="float">
            <text:p>104385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776" calcext:value-type="float">
            <text:p>63776</text:p>
          </table:table-cell>
          <table:table-cell office:value-type="float" office:value="38" calcext:value-type="float">
            <text:p>38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032" calcext:value-type="float">
            <text:p>78032</text:p>
          </table:table-cell>
          <table:table-cell office:value-type="float" office:value="44" calcext:value-type="float">
            <text:p>4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5736" calcext:value-type="float">
            <text:p>155736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183" calcext:value-type="float">
            <text:p>24183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50" calcext:value-type="float">
            <text:p>73750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1500" calcext:value-type="float">
            <text:p>81500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233" calcext:value-type="float">
            <text:p>68233</text:p>
          </table:table-cell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615" calcext:value-type="float">
            <text:p>138615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2752" calcext:value-type="float">
            <text:p>132752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523" calcext:value-type="float">
            <text:p>58523</text:p>
          </table:table-cell>
          <table:table-cell office:value-type="float" office:value="42.6" calcext:value-type="float">
            <text:p>42,6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18" calcext:value-type="float">
            <text:p>72518</text:p>
          </table:table-cell>
          <table:table-cell office:value-type="float" office:value="44" calcext:value-type="float">
            <text:p>4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9549" calcext:value-type="float">
            <text:p>99549</text:p>
          </table:table-cell>
          <table:table-cell office:value-type="float" office:value="81" calcext:value-type="float">
            <text:p>8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79" calcext:value-type="float">
            <text:p>49179</text:p>
          </table:table-cell>
          <table:table-cell office:value-type="float" office:value="43" calcext:value-type="float">
            <text:p>4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29" calcext:value-type="float">
            <text:p>72129</text:p>
          </table:table-cell>
          <table:table-cell office:value-type="float" office:value="49.5" calcext:value-type="float">
            <text:p>49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5206" calcext:value-type="float">
            <text:p>95206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752" calcext:value-type="float">
            <text:p>65752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78" calcext:value-type="float">
            <text:p>66178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23564" calcext:value-type="float">
            <text:p>123564</text:p>
          </table:table-cell>
          <table:table-cell office:value-type="float" office:value="88.1" calcext:value-type="float">
            <text:p>88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764" calcext:value-type="float">
            <text:p>41764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09" calcext:value-type="float">
            <text:p>78209</text:p>
          </table:table-cell>
          <table:table-cell office:value-type="float" office:value="45" calcext:value-type="float">
            <text:p>4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83872" calcext:value-type="float">
            <text:p>18387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637" calcext:value-type="float">
            <text:p>58637</text:p>
          </table:table-cell>
          <table:table-cell office:value-type="float" office:value="38" calcext:value-type="float">
            <text:p>3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14" calcext:value-type="float">
            <text:p>74914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6021" calcext:value-type="float">
            <text:p>146021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005" calcext:value-type="float">
            <text:p>59005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802" calcext:value-type="float">
            <text:p>76802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8974" calcext:value-type="float">
            <text:p>78974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38" calcext:value-type="float">
            <text:p>59138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341" calcext:value-type="float">
            <text:p>67341</text:p>
          </table:table-cell>
          <table:table-cell office:value-type="float" office:value="50.5" calcext:value-type="float">
            <text:p>50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0690" calcext:value-type="float">
            <text:p>150690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323" calcext:value-type="float">
            <text:p>57323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75" calcext:value-type="float">
            <text:p>69675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25366" calcext:value-type="float">
            <text:p>125366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38" calcext:value-type="float">
            <text:p>30938</text:p>
          </table:table-cell>
          <table:table-cell office:value-type="float" office:value="35" calcext:value-type="float">
            <text:p>3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69" calcext:value-type="float">
            <text:p>77769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8211" calcext:value-type="float">
            <text:p>148211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43" calcext:value-type="float">
            <text:p>61543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03" calcext:value-type="float">
            <text:p>75203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3862" calcext:value-type="float">
            <text:p>103862</text:p>
          </table:table-cell>
          <table:table-cell office:value-type="float" office:value="75.2" calcext:value-type="float">
            <text:p>75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279" calcext:value-type="float">
            <text:p>38279</text:p>
          </table:table-cell>
          <table:table-cell office:value-type="float" office:value="37.6" calcext:value-type="float">
            <text:p>37,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905" calcext:value-type="float">
            <text:p>107905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69404" calcext:value-type="float">
            <text:p>69404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87" calcext:value-type="float">
            <text:p>51687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772" calcext:value-type="float">
            <text:p>77772</text:p>
          </table:table-cell>
          <table:table-cell office:value-type="float" office:value="50.5" calcext:value-type="float">
            <text:p>50,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36064" calcext:value-type="float">
            <text:p>136064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543" calcext:value-type="float">
            <text:p>29543</text:p>
          </table:table-cell>
          <table:table-cell office:value-type="float" office:value="42" calcext:value-type="float">
            <text:p>4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79" calcext:value-type="float">
            <text:p>74879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6682" calcext:value-type="float">
            <text:p>156682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24" calcext:value-type="float">
            <text:p>54824</text:p>
          </table:table-cell>
          <table:table-cell office:value-type="float" office:value="38" calcext:value-type="float">
            <text:p>3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396" calcext:value-type="float">
            <text:p>75396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6198" calcext:value-type="float">
            <text:p>156198</text:p>
          </table:table-cell>
          <table:table-cell office:value-type="float" office:value="80" calcext:value-type="float">
            <text:p>8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434" calcext:value-type="float">
            <text:p>38434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69" calcext:value-type="float">
            <text:p>73969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1514" calcext:value-type="float">
            <text:p>141514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554" calcext:value-type="float">
            <text:p>66554</text:p>
          </table:table-cell>
          <table:table-cell office:value-type="float" office:value="38.6" calcext:value-type="float">
            <text:p>38,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46" calcext:value-type="float">
            <text:p>33446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23219" calcext:value-type="float">
            <text:p>123219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049" calcext:value-type="float">
            <text:p>67049</text:p>
          </table:table-cell>
          <table:table-cell office:value-type="float" office:value="42" calcext:value-type="float">
            <text:p>4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785" calcext:value-type="float">
            <text:p>78785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1356" calcext:value-type="float">
            <text:p>151356</text:p>
          </table:table-cell>
          <table:table-cell office:value-type="float" office:value="91.1" calcext:value-type="float">
            <text:p>91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256" calcext:value-type="float">
            <text:p>35256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87" calcext:value-type="float">
            <text:p>81387</text:p>
          </table:table-cell>
          <table:table-cell office:value-type="float" office:value="47.5" calcext:value-type="float">
            <text:p>47,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21369" calcext:value-type="float">
            <text:p>121369</text:p>
          </table:table-cell>
          <table:table-cell office:value-type="float" office:value="83" calcext:value-type="float">
            <text:p>8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65" calcext:value-type="float">
            <text:p>62565</text:p>
          </table:table-cell>
          <table:table-cell office:value-type="float" office:value="41" calcext:value-type="float">
            <text:p>4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74" calcext:value-type="float">
            <text:p>43774</text:p>
          </table:table-cell>
          <table:table-cell office:value-type="float" office:value="45" calcext:value-type="float">
            <text:p>4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71059" calcext:value-type="float">
            <text:p>71059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88" calcext:value-type="float">
            <text:p>27888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054" calcext:value-type="float">
            <text:p>71054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7179" calcext:value-type="float">
            <text:p>97179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916" calcext:value-type="float">
            <text:p>33916</text:p>
          </table:table-cell>
          <table:table-cell office:value-type="float" office:value="37" calcext:value-type="float">
            <text:p>37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97" calcext:value-type="float">
            <text:p>68197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8189" calcext:value-type="float">
            <text:p>108189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478" calcext:value-type="float">
            <text:p>42478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04" calcext:value-type="float">
            <text:p>68504</text:p>
          </table:table-cell>
          <table:table-cell office:value-type="float" office:value="51" calcext:value-type="float">
            <text:p>51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1689" calcext:value-type="float">
            <text:p>151689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725" calcext:value-type="float">
            <text:p>44725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56" calcext:value-type="float">
            <text:p>70556</text:p>
          </table:table-cell>
          <table:table-cell office:value-type="float" office:value="46" calcext:value-type="float">
            <text:p>46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1643" calcext:value-type="float">
            <text:p>101643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34" calcext:value-type="float">
            <text:p>52134</text:p>
          </table:table-cell>
          <table:table-cell office:value-type="float" office:value="34" calcext:value-type="float">
            <text:p>34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74" calcext:value-type="float">
            <text:p>79174</text:p>
          </table:table-cell>
          <table:table-cell office:value-type="float" office:value="45" calcext:value-type="float">
            <text:p>4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83056" calcext:value-type="float">
            <text:p>83056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170" calcext:value-type="float">
            <text:p>42170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884" calcext:value-type="float">
            <text:p>83884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4574" calcext:value-type="float">
            <text:p>94574</text:p>
          </table:table-cell>
          <table:table-cell office:value-type="float" office:value="67.3" calcext:value-type="float">
            <text:p>67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643" calcext:value-type="float">
            <text:p>42643</text:p>
          </table:table-cell>
          <table:table-cell office:value-type="float" office:value="40.6" calcext:value-type="float">
            <text:p>40,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40" calcext:value-type="float">
            <text:p>74940</text:p>
          </table:table-cell>
          <table:table-cell office:value-type="float" office:value="46.5" calcext:value-type="float">
            <text:p>46,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70937" calcext:value-type="float">
            <text:p>70937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79" calcext:value-type="float">
            <text:p>50479</text:p>
          </table:table-cell>
          <table:table-cell office:value-type="float" office:value="33" calcext:value-type="float">
            <text:p>3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832" calcext:value-type="float">
            <text:p>61832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1140" calcext:value-type="float">
            <text:p>141140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23" calcext:value-type="float">
            <text:p>23923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46" calcext:value-type="float">
            <text:p>71746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64783" calcext:value-type="float">
            <text:p>164783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620" calcext:value-type="float">
            <text:p>46620</text:p>
          </table:table-cell>
          <table:table-cell office:value-type="float" office:value="33" calcext:value-type="float">
            <text:p>3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86" calcext:value-type="float">
            <text:p>67686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0920" calcext:value-type="float">
            <text:p>150920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239" calcext:value-type="float">
            <text:p>28239</text:p>
          </table:table-cell>
          <table:table-cell office:value-type="float" office:value="35" calcext:value-type="float">
            <text:p>3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546" calcext:value-type="float">
            <text:p>62546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7356" calcext:value-type="float">
            <text:p>147356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935" calcext:value-type="float">
            <text:p>31935</text:p>
          </table:table-cell>
          <table:table-cell office:value-type="float" office:value="32" calcext:value-type="float">
            <text:p>32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70" calcext:value-type="float">
            <text:p>66170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3094" calcext:value-type="float">
            <text:p>153094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580" calcext:value-type="float">
            <text:p>51580</text:p>
          </table:table-cell>
          <table:table-cell office:value-type="float" office:value="36" calcext:value-type="float">
            <text:p>3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346" calcext:value-type="float">
            <text:p>72346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3029" calcext:value-type="float">
            <text:p>153029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712" calcext:value-type="float">
            <text:p>58712</text:p>
          </table:table-cell>
          <table:table-cell office:value-type="float" office:value="37.6" calcext:value-type="float">
            <text:p>37,6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560" calcext:value-type="float">
            <text:p>64560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82936" calcext:value-type="float">
            <text:p>82936</text:p>
          </table:table-cell>
          <table:table-cell office:value-type="float" office:value="78.2" calcext:value-type="float">
            <text:p>78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239" calcext:value-type="float">
            <text:p>32239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475" calcext:value-type="float">
            <text:p>39475</text:p>
          </table:table-cell>
          <table:table-cell office:value-type="float" office:value="47.5" calcext:value-type="float">
            <text:p>47,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8919" calcext:value-type="float">
            <text:p>148919</text:p>
          </table:table-cell>
          <table:table-cell office:value-type="float" office:value="73" calcext:value-type="float">
            <text:p>7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42" calcext:value-type="float">
            <text:p>34942</text:p>
          </table:table-cell>
          <table:table-cell office:value-type="float" office:value="33" calcext:value-type="float">
            <text:p>3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43" calcext:value-type="float">
            <text:p>72943</text:p>
          </table:table-cell>
          <table:table-cell office:value-type="float" office:value="49" calcext:value-type="float">
            <text:p>49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70988" calcext:value-type="float">
            <text:p>70988</text:p>
          </table:table-cell>
          <table:table-cell office:value-type="float" office:value="67" calcext:value-type="float">
            <text:p>6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88" calcext:value-type="float">
            <text:p>35888</text:p>
          </table:table-cell>
          <table:table-cell office:value-type="float" office:value="41" calcext:value-type="float">
            <text:p>4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03" calcext:value-type="float">
            <text:p>62703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4689" calcext:value-type="float">
            <text:p>104689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744" calcext:value-type="float">
            <text:p>31744</text:p>
          </table:table-cell>
          <table:table-cell office:value-type="float" office:value="31" calcext:value-type="float">
            <text:p>3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52" calcext:value-type="float">
            <text:p>73552</text:p>
          </table:table-cell>
          <table:table-cell office:value-type="float" office:value="45" calcext:value-type="float">
            <text:p>4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15123" calcext:value-type="float">
            <text:p>115123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988" calcext:value-type="float">
            <text:p>25988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32" calcext:value-type="float">
            <text:p>65332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2619" calcext:value-type="float">
            <text:p>92619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53" calcext:value-type="float">
            <text:p>52053</text:p>
          </table:table-cell>
          <table:table-cell office:value-type="float" office:value="41" calcext:value-type="float">
            <text:p>4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30" calcext:value-type="float">
            <text:p>71730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7429" calcext:value-type="float">
            <text:p>97429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28" calcext:value-type="float">
            <text:p>57528</text:p>
          </table:table-cell>
          <table:table-cell office:value-type="float" office:value="33" calcext:value-type="float">
            <text:p>33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95" calcext:value-type="float">
            <text:p>73795</text:p>
          </table:table-cell>
          <table:table-cell office:value-type="float" office:value="46" calcext:value-type="float">
            <text:p>46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29474" calcext:value-type="float">
            <text:p>129474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775" calcext:value-type="float">
            <text:p>34775</text:p>
          </table:table-cell>
          <table:table-cell office:value-type="float" office:value="35" calcext:value-type="float">
            <text:p>3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38" calcext:value-type="float">
            <text:p>51238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9308" calcext:value-type="float">
            <text:p>99308</text:p>
          </table:table-cell>
          <table:table-cell office:value-type="float" office:value="87.1" calcext:value-type="float">
            <text:p>87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973" calcext:value-type="float">
            <text:p>48973</text:p>
          </table:table-cell>
          <table:table-cell office:value-type="float" office:value="33.7" calcext:value-type="float">
            <text:p>33,7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80" calcext:value-type="float">
            <text:p>34980</text:p>
          </table:table-cell>
          <table:table-cell office:value-type="float" office:value="46" calcext:value-type="float">
            <text:p>46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58758" calcext:value-type="float">
            <text:p>158758</text:p>
          </table:table-cell>
          <table:table-cell office:value-type="float" office:value="70" calcext:value-type="float">
            <text:p>7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321" calcext:value-type="float">
            <text:p>33321</text:p>
          </table:table-cell>
          <table:table-cell office:value-type="float" office:value="35" calcext:value-type="float">
            <text:p>35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531" calcext:value-type="float">
            <text:p>74531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5000" calcext:value-type="float">
            <text:p>105000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080" calcext:value-type="float">
            <text:p>48080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240" calcext:value-type="float">
            <text:p>110240</text:p>
          </table:table-cell>
          <table:table-cell office:value-type="float" office:value="45.5" calcext:value-type="float">
            <text:p>45,5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45957" calcext:value-type="float">
            <text:p>145957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222" calcext:value-type="float">
            <text:p>24222</text:p>
          </table:table-cell>
          <table:table-cell office:value-type="float" office:value="38" calcext:value-type="float">
            <text:p>3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42" calcext:value-type="float">
            <text:p>68942</text:p>
          </table:table-cell>
          <table:table-cell office:value-type="float" office:value="48" calcext:value-type="float">
            <text:p>48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2845" calcext:value-type="float">
            <text:p>92845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952" calcext:value-type="float">
            <text:p>81952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50" calcext:value-type="float">
            <text:p>64150</text:p>
          </table:table-cell>
          <table:table-cell office:value-type="float" office:value="47" calcext:value-type="float">
            <text:p>47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92889" calcext:value-type="float">
            <text:p>92889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30" calcext:value-type="float">
            <text:p>51330</text:p>
          </table:table-cell>
          <table:table-cell office:value-type="float" office:value="38" calcext:value-type="float">
            <text:p>38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106" calcext:value-type="float">
            <text:p>74106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101888" calcext:value-type="float">
            <text:p>101888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727" calcext:value-type="float">
            <text:p>68727</text:p>
          </table:table-cell>
          <table:table-cell office:value-type="float" office:value="41" calcext:value-type="float">
            <text:p>41</text:p>
          </table:table-cell>
          <table:table-cell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61809.1" calcext:value-type="float">
            <text:p>261809,1</text:p>
          </table:table-cell>
          <table:table-cell table:formula="of:=AVERAGE([.C351:.C450])" office:value-type="float" office:value="51.095" calcext:value-type="float">
            <text:p>51,095</text:p>
          </table:table-cell>
          <table:table-cell table:formula="of:=AVERAGE([.D351:.D450])" office:value-type="float" office:value="7.98999999999999" calcext:value-type="float">
            <text:p>7,98999999999999</text:p>
          </table:table-cell>
          <table:table-cell table:number-columns-repeated="2"/>
          <table:table-cell table:formula="of:=AVERAGE([.G351:.G450])" office:value-type="float" office:value="124684.24" calcext:value-type="float">
            <text:p>124684,24</text:p>
          </table:table-cell>
          <table:table-cell table:formula="of:=AVERAGE([.H351:.H450])" office:value-type="float" office:value="81.771" calcext:value-type="float">
            <text:p>81,771</text:p>
          </table:table-cell>
          <table:table-cell table:formula="of:=AVERAGE([.I351:.I450])" office:value-type="float" office:value="1.7" calcext:value-type="float">
            <text:p>1,7</text:p>
          </table:table-cell>
          <table:table-cell table:number-columns-repeated="2"/>
          <table:table-cell table:formula="of:=AVERAGE([.L351:.L450])" office:value-type="float" office:value="293251.22" calcext:value-type="float">
            <text:p>293251,22</text:p>
          </table:table-cell>
          <table:table-cell table:formula="of:=AVERAGE([.M351:.M450])" office:value-type="float" office:value="39.94" calcext:value-type="float">
            <text:p>39,94</text:p>
          </table:table-cell>
          <table:table-cell table:formula="of:=AVERAGE([.N351:.N450])" office:value-type="float" office:value="7.92600000000001" calcext:value-type="float">
            <text:p>7,92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839775.06581757" calcext:value-type="float">
            <text:p>1839775,06581757</text:p>
          </table:table-cell>
          <table:table-cell table:formula="of:=STDEVP([.C351:.C450])" office:value-type="float" office:value="8.40180189007097" calcext:value-type="float">
            <text:p>8,40180189007097</text:p>
          </table:table-cell>
          <table:table-cell table:formula="of:=STDEVP([.D351:.D450])" office:value-type="float" office:value="1.46877499978724" calcext:value-type="float">
            <text:p>1,46877499978724</text:p>
          </table:table-cell>
          <table:table-cell table:number-columns-repeated="2"/>
          <table:table-cell table:formula="of:=STDEVP([.G351:.G450])" office:value-type="float" office:value="35327.2335880182" calcext:value-type="float">
            <text:p>35327,2335880182</text:p>
          </table:table-cell>
          <table:table-cell table:formula="of:=STDEVP([.H351:.H450])" office:value-type="float" office:value="12.2747732769286" calcext:value-type="float">
            <text:p>12,2747732769286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078515.80611706" calcext:value-type="float">
            <text:p>2078515,80611706</text:p>
          </table:table-cell>
          <table:table-cell table:formula="of:=STDEVP([.M351:.M450])" office:value-type="float" office:value="12.5059905645255" calcext:value-type="float">
            <text:p>12,5059905645255</text:p>
          </table:table-cell>
          <table:table-cell table:formula="of:=STDEVP([.N351:.N450])" office:value-type="float" office:value="0.942403310690281" calcext:value-type="float">
            <text:p>0,9424033106902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73882" calcext:value-type="float">
            <text:p>73882</text:p>
          </table:table-cell>
          <table:table-cell table:formula="of:=MEDIAN([.C351:.C450])" office:value-type="float" office:value="49" calcext:value-type="float">
            <text:p>49</text:p>
          </table:table-cell>
          <table:table-cell table:formula="of:=MEDIAN([.D351:.D450])" office:value-type="float" office:value="8.4" calcext:value-type="float">
            <text:p>8,4</text:p>
          </table:table-cell>
          <table:table-cell table:number-columns-repeated="2"/>
          <table:table-cell table:formula="of:=MEDIAN([.G351:.G450])" office:value-type="float" office:value="123391.5" calcext:value-type="float">
            <text:p>123391,5</text:p>
          </table:table-cell>
          <table:table-cell table:formula="of:=MEDIAN([.H351:.H450])" office:value-type="float" office:value="82" calcext:value-type="float">
            <text:p>82</text:p>
          </table:table-cell>
          <table:table-cell table:formula="of:=MEDIAN([.I351:.I450])" office:value-type="float" office:value="1.7" calcext:value-type="float">
            <text:p>1,7</text:p>
          </table:table-cell>
          <table:table-cell table:number-columns-repeated="2"/>
          <table:table-cell table:formula="of:=MEDIAN([.L351:.L450])" office:value-type="float" office:value="51870" calcext:value-type="float">
            <text:p>51870</text:p>
          </table:table-cell>
          <table:table-cell table:formula="of:=MEDIAN([.M351:.M450])" office:value-type="float" office:value="39" calcext:value-type="float">
            <text:p>39</text:p>
          </table:table-cell>
          <table:table-cell table:formula="of:=MEDIAN([.N351:.N450])"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451831" calcext:value-type="float">
            <text:p>451831</text:p>
          </table:table-cell>
          <table:table-cell table:formula="of:=AVERAGE([.C351:.C400])" office:value-type="float" office:value="54.12" calcext:value-type="float">
            <text:p>54,12</text:p>
          </table:table-cell>
          <table:table-cell table:formula="of:=AVERAGE([.D351:.D400])" office:value-type="float" office:value="7.56" calcext:value-type="float">
            <text:p>7,56</text:p>
          </table:table-cell>
          <table:table-cell table:number-columns-repeated="2"/>
          <table:table-cell table:formula="of:=AVERAGE([.G351:.G400])" office:value-type="float" office:value="129196.9" calcext:value-type="float">
            <text:p>129196,9</text:p>
          </table:table-cell>
          <table:table-cell table:formula="of:=AVERAGE([.H351:.H400])" office:value-type="float" office:value="86.362" calcext:value-type="float">
            <text:p>86,362</text:p>
          </table:table-cell>
          <table:table-cell table:formula="of:=AVERAGE([.I351:.I400])" office:value-type="float" office:value="1.7" calcext:value-type="float">
            <text:p>1,7</text:p>
          </table:table-cell>
          <table:table-cell table:number-columns-repeated="2"/>
          <table:table-cell table:formula="of:=AVERAGE([.L351:.L400])" office:value-type="float" office:value="540150.18" calcext:value-type="float">
            <text:p>540150,18</text:p>
          </table:table-cell>
          <table:table-cell table:formula="of:=AVERAGE([.M351:.M400])" office:value-type="float" office:value="42.006" calcext:value-type="float">
            <text:p>42,006</text:p>
          </table:table-cell>
          <table:table-cell table:formula="of:=AVERAGE([.N351:.N400])" office:value-type="float" office:value="7.746" calcext:value-type="float">
            <text:p>7,7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71787.2" calcext:value-type="float">
            <text:p>71787,2</text:p>
          </table:table-cell>
          <table:table-cell table:formula="of:=AVERAGE([.C401:.C450])" office:value-type="float" office:value="48.07" calcext:value-type="float">
            <text:p>48,07</text:p>
          </table:table-cell>
          <table:table-cell table:formula="of:=AVERAGE([.D401:.D450])" office:value-type="float" office:value="8.41999999999999" calcext:value-type="float">
            <text:p>8,41999999999999</text:p>
          </table:table-cell>
          <table:table-cell table:number-columns-repeated="2"/>
          <table:table-cell table:formula="of:=AVERAGE([.G401:.G450])" office:value-type="float" office:value="120171.58" calcext:value-type="float">
            <text:p>120171,58</text:p>
          </table:table-cell>
          <table:table-cell table:formula="of:=AVERAGE([.H401:.H450])" office:value-type="float" office:value="77.18" calcext:value-type="float">
            <text:p>77,18</text:p>
          </table:table-cell>
          <table:table-cell table:formula="of:=AVERAGE([.I401:.I450])" office:value-type="float" office:value="1.7" calcext:value-type="float">
            <text:p>1,7</text:p>
          </table:table-cell>
          <table:table-cell table:number-columns-repeated="2"/>
          <table:table-cell table:formula="of:=AVERAGE([.L401:.L450])" office:value-type="float" office:value="46352.26" calcext:value-type="float">
            <text:p>46352,26</text:p>
          </table:table-cell>
          <table:table-cell table:formula="of:=AVERAGE([.M401:.M450])" office:value-type="float" office:value="37.874" calcext:value-type="float">
            <text:p>37,874</text:p>
          </table:table-cell>
          <table:table-cell table:formula="of:=AVERAGE([.N401:.N450])" office:value-type="float" office:value="8.10600000000001" calcext:value-type="float">
            <text:p>8,10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6423.189028931" calcext:value-type="float">
            <text:p>16423,189028931</text:p>
          </table:table-cell>
          <table:table-cell table:formula="of:=STDEVP([.C401:.C450])" office:value-type="float" office:value="1.91575050567656" calcext:value-type="float">
            <text:p>1,91575050567656</text:p>
          </table:table-cell>
          <table:table-cell table:formula="of:=STDEVP([.D401:.D450])" office:value-type="float" office:value="0.0399999999999998" calcext:value-type="float">
            <text:p>0,04</text:p>
          </table:table-cell>
          <table:table-cell table:number-columns-repeated="2"/>
          <table:table-cell table:formula="of:=STDEVP([.G401:.G450])" office:value-type="float" office:value="30123.8075801118" calcext:value-type="float">
            <text:p>30123,8075801118</text:p>
          </table:table-cell>
          <table:table-cell table:formula="of:=STDEVP([.H401:.H450])" office:value-type="float" office:value="11.4430590315702" calcext:value-type="float">
            <text:p>11,4430590315702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14110.1216930401" calcext:value-type="float">
            <text:p>14110,1216930401</text:p>
          </table:table-cell>
          <table:table-cell table:formula="of:=STDEVP([.M401:.M450])" office:value-type="float" office:value="2.93699233911156" calcext:value-type="float">
            <text:p>2,93699233911156</text:p>
          </table:table-cell>
          <table:table-cell table:formula="of:=STDEVP([.N401:.N450])" office:value-type="float" office:value="0.0237486841740758" calcext:value-type="float">
            <text:p>0,0237486841740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74955.5" calcext:value-type="float">
            <text:p>74955,5</text:p>
          </table:table-cell>
          <table:table-cell table:formula="of:=MEDIAN([.C351:.C400])" office:value-type="float" office:value="51" calcext:value-type="float">
            <text:p>51</text:p>
          </table:table-cell>
          <table:table-cell table:formula="of:=MEDIAN([.D351:.D400])" office:value-type="float" office:value="8.5" calcext:value-type="float">
            <text:p>8,5</text:p>
          </table:table-cell>
          <table:table-cell table:number-columns-repeated="2"/>
          <table:table-cell table:formula="of:=MEDIAN([.G351:.G400])" office:value-type="float" office:value="128060" calcext:value-type="float">
            <text:p>128060</text:p>
          </table:table-cell>
          <table:table-cell table:formula="of:=MEDIAN([.H351:.H400])" office:value-type="float" office:value="90.1" calcext:value-type="float">
            <text:p>90,1</text:p>
          </table:table-cell>
          <table:table-cell table:formula="of:=MEDIAN([.I351:.I400])" office:value-type="float" office:value="1.7" calcext:value-type="float">
            <text:p>1,7</text:p>
          </table:table-cell>
          <table:table-cell table:number-columns-repeated="2"/>
          <table:table-cell table:formula="of:=MEDIAN([.L351:.L400])" office:value-type="float" office:value="55205" calcext:value-type="float">
            <text:p>55205</text:p>
          </table:table-cell>
          <table:table-cell table:formula="of:=MEDIAN([.M351:.M400])" office:value-type="float" office:value="39" calcext:value-type="float">
            <text:p>39</text:p>
          </table:table-cell>
          <table:table-cell table:formula="of:=MEDIAN([.N351:.N400])"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72432" calcext:value-type="float">
            <text:p>72432</text:p>
          </table:table-cell>
          <table:table-cell table:formula="of:=MEDIAN([.C401:.C450])" office:value-type="float" office:value="48" calcext:value-type="float">
            <text:p>48</text:p>
          </table:table-cell>
          <table:table-cell table:formula="of:=MEDIAN([.D401:.D450])" office:value-type="float" office:value="8.4" calcext:value-type="float">
            <text:p>8,4</text:p>
          </table:table-cell>
          <table:table-cell table:number-columns-repeated="2"/>
          <table:table-cell table:formula="of:=MEDIAN([.G401:.G450])" office:value-type="float" office:value="122294" calcext:value-type="float">
            <text:p>122294</text:p>
          </table:table-cell>
          <table:table-cell table:formula="of:=MEDIAN([.H401:.H450])" office:value-type="float" office:value="76" calcext:value-type="float">
            <text:p>76</text:p>
          </table:table-cell>
          <table:table-cell table:formula="of:=MEDIAN([.I401:.I450])" office:value-type="float" office:value="1.7" calcext:value-type="float">
            <text:p>1,7</text:p>
          </table:table-cell>
          <table:table-cell table:number-columns-repeated="2"/>
          <table:table-cell table:formula="of:=MEDIAN([.L401:.L450])" office:value-type="float" office:value="47350" calcext:value-type="float">
            <text:p>47350</text:p>
          </table:table-cell>
          <table:table-cell table:formula="of:=MEDIAN([.M401:.M450])" office:value-type="float" office:value="39" calcext:value-type="float">
            <text:p>39</text:p>
          </table:table-cell>
          <table:table-cell table:formula="of:=MEDIAN([.N401:.N450])" office:value-type="float" office:value="8.1" calcext:value-type="float">
            <text:p>8,1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3058710" calcext:value-type="float">
            <text:p>23058710</text:p>
          </table:table-cell>
          <table:table-cell office:value-type="float" office:value="93.3" calcext:value-type="float">
            <text:p>93,3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86588" calcext:value-type="float">
            <text:p>8658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495063" calcext:value-type="float">
            <text:p>495063</text:p>
          </table:table-cell>
          <table:table-cell office:value-type="float" office:value="100" calcext:value-type="float">
            <text:p>10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29835" calcext:value-type="float">
            <text:p>10829835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0717" calcext:value-type="float">
            <text:p>11071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082" calcext:value-type="float">
            <text:p>58082</text:p>
          </table:table-cell>
          <table:table-cell office:value-type="float" office:value="95" calcext:value-type="float">
            <text:p>9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10" calcext:value-type="float">
            <text:p>78110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9439" calcext:value-type="float">
            <text:p>7943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081" calcext:value-type="float">
            <text:p>56081</text:p>
          </table:table-cell>
          <table:table-cell office:value-type="float" office:value="71" calcext:value-type="float">
            <text:p>7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75" calcext:value-type="float">
            <text:p>66275</text:p>
          </table:table-cell>
          <table:table-cell office:value-type="float" office:value="66" calcext:value-type="float">
            <text:p>6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8132" calcext:value-type="float">
            <text:p>14813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456" calcext:value-type="float">
            <text:p>29456</text:p>
          </table:table-cell>
          <table:table-cell office:value-type="float" office:value="79.2" calcext:value-type="float">
            <text:p>79,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755" calcext:value-type="float">
            <text:p>88755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140694" calcext:value-type="float">
            <text:p>14069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326" calcext:value-type="float">
            <text:p>32326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6755" calcext:value-type="float">
            <text:p>146755</text:p>
          </table:table-cell>
          <table:table-cell office:value-type="float" office:value="93" calcext:value-type="float">
            <text:p>9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11225" calcext:value-type="float">
            <text:p>1112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164" calcext:value-type="float">
            <text:p>29164</text:p>
          </table:table-cell>
          <table:table-cell office:value-type="float" office:value="72" calcext:value-type="float">
            <text:p>7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823" calcext:value-type="float">
            <text:p>86823</text:p>
          </table:table-cell>
          <table:table-cell office:value-type="float" office:value="75" calcext:value-type="float">
            <text:p>75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99540" calcext:value-type="float">
            <text:p>995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099" calcext:value-type="float">
            <text:p>28099</text:p>
          </table:table-cell>
          <table:table-cell office:value-type="float" office:value="76" calcext:value-type="float">
            <text:p>76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59" calcext:value-type="float">
            <text:p>69559</text:p>
          </table:table-cell>
          <table:table-cell office:value-type="float" office:value="72.3" calcext:value-type="float">
            <text:p>72,3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44568" calcext:value-type="float">
            <text:p>144568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185" calcext:value-type="float">
            <text:p>27185</text:p>
          </table:table-cell>
          <table:table-cell office:value-type="float" office:value="78" calcext:value-type="float">
            <text:p>7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944" calcext:value-type="float">
            <text:p>113944</text:p>
          </table:table-cell>
          <table:table-cell office:value-type="float" office:value="78" calcext:value-type="float">
            <text:p>78</text:p>
          </table:table-cell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85646" calcext:value-type="float">
            <text:p>8564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578" calcext:value-type="float">
            <text:p>39578</text:p>
          </table:table-cell>
          <table:table-cell office:value-type="float" office:value="63" calcext:value-type="float">
            <text:p>6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564" calcext:value-type="float">
            <text:p>158564</text:p>
          </table:table-cell>
          <table:table-cell office:value-type="float" office:value="92" calcext:value-type="float">
            <text:p>92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79519" calcext:value-type="float">
            <text:p>7951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721" calcext:value-type="float">
            <text:p>29721</text:p>
          </table:table-cell>
          <table:table-cell office:value-type="float" office:value="59" calcext:value-type="float">
            <text:p>5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086" calcext:value-type="float">
            <text:p>109086</text:p>
          </table:table-cell>
          <table:table-cell office:value-type="float" office:value="66" calcext:value-type="float">
            <text:p>66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90091" calcext:value-type="float">
            <text:p>9009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149" calcext:value-type="float">
            <text:p>29149</text:p>
          </table:table-cell>
          <table:table-cell office:value-type="float" office:value="57.4" calcext:value-type="float">
            <text:p>57,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916" calcext:value-type="float">
            <text:p>102916</text:p>
          </table:table-cell>
          <table:table-cell office:value-type="float" office:value="94" calcext:value-type="float">
            <text:p>94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112390" calcext:value-type="float">
            <text:p>11239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095" calcext:value-type="float">
            <text:p>30095</text:p>
          </table:table-cell>
          <table:table-cell office:value-type="float" office:value="57" calcext:value-type="float">
            <text:p>5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872" calcext:value-type="float">
            <text:p>155872</text:p>
          </table:table-cell>
          <table:table-cell office:value-type="float" office:value="74" calcext:value-type="float">
            <text:p>74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75439" calcext:value-type="float">
            <text:p>7543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598" calcext:value-type="float">
            <text:p>2759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944" calcext:value-type="float">
            <text:p>89944</text:p>
          </table:table-cell>
          <table:table-cell office:value-type="float" office:value="72.3" calcext:value-type="float">
            <text:p>72,3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74363" calcext:value-type="float">
            <text:p>7436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593" calcext:value-type="float">
            <text:p>3559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831" calcext:value-type="float">
            <text:p>103831</text:p>
          </table:table-cell>
          <table:table-cell office:value-type="float" office:value="73" calcext:value-type="float">
            <text:p>73</text:p>
          </table:table-cell>
          <table:table-cell office:value-type="float" office:value="8.8" calcext:value-type="float">
            <text:p>8,8</text:p>
          </table:table-cell>
          <table:table-cell table:number-columns-repeated="2"/>
          <table:table-cell office:value-type="float" office:value="74980" calcext:value-type="float">
            <text:p>7498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54" calcext:value-type="float">
            <text:p>3945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197" calcext:value-type="float">
            <text:p>102197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78827" calcext:value-type="float">
            <text:p>7882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142" calcext:value-type="float">
            <text:p>3314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530" calcext:value-type="float">
            <text:p>100530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11448" calcext:value-type="float">
            <text:p>11144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443" calcext:value-type="float">
            <text:p>4944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272" calcext:value-type="float">
            <text:p>91272</text:p>
          </table:table-cell>
          <table:table-cell office:value-type="float" office:value="78" calcext:value-type="float">
            <text:p>78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35898" calcext:value-type="float">
            <text:p>13589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591" calcext:value-type="float">
            <text:p>28591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338" calcext:value-type="float">
            <text:p>60338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13651" calcext:value-type="float">
            <text:p>11365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037" calcext:value-type="float">
            <text:p>34037</text:p>
          </table:table-cell>
          <table:table-cell office:value-type="float" office:value="69" calcext:value-type="float">
            <text:p>6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099" calcext:value-type="float">
            <text:p>172099</text:p>
          </table:table-cell>
          <table:table-cell office:value-type="float" office:value="74" calcext:value-type="float">
            <text:p>74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44886" calcext:value-type="float">
            <text:p>14488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37" calcext:value-type="float">
            <text:p>4723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316" calcext:value-type="float">
            <text:p>223316</text:p>
          </table:table-cell>
          <table:table-cell office:value-type="float" office:value="73.3" calcext:value-type="float">
            <text:p>73,3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49717" calcext:value-type="float">
            <text:p>14971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611" calcext:value-type="float">
            <text:p>4961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871" calcext:value-type="float">
            <text:p>91871</text:p>
          </table:table-cell>
          <table:table-cell office:value-type="float" office:value="72" calcext:value-type="float">
            <text:p>72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03420" calcext:value-type="float">
            <text:p>10342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935" calcext:value-type="float">
            <text:p>25935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230" calcext:value-type="float">
            <text:p>110230</text:p>
          </table:table-cell>
          <table:table-cell office:value-type="float" office:value="73" calcext:value-type="float">
            <text:p>73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53312" calcext:value-type="float">
            <text:p>15331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27" calcext:value-type="float">
            <text:p>57527</text:p>
          </table:table-cell>
          <table:table-cell office:value-type="float" office:value="63.4" calcext:value-type="float">
            <text:p>63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791" calcext:value-type="float">
            <text:p>93791</text:p>
          </table:table-cell>
          <table:table-cell office:value-type="float" office:value="71" calcext:value-type="float">
            <text:p>71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08681" calcext:value-type="float">
            <text:p>10868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509" calcext:value-type="float">
            <text:p>5150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1113" calcext:value-type="float">
            <text:p>331113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48217" calcext:value-type="float">
            <text:p>14821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61" calcext:value-type="float">
            <text:p>3866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152" calcext:value-type="float">
            <text:p>103152</text:p>
          </table:table-cell>
          <table:table-cell office:value-type="float" office:value="71" calcext:value-type="float">
            <text:p>71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66858" calcext:value-type="float">
            <text:p>6685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399" calcext:value-type="float">
            <text:p>33399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9539" calcext:value-type="float">
            <text:p>6579539</text:p>
          </table:table-cell>
          <table:table-cell office:value-type="float" office:value="89" calcext:value-type="float">
            <text:p>89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97805" calcext:value-type="float">
            <text:p>9780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988" calcext:value-type="float">
            <text:p>37988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527" calcext:value-type="float">
            <text:p>87527</text:p>
          </table:table-cell>
          <table:table-cell office:value-type="float" office:value="77" calcext:value-type="float">
            <text:p>77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72462" calcext:value-type="float">
            <text:p>7246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61" calcext:value-type="float">
            <text:p>27461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905" calcext:value-type="float">
            <text:p>60905</text:p>
          </table:table-cell>
          <table:table-cell office:value-type="float" office:value="77" calcext:value-type="float">
            <text:p>77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81695" calcext:value-type="float">
            <text:p>18169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92" calcext:value-type="float">
            <text:p>3189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878" calcext:value-type="float">
            <text:p>150878</text:p>
          </table:table-cell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65385" calcext:value-type="float">
            <text:p>6538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11" calcext:value-type="float">
            <text:p>25311</text:p>
          </table:table-cell>
          <table:table-cell office:value-type="float" office:value="64.4" calcext:value-type="float">
            <text:p>64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567" calcext:value-type="float">
            <text:p>154567</text:p>
          </table:table-cell>
          <table:table-cell office:value-type="float" office:value="74.3" calcext:value-type="float">
            <text:p>74,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21518" calcext:value-type="float">
            <text:p>1215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35" calcext:value-type="float">
            <text:p>3273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135" calcext:value-type="float">
            <text:p>81135</text:p>
          </table:table-cell>
          <table:table-cell office:value-type="float" office:value="75" calcext:value-type="float">
            <text:p>7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1097" calcext:value-type="float">
            <text:p>810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307" calcext:value-type="float">
            <text:p>4730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505" calcext:value-type="float">
            <text:p>116505</text:p>
          </table:table-cell>
          <table:table-cell office:value-type="float" office:value="72" calcext:value-type="float">
            <text:p>72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3242" calcext:value-type="float">
            <text:p>7324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562" calcext:value-type="float">
            <text:p>2956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708" calcext:value-type="float">
            <text:p>101708</text:p>
          </table:table-cell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5495" calcext:value-type="float">
            <text:p>8549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190" calcext:value-type="float">
            <text:p>3119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986" calcext:value-type="float">
            <text:p>112986</text:p>
          </table:table-cell>
          <table:table-cell office:value-type="float" office:value="73" calcext:value-type="float">
            <text:p>7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80612" calcext:value-type="float">
            <text:p>18061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58" calcext:value-type="float">
            <text:p>6185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893" calcext:value-type="float">
            <text:p>149893</text:p>
          </table:table-cell>
          <table:table-cell office:value-type="float" office:value="73" calcext:value-type="float">
            <text:p>7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55206" calcext:value-type="float">
            <text:p>5520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351" calcext:value-type="float">
            <text:p>423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659" calcext:value-type="float">
            <text:p>169659</text:p>
          </table:table-cell>
          <table:table-cell office:value-type="float" office:value="72" calcext:value-type="float">
            <text:p>72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63533" calcext:value-type="float">
            <text:p>6353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012" calcext:value-type="float">
            <text:p>3501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485" calcext:value-type="float">
            <text:p>112485</text:p>
          </table:table-cell>
          <table:table-cell office:value-type="float" office:value="71.3" calcext:value-type="float">
            <text:p>71,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3009" calcext:value-type="float">
            <text:p>730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370" calcext:value-type="float">
            <text:p>4137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002" calcext:value-type="float">
            <text:p>103002</text:p>
          </table:table-cell>
          <table:table-cell office:value-type="float" office:value="75" calcext:value-type="float">
            <text:p>7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23135" calcext:value-type="float">
            <text:p>12313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16" calcext:value-type="float">
            <text:p>3491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652" calcext:value-type="float">
            <text:p>152652</text:p>
          </table:table-cell>
          <table:table-cell office:value-type="float" office:value="75" calcext:value-type="float">
            <text:p>7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36708" calcext:value-type="float">
            <text:p>13670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47" calcext:value-type="float">
            <text:p>62847</text:p>
          </table:table-cell>
          <table:table-cell office:value-type="float" office:value="65.3" calcext:value-type="float">
            <text:p>65,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859" calcext:value-type="float">
            <text:p>141859</text:p>
          </table:table-cell>
          <table:table-cell office:value-type="float" office:value="76" calcext:value-type="float">
            <text:p>76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12951" calcext:value-type="float">
            <text:p>11295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43" calcext:value-type="float">
            <text:p>3574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338" calcext:value-type="float">
            <text:p>103338</text:p>
          </table:table-cell>
          <table:table-cell office:value-type="float" office:value="69" calcext:value-type="float">
            <text:p>69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55445" calcext:value-type="float">
            <text:p>15544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69" calcext:value-type="float">
            <text:p>44869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446" calcext:value-type="float">
            <text:p>92446</text:p>
          </table:table-cell>
          <table:table-cell office:value-type="float" office:value="73" calcext:value-type="float">
            <text:p>7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93196" calcext:value-type="float">
            <text:p>9319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639" calcext:value-type="float">
            <text:p>34639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755" calcext:value-type="float">
            <text:p>87755</text:p>
          </table:table-cell>
          <table:table-cell office:value-type="float" office:value="72.3" calcext:value-type="float">
            <text:p>72,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3159" calcext:value-type="float">
            <text:p>73159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222" calcext:value-type="float">
            <text:p>2922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6565" calcext:value-type="float">
            <text:p>456565</text:p>
          </table:table-cell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99531" calcext:value-type="float">
            <text:p>99531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685" calcext:value-type="float">
            <text:p>3568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168" calcext:value-type="float">
            <text:p>125168</text:p>
          </table:table-cell>
          <table:table-cell office:value-type="float" office:value="73" calcext:value-type="float">
            <text:p>7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89568" calcext:value-type="float">
            <text:p>18956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73" calcext:value-type="float">
            <text:p>2707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176" calcext:value-type="float">
            <text:p>249176</text:p>
          </table:table-cell>
          <table:table-cell office:value-type="float" office:value="63" calcext:value-type="float">
            <text:p>6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3265" calcext:value-type="float">
            <text:p>83265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904" calcext:value-type="float">
            <text:p>33904</text:p>
          </table:table-cell>
          <table:table-cell office:value-type="float" office:value="62.4" calcext:value-type="float">
            <text:p>62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61" calcext:value-type="float">
            <text:p>60061</text:p>
          </table:table-cell>
          <table:table-cell office:value-type="float" office:value="73" calcext:value-type="float">
            <text:p>7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3570" calcext:value-type="float">
            <text:p>9357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70" calcext:value-type="float">
            <text:p>3287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842" calcext:value-type="float">
            <text:p>95842</text:p>
          </table:table-cell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8181" calcext:value-type="float">
            <text:p>138181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01" calcext:value-type="float">
            <text:p>312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6798" calcext:value-type="float">
            <text:p>136798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1295" calcext:value-type="float">
            <text:p>14129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504" calcext:value-type="float">
            <text:p>2150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229" calcext:value-type="float">
            <text:p>100229</text:p>
          </table:table-cell>
          <table:table-cell office:value-type="float" office:value="70.3" calcext:value-type="float">
            <text:p>70,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11490" calcext:value-type="float">
            <text:p>11149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258" calcext:value-type="float">
            <text:p>4725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771" calcext:value-type="float">
            <text:p>112771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7847" calcext:value-type="float">
            <text:p>13784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33" calcext:value-type="float">
            <text:p>50933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4778" calcext:value-type="float">
            <text:p>7477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765" calcext:value-type="float">
            <text:p>3576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276" calcext:value-type="float">
            <text:p>102276</text:p>
          </table:table-cell>
          <table:table-cell office:value-type="float" office:value="67" calcext:value-type="float">
            <text:p>6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1104" calcext:value-type="float">
            <text:p>1511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318" calcext:value-type="float">
            <text:p>3131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925" calcext:value-type="float">
            <text:p>97925</text:p>
          </table:table-cell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6021" calcext:value-type="float">
            <text:p>7602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881" calcext:value-type="float">
            <text:p>2588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861" calcext:value-type="float">
            <text:p>155861</text:p>
          </table:table-cell>
          <table:table-cell office:value-type="float" office:value="67" calcext:value-type="float">
            <text:p>6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8526" calcext:value-type="float">
            <text:p>1485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33" calcext:value-type="float">
            <text:p>32733</text:p>
          </table:table-cell>
          <table:table-cell office:value-type="float" office:value="59.4" calcext:value-type="float">
            <text:p>59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070" calcext:value-type="float">
            <text:p>101070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7996" calcext:value-type="float">
            <text:p>13799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17" calcext:value-type="float">
            <text:p>3761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00" calcext:value-type="float">
            <text:p>63100</text:p>
          </table:table-cell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62557" calcext:value-type="float">
            <text:p>162557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922" calcext:value-type="float">
            <text:p>5492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206" calcext:value-type="float">
            <text:p>162206</text:p>
          </table:table-cell>
          <table:table-cell office:value-type="float" office:value="72.3" calcext:value-type="float">
            <text:p>72,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4066" calcext:value-type="float">
            <text:p>7406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32" calcext:value-type="float">
            <text:p>59832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340" calcext:value-type="float">
            <text:p>168340</text:p>
          </table:table-cell>
          <table:table-cell office:value-type="float" office:value="64.4" calcext:value-type="float">
            <text:p>64,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7522" calcext:value-type="float">
            <text:p>13752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67" calcext:value-type="float">
            <text:p>5756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931" calcext:value-type="float">
            <text:p>133931</text:p>
          </table:table-cell>
          <table:table-cell office:value-type="float" office:value="66" calcext:value-type="float">
            <text:p>6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4117" calcext:value-type="float">
            <text:p>8411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022" calcext:value-type="float">
            <text:p>3902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0533" calcext:value-type="float">
            <text:p>1960533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0816" calcext:value-type="float">
            <text:p>708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759" calcext:value-type="float">
            <text:p>47759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054" calcext:value-type="float">
            <text:p>113054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4640" calcext:value-type="float">
            <text:p>15464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273" calcext:value-type="float">
            <text:p>3827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294" calcext:value-type="float">
            <text:p>161294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1166" calcext:value-type="float">
            <text:p>1411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790" calcext:value-type="float">
            <text:p>21790</text:p>
          </table:table-cell>
          <table:table-cell office:value-type="float" office:value="63.4" calcext:value-type="float">
            <text:p>63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244" calcext:value-type="float">
            <text:p>103244</text:p>
          </table:table-cell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8367" calcext:value-type="float">
            <text:p>14836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824" calcext:value-type="float">
            <text:p>34824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605" calcext:value-type="float">
            <text:p>115605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80354" calcext:value-type="float">
            <text:p>18035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395" calcext:value-type="float">
            <text:p>6739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65" calcext:value-type="float">
            <text:p>110765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73499" calcext:value-type="float">
            <text:p>17349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470" calcext:value-type="float">
            <text:p>6047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96" calcext:value-type="float">
            <text:p>52796</text:p>
          </table:table-cell>
          <table:table-cell office:value-type="float" office:value="61.4" calcext:value-type="float">
            <text:p>61,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6839" calcext:value-type="float">
            <text:p>1368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896" calcext:value-type="float">
            <text:p>718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311" calcext:value-type="float">
            <text:p>109311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1441" calcext:value-type="float">
            <text:p>7144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929" calcext:value-type="float">
            <text:p>57929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49" calcext:value-type="float">
            <text:p>60249</text:p>
          </table:table-cell>
          <table:table-cell office:value-type="float" office:value="75" calcext:value-type="float">
            <text:p>7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1382" calcext:value-type="float">
            <text:p>713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66" calcext:value-type="float">
            <text:p>56766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842" calcext:value-type="float">
            <text:p>91842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50384" calcext:value-type="float">
            <text:p>15038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988" calcext:value-type="float">
            <text:p>72988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750" calcext:value-type="float">
            <text:p>92750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6028" calcext:value-type="float">
            <text:p>1060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708" calcext:value-type="float">
            <text:p>39708</text:p>
          </table:table-cell>
          <table:table-cell office:value-type="float" office:value="66.3" calcext:value-type="float">
            <text:p>66,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440" calcext:value-type="float">
            <text:p>51440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4443" calcext:value-type="float">
            <text:p>13444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24" calcext:value-type="float">
            <text:p>62324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103" calcext:value-type="float">
            <text:p>62103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457" calcext:value-type="float">
            <text:p>7245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220" calcext:value-type="float">
            <text:p>8422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411" calcext:value-type="float">
            <text:p>180411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1340" calcext:value-type="float">
            <text:p>7134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89" calcext:value-type="float">
            <text:p>28989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362" calcext:value-type="float">
            <text:p>99362</text:p>
          </table:table-cell>
          <table:table-cell office:value-type="float" office:value="68" calcext:value-type="float">
            <text:p>6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2078" calcext:value-type="float">
            <text:p>14207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450" calcext:value-type="float">
            <text:p>6345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33" calcext:value-type="float">
            <text:p>98133</text:p>
          </table:table-cell>
          <table:table-cell office:value-type="float" office:value="73.3" calcext:value-type="float">
            <text:p>73,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4634" calcext:value-type="float">
            <text:p>7463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720" calcext:value-type="float">
            <text:p>3672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721" calcext:value-type="float">
            <text:p>101721</text:p>
          </table:table-cell>
          <table:table-cell office:value-type="float" office:value="67" calcext:value-type="float">
            <text:p>6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4900" calcext:value-type="float">
            <text:p>7490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09" calcext:value-type="float">
            <text:p>34909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265" calcext:value-type="float">
            <text:p>98265</text:p>
          </table:table-cell>
          <table:table-cell office:value-type="float" office:value="73" calcext:value-type="float">
            <text:p>7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2039" calcext:value-type="float">
            <text:p>920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096" calcext:value-type="float">
            <text:p>3209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93" calcext:value-type="float">
            <text:p>64193</text:p>
          </table:table-cell>
          <table:table-cell office:value-type="float" office:value="69" calcext:value-type="float">
            <text:p>6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158" calcext:value-type="float">
            <text:p>7215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116" calcext:value-type="float">
            <text:p>34116</text:p>
          </table:table-cell>
          <table:table-cell office:value-type="float" office:value="65.3" calcext:value-type="float">
            <text:p>65,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246" calcext:value-type="float">
            <text:p>100246</text:p>
          </table:table-cell>
          <table:table-cell office:value-type="float" office:value="75" calcext:value-type="float">
            <text:p>7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0332" calcext:value-type="float">
            <text:p>7033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786" calcext:value-type="float">
            <text:p>3478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410" calcext:value-type="float">
            <text:p>103410</text:p>
          </table:table-cell>
          <table:table-cell office:value-type="float" office:value="68" calcext:value-type="float">
            <text:p>6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7732" calcext:value-type="float">
            <text:p>8773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855" calcext:value-type="float">
            <text:p>5585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37" calcext:value-type="float">
            <text:p>59737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4997" calcext:value-type="float">
            <text:p>8499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61" calcext:value-type="float">
            <text:p>45961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601" calcext:value-type="float">
            <text:p>156601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8987" calcext:value-type="float">
            <text:p>13898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432" calcext:value-type="float">
            <text:p>33432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879" calcext:value-type="float">
            <text:p>50879</text:p>
          </table:table-cell>
          <table:table-cell office:value-type="float" office:value="70.3" calcext:value-type="float">
            <text:p>70,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935" calcext:value-type="float">
            <text:p>7293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224" calcext:value-type="float">
            <text:p>3522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1339" calcext:value-type="float">
            <text:p>211339</text:p>
          </table:table-cell>
          <table:table-cell office:value-type="float" office:value="66" calcext:value-type="float">
            <text:p>6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548" calcext:value-type="float">
            <text:p>7254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688" calcext:value-type="float">
            <text:p>55688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296" calcext:value-type="float">
            <text:p>193296</text:p>
          </table:table-cell>
          <table:table-cell office:value-type="float" office:value="65" calcext:value-type="float">
            <text:p>6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8338" calcext:value-type="float">
            <text:p>13833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323" calcext:value-type="float">
            <text:p>3332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783" calcext:value-type="float">
            <text:p>219783</text:p>
          </table:table-cell>
          <table:table-cell office:value-type="float" office:value="69" calcext:value-type="float">
            <text:p>6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8263" calcext:value-type="float">
            <text:p>14826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358" calcext:value-type="float">
            <text:p>46358</text:p>
          </table:table-cell>
          <table:table-cell office:value-type="float" office:value="60.4" calcext:value-type="float">
            <text:p>60,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043" calcext:value-type="float">
            <text:p>106043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5463" calcext:value-type="float">
            <text:p>6546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05" calcext:value-type="float">
            <text:p>3120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094" calcext:value-type="float">
            <text:p>94094</text:p>
          </table:table-cell>
          <table:table-cell office:value-type="float" office:value="74" calcext:value-type="float">
            <text:p>7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846" calcext:value-type="float">
            <text:p>7284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733" calcext:value-type="float">
            <text:p>34733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754" calcext:value-type="float">
            <text:p>109754</text:p>
          </table:table-cell>
          <table:table-cell office:value-type="float" office:value="61" calcext:value-type="float">
            <text:p>6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14283" calcext:value-type="float">
            <text:p>11428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619" calcext:value-type="float">
            <text:p>29619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28" calcext:value-type="float">
            <text:p>25628</text:p>
          </table:table-cell>
          <table:table-cell office:value-type="float" office:value="63" calcext:value-type="float">
            <text:p>6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1697" calcext:value-type="float">
            <text:p>716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111" calcext:value-type="float">
            <text:p>3611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240" calcext:value-type="float">
            <text:p>64240</text:p>
          </table:table-cell>
          <table:table-cell office:value-type="float" office:value="76.2" calcext:value-type="float">
            <text:p>76,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3170" calcext:value-type="float">
            <text:p>7317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458" calcext:value-type="float">
            <text:p>6145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65" calcext:value-type="float">
            <text:p>74265</text:p>
          </table:table-cell>
          <table:table-cell office:value-type="float" office:value="65" calcext:value-type="float">
            <text:p>6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9708" calcext:value-type="float">
            <text:p>6970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95" calcext:value-type="float">
            <text:p>5549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538" calcext:value-type="float">
            <text:p>98538</text:p>
          </table:table-cell>
          <table:table-cell office:value-type="float" office:value="62" calcext:value-type="float">
            <text:p>6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95561" calcext:value-type="float">
            <text:p>19556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910" calcext:value-type="float">
            <text:p>31910</text:p>
          </table:table-cell>
          <table:table-cell office:value-type="float" office:value="65.3" calcext:value-type="float">
            <text:p>65,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00" calcext:value-type="float">
            <text:p>48400</text:p>
          </table:table-cell>
          <table:table-cell office:value-type="float" office:value="61" calcext:value-type="float">
            <text:p>6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7578" calcext:value-type="float">
            <text:p>14757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591" calcext:value-type="float">
            <text:p>28591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881" calcext:value-type="float">
            <text:p>75881</text:p>
          </table:table-cell>
          <table:table-cell office:value-type="float" office:value="56" calcext:value-type="float">
            <text:p>5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5000" calcext:value-type="float">
            <text:p>145000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04" calcext:value-type="float">
            <text:p>45904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058" calcext:value-type="float">
            <text:p>105058</text:p>
          </table:table-cell>
          <table:table-cell office:value-type="float" office:value="68" calcext:value-type="float">
            <text:p>6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8573" calcext:value-type="float">
            <text:p>7857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112" calcext:value-type="float">
            <text:p>2911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68" calcext:value-type="float">
            <text:p>66368</text:p>
          </table:table-cell>
          <table:table-cell office:value-type="float" office:value="73" calcext:value-type="float">
            <text:p>7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6591" calcext:value-type="float">
            <text:p>13659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695" calcext:value-type="float">
            <text:p>2569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414" calcext:value-type="float">
            <text:p>92414</text:p>
          </table:table-cell>
          <table:table-cell office:value-type="float" office:value="68" calcext:value-type="float">
            <text:p>6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24653" calcext:value-type="float">
            <text:p>12465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810" calcext:value-type="float">
            <text:p>2881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535623.23" calcext:value-type="float">
            <text:p>535623,23</text:p>
          </table:table-cell>
          <table:table-cell table:formula="of:=AVERAGE([.C466:.C565])" office:value-type="float" office:value="72.423" calcext:value-type="float">
            <text:p>72,423</text:p>
          </table:table-cell>
          <table:table-cell table:formula="of:=AVERAGE([.D466:.D565])" office:value-type="float" office:value="8.22" calcext:value-type="float">
            <text:p>8,22</text:p>
          </table:table-cell>
          <table:table-cell table:number-columns-repeated="2"/>
          <table:table-cell table:formula="of:=AVERAGE([.G466:.G565])" office:value-type="float" office:value="109635.53" calcext:value-type="float">
            <text:p>109635,53</text:p>
          </table:table-cell>
          <table:table-cell table:formula="of:=AVERAGE([.H466:.H565])" office:value-type="float" office:value="99.48" calcext:value-type="float">
            <text:p>99,48</text:p>
          </table:table-cell>
          <table:table-cell table:formula="of:=AVERAGE([.I466:.I565])" office:value-type="float" office:value="1.7" calcext:value-type="float">
            <text:p>1,7</text:p>
          </table:table-cell>
          <table:table-cell table:number-columns-repeated="2"/>
          <table:table-cell table:formula="of:=AVERAGE([.L466:.L565])" office:value-type="float" office:value="45029.86" calcext:value-type="float">
            <text:p>45029,86</text:p>
          </table:table-cell>
          <table:table-cell table:formula="of:=AVERAGE([.M466:.M565])" office:value-type="float" office:value="65.162" calcext:value-type="float">
            <text:p>65,162</text:p>
          </table:table-cell>
          <table:table-cell table:formula="of:=AVERAGE([.N466:.N565])" office:value-type="float" office:value="6.938" calcext:value-type="float">
            <text:p>6,9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2586608.92641773" calcext:value-type="float">
            <text:p>2586608,92641773</text:p>
          </table:table-cell>
          <table:table-cell table:formula="of:=STDEVP([.C466:.C565])" office:value-type="float" office:value="7.24558976205526" calcext:value-type="float">
            <text:p>7,24558976205526</text:p>
          </table:table-cell>
          <table:table-cell table:formula="of:=STDEVP([.D466:.D565])" office:value-type="float" office:value="1.26712272491657" calcext:value-type="float">
            <text:p>1,26712272491657</text:p>
          </table:table-cell>
          <table:table-cell table:number-columns-repeated="2"/>
          <table:table-cell table:formula="of:=STDEVP([.G466:.G565])" office:value-type="float" office:value="35687.0590016759" calcext:value-type="float">
            <text:p>35687,0590016759</text:p>
          </table:table-cell>
          <table:table-cell table:formula="of:=STDEVP([.H466:.H565])" office:value-type="float" office:value="0.741350119714025" calcext:value-type="float">
            <text:p>0,741350119714025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47048.3608996148" calcext:value-type="float">
            <text:p>47048,3608996148</text:p>
          </table:table-cell>
          <table:table-cell table:formula="of:=STDEVP([.M466:.M565])" office:value-type="float" office:value="6.38865838811249" calcext:value-type="float">
            <text:p>6,38865838811249</text:p>
          </table:table-cell>
          <table:table-cell table:formula="of:=STDEVP([.N466:.N565])" office:value-type="float" office:value="0.421373943190607" calcext:value-type="float">
            <text:p>0,4213739431906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103077" calcext:value-type="float">
            <text:p>103077</text:p>
          </table:table-cell>
          <table:table-cell table:formula="of:=MEDIAN([.C466:.C565])" office:value-type="float" office:value="72" calcext:value-type="float">
            <text:p>72</text:p>
          </table:table-cell>
          <table:table-cell table:formula="of:=MEDIAN([.D466:.D565])" office:value-type="float" office:value="8.5" calcext:value-type="float">
            <text:p>8,5</text:p>
          </table:table-cell>
          <table:table-cell table:number-columns-repeated="2"/>
          <table:table-cell table:formula="of:=MEDIAN([.G466:.G565])" office:value-type="float" office:value="104724" calcext:value-type="float">
            <text:p>104724</text:p>
          </table:table-cell>
          <table:table-cell table:formula="of:=MEDIAN([.H466:.H565])" office:value-type="float" office:value="100" calcext:value-type="float">
            <text:p>100</text:p>
          </table:table-cell>
          <table:table-cell table:formula="of:=MEDIAN([.I466:.I565])" office:value-type="float" office:value="1.7" calcext:value-type="float">
            <text:p>1,7</text:p>
          </table:table-cell>
          <table:table-cell table:number-columns-repeated="2"/>
          <table:table-cell table:formula="of:=MEDIAN([.L466:.L565])" office:value-type="float" office:value="35408.5" calcext:value-type="float">
            <text:p>35408,5</text:p>
          </table:table-cell>
          <table:table-cell table:formula="of:=MEDIAN([.M466:.M565])" office:value-type="float" office:value="64" calcext:value-type="float">
            <text:p>64</text:p>
          </table:table-cell>
          <table:table-cell table:formula="of:=MEDIAN([.N466:.N565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928426.74" calcext:value-type="float">
            <text:p>928426,74</text:p>
          </table:table-cell>
          <table:table-cell table:formula="of:=AVERAGE([.C466:.C515])" office:value-type="float" office:value="75.902" calcext:value-type="float">
            <text:p>75,902</text:p>
          </table:table-cell>
          <table:table-cell table:formula="of:=AVERAGE([.D466:.D515])" office:value-type="float" office:value="7.94" calcext:value-type="float">
            <text:p>7,94</text:p>
          </table:table-cell>
          <table:table-cell table:number-columns-repeated="2"/>
          <table:table-cell table:formula="of:=AVERAGE([.G466:.G515])" office:value-type="float" office:value="108386.18" calcext:value-type="float">
            <text:p>108386,18</text:p>
          </table:table-cell>
          <table:table-cell table:formula="of:=AVERAGE([.H466:.H515])" office:value-type="float" office:value="99.38" calcext:value-type="float">
            <text:p>99,38</text:p>
          </table:table-cell>
          <table:table-cell table:formula="of:=AVERAGE([.I466:.I515])" office:value-type="float" office:value="1.7" calcext:value-type="float">
            <text:p>1,7</text:p>
          </table:table-cell>
          <table:table-cell table:number-columns-repeated="2"/>
          <table:table-cell table:formula="of:=AVERAGE([.L466:.L515])" office:value-type="float" office:value="46084.92" calcext:value-type="float">
            <text:p>46084,92</text:p>
          </table:table-cell>
          <table:table-cell table:formula="of:=AVERAGE([.M466:.M515])" office:value-type="float" office:value="66.862" calcext:value-type="float">
            <text:p>66,862</text:p>
          </table:table-cell>
          <table:table-cell table:formula="of:=AVERAGE([.N466:.N515])" office:value-type="float" office:value="6.876" calcext:value-type="float">
            <text:p>6,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142819.72" calcext:value-type="float">
            <text:p>142819,72</text:p>
          </table:table-cell>
          <table:table-cell table:formula="of:=AVERAGE([.C516:.C565])" office:value-type="float" office:value="68.944" calcext:value-type="float">
            <text:p>68,944</text:p>
          </table:table-cell>
          <table:table-cell table:formula="of:=AVERAGE([.D516:.D565])" office:value-type="float" office:value="8.5" calcext:value-type="float">
            <text:p>8,5</text:p>
          </table:table-cell>
          <table:table-cell table:number-columns-repeated="2"/>
          <table:table-cell table:formula="of:=AVERAGE([.G516:.G565])" office:value-type="float" office:value="110884.88" calcext:value-type="float">
            <text:p>110884,88</text:p>
          </table:table-cell>
          <table:table-cell table:formula="of:=AVERAGE([.H516:.H565])" office:value-type="float" office:value="99.58" calcext:value-type="float">
            <text:p>99,58</text:p>
          </table:table-cell>
          <table:table-cell table:formula="of:=AVERAGE([.I516:.I565])" office:value-type="float" office:value="1.7" calcext:value-type="float">
            <text:p>1,7</text:p>
          </table:table-cell>
          <table:table-cell table:number-columns-repeated="2"/>
          <table:table-cell table:formula="of:=AVERAGE([.L516:.L565])" office:value-type="float" office:value="43974.8" calcext:value-type="float">
            <text:p>43974,8</text:p>
          </table:table-cell>
          <table:table-cell table:formula="of:=AVERAGE([.M516:.M565])" office:value-type="float" office:value="63.462" calcext:value-type="float">
            <text:p>63,462</text:p>
          </table:table-cell>
          <table:table-cell table:formula="of:=AVERAGE([.N516:.N565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263155.564491427" calcext:value-type="float">
            <text:p>263155,564491427</text:p>
          </table:table-cell>
          <table:table-cell table:formula="of:=STDEVP([.C516:.C565])" office:value-type="float" office:value="4.17938560077914" calcext:value-type="float">
            <text:p>4,17938560077914</text:p>
          </table:table-cell>
          <table:table-cell table:formula="of:=STDEVP([.D516:.D565])" office:value-type="float" office:value="0" calcext:value-type="float">
            <text:p>0</text:p>
          </table:table-cell>
          <table:table-cell table:number-columns-repeated="2"/>
          <table:table-cell table:formula="of:=STDEVP([.G516:.G565])" office:value-type="float" office:value="37393.4148842493" calcext:value-type="float">
            <text:p>37393,4148842493</text:p>
          </table:table-cell>
          <table:table-cell table:formula="of:=STDEVP([.H516:.H565])" office:value-type="float" office:value="0.695413546028548" calcext:value-type="float">
            <text:p>0,695413546028548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4515.8278317153" calcext:value-type="float">
            <text:p>14515,8278317153</text:p>
          </table:table-cell>
          <table:table-cell table:formula="of:=STDEVP([.M516:.M565])" office:value-type="float" office:value="2.70435870401839" calcext:value-type="float">
            <text:p>2,70435870401839</text:p>
          </table:table-cell>
          <table:table-cell table:formula="of:=STDEVP([.N516:.N56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106458.5" calcext:value-type="float">
            <text:p>106458,5</text:p>
          </table:table-cell>
          <table:table-cell table:formula="of:=MEDIAN([.C466:.C515])" office:value-type="float" office:value="73" calcext:value-type="float">
            <text:p>73</text:p>
          </table:table-cell>
          <table:table-cell table:formula="of:=MEDIAN([.D466:.D515])" office:value-type="float" office:value="8.6" calcext:value-type="float">
            <text:p>8,6</text:p>
          </table:table-cell>
          <table:table-cell table:number-columns-repeated="2"/>
          <table:table-cell table:formula="of:=MEDIAN([.G466:.G515])" office:value-type="float" office:value="101480" calcext:value-type="float">
            <text:p>101480</text:p>
          </table:table-cell>
          <table:table-cell table:formula="of:=MEDIAN([.H466:.H515])" office:value-type="float" office:value="100" calcext:value-type="float">
            <text:p>100</text:p>
          </table:table-cell>
          <table:table-cell table:formula="of:=MEDIAN([.I466:.I515])" office:value-type="float" office:value="1.7" calcext:value-type="float">
            <text:p>1,7</text:p>
          </table:table-cell>
          <table:table-cell table:number-columns-repeated="2"/>
          <table:table-cell table:formula="of:=MEDIAN([.L466:.L515])" office:value-type="float" office:value="33970.5" calcext:value-type="float">
            <text:p>33970,5</text:p>
          </table:table-cell>
          <table:table-cell table:formula="of:=MEDIAN([.M466:.M515])" office:value-type="float" office:value="65" calcext:value-type="float">
            <text:p>65</text:p>
          </table:table-cell>
          <table:table-cell table:formula="of:=MEDIAN([.N466:.N515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100658" calcext:value-type="float">
            <text:p>100658</text:p>
          </table:table-cell>
          <table:table-cell table:formula="of:=MEDIAN([.C516:.C565])" office:value-type="float" office:value="70" calcext:value-type="float">
            <text:p>70</text:p>
          </table:table-cell>
          <table:table-cell table:formula="of:=MEDIAN([.D516:.D565])" office:value-type="float" office:value="8.5" calcext:value-type="float">
            <text:p>8,5</text:p>
          </table:table-cell>
          <table:table-cell table:number-columns-repeated="2"/>
          <table:table-cell table:formula="of:=MEDIAN([.G516:.G565])" office:value-type="float" office:value="108759" calcext:value-type="float">
            <text:p>108759</text:p>
          </table:table-cell>
          <table:table-cell table:formula="of:=MEDIAN([.H516:.H565])" office:value-type="float" office:value="100" calcext:value-type="float">
            <text:p>100</text:p>
          </table:table-cell>
          <table:table-cell table:formula="of:=MEDIAN([.I516:.I565])" office:value-type="float" office:value="1.7" calcext:value-type="float">
            <text:p>1,7</text:p>
          </table:table-cell>
          <table:table-cell table:number-columns-repeated="2"/>
          <table:table-cell table:formula="of:=MEDIAN([.L516:.L565])" office:value-type="float" office:value="37945" calcext:value-type="float">
            <text:p>37945</text:p>
          </table:table-cell>
          <table:table-cell table:formula="of:=MEDIAN([.M516:.M565])" office:value-type="float" office:value="64" calcext:value-type="float">
            <text:p>64</text:p>
          </table:table-cell>
          <table:table-cell table:formula="of:=MEDIAN([.N516:.N565])" office:value-type="float" office:value="7" calcext:value-type="float">
            <text:p>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8:52:28.2596765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52M6S</meta:editing-duration>
    <meta:editing-cycles>24</meta:editing-cycles>
    <meta:generator>LibreOffice/6.0.7.3$Linux_X86_64 LibreOffice_project/00m0$Build-3</meta:generator>
    <dc:date>2020-10-04T18:52:57.014975764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163861.44">
                <text:p>163861.44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74915.84">
                <text:p>74915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66164.32">
                <text:p>66164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71787.2">
                <text:p>7178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142819.72">
                <text:p>142819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